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ffff00"/>
      <style:text-properties fo:color="#c9211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  <style:text-properties fo:color="#c9211e"/>
    </style:style>
    <style:style style:name="ce8" style:family="table-cell" style:parent-style-name="Default" style:data-style-name="N36"/>
    <style:style style:name="ce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zień</text:p>
          </table:table-cell>
          <table:table-cell office:value-type="string" calcext:value-type="string">
            <text:p>Stan rano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mówienie</text:p>
          </table:table-cell>
          <table:table-cell office:value-type="string" calcext:value-type="string">
            <text:p>Czy odrzucone</text:p>
          </table:table-cell>
          <table:table-cell office:value-type="string" calcext:value-type="string">
            <text:p>Stan po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01" calcext:value-type="date">
            <text:p>1.09.22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2] - [.$E2]*8 &lt; 0; [.C2] - [.$E2]*24 &lt; 0; [.D2] - [.$E2]*60 &lt; 0))" office:value-type="boolean" office:boolean-value="false" calcext:value-type="boolean">
            <text:p>FAŁSZ</text:p>
          </table:table-cell>
          <table:table-cell table:formula="of:=IF([.F2]; [.B2]; [.B2] - [.$E2]*8)" office:value-type="float" office:value="468" calcext:value-type="float">
            <text:p>468</text:p>
          </table:table-cell>
          <table:table-cell table:formula="of:=IF([.F2];[.C2]; [.C2] - [.$E2]*24)" office:value-type="float" office:value="1304" calcext:value-type="float">
            <text:p>1304</text:p>
          </table:table-cell>
          <table:table-cell table:formula="of:=IF([.F2]; [.D2]; [.D2] - [.$E2]*60)" office:value-type="float" office:value="3760" calcext:value-type="float">
            <text:p>3760</text:p>
          </table:table-cell>
          <table:table-cell table:number-columns-repeated="2"/>
          <table:table-cell table:style-name="ce5" office:value-type="string" calcext:value-type="string">
            <text:p>4.1</text:p>
          </table:table-cell>
          <table:table-cell table:style-name="ce5" table:formula="of:=COUNTIF([.F:.F]; 1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22-09-02" calcext:value-type="date">
            <text:p>2.09.22</text:p>
          </table:table-cell>
          <table:table-cell table:formula="of:=IF(DAY([.$A3]) = 20; [.G2]+500; [.G2] )" office:value-type="float" office:value="468" calcext:value-type="float">
            <text:p>468</text:p>
          </table:table-cell>
          <table:table-cell table:formula="of:=IF(DAY([.$A3]) = 20; [.H2]+1400; [.H2] )" office:value-type="float" office:value="1304" calcext:value-type="float">
            <text:p>1304</text:p>
          </table:table-cell>
          <table:table-cell table:formula="of:=IF(DAY([.$A3]) = 20; [.I2]+4000; [.I2] )" office:value-type="float" office:value="3760" calcext:value-type="float">
            <text:p>3760</text:p>
          </table:table-cell>
          <table:table-cell office:value-type="float" office:value="6" calcext:value-type="float">
            <text:p>6</text:p>
          </table:table-cell>
          <table:table-cell table:style-name="ce6" table:formula="of:=IF(OR([.B3] - [.$E3]*8 &lt; 0; [.C3] - [.$E3]*24 &lt; 0; [.D3] - [.$E3]*60 &lt; 0))" office:value-type="boolean" office:boolean-value="false" calcext:value-type="boolean">
            <text:p>FAŁSZ</text:p>
          </table:table-cell>
          <table:table-cell table:formula="of:=IF([.F3]; [.B3]; [.B3] - [.$E3]*8)" office:value-type="float" office:value="420" calcext:value-type="float">
            <text:p>420</text:p>
          </table:table-cell>
          <table:table-cell table:formula="of:=IF([.F3];[.C3]; [.C3] - [.$E3]*24)" office:value-type="float" office:value="1160" calcext:value-type="float">
            <text:p>1160</text:p>
          </table:table-cell>
          <table:table-cell table:formula="of:=IF([.F3]; [.D3]; [.D3] - [.$E3]*60)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03" calcext:value-type="date">
            <text:p>3.09.22</text:p>
          </table:table-cell>
          <table:table-cell table:formula="of:=IF(DAY([.$A4]) = 20; [.G3]+500; [.G3] )" office:value-type="float" office:value="420" calcext:value-type="float">
            <text:p>420</text:p>
          </table:table-cell>
          <table:table-cell table:formula="of:=IF(DAY([.$A4]) = 20; [.H3]+1400; [.H3] )" office:value-type="float" office:value="1160" calcext:value-type="float">
            <text:p>1160</text:p>
          </table:table-cell>
          <table:table-cell table:formula="of:=IF(DAY([.$A4]) = 20; [.I3]+4000; [.I3] )" office:value-type="float" office:value="3400" calcext:value-type="float">
            <text:p>340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4] - [.$E4]*8 &lt; 0; [.C4] - [.$E4]*24 &lt; 0; [.D4] - [.$E4]*60 &lt; 0))" office:value-type="boolean" office:boolean-value="false" calcext:value-type="boolean">
            <text:p>FAŁSZ</text:p>
          </table:table-cell>
          <table:table-cell table:formula="of:=IF([.F4]; [.B4]; [.B4] - [.$E4]*8)" office:value-type="float" office:value="412" calcext:value-type="float">
            <text:p>412</text:p>
          </table:table-cell>
          <table:table-cell table:formula="of:=IF([.F4];[.C4]; [.C4] - [.$E4]*24)" office:value-type="float" office:value="1136" calcext:value-type="float">
            <text:p>1136</text:p>
          </table:table-cell>
          <table:table-cell table:formula="of:=IF([.F4]; [.D4]; [.D4] - [.$E4]*60)" office:value-type="float" office:value="3340" calcext:value-type="float">
            <text:p>3340</text:p>
          </table:table-cell>
          <table:table-cell table:number-columns-repeated="2"/>
          <table:table-cell table:style-name="ce5" office:value-type="string" calcext:value-type="string">
            <text:p>4.2</text:p>
          </table:table-cell>
          <table:table-cell table:style-name="ce5" table:formula="of:=SUMIF([.F:.F]; 0; [.E:.E])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date" office:date-value="2022-09-04" calcext:value-type="date">
            <text:p>4.09.22</text:p>
          </table:table-cell>
          <table:table-cell table:formula="of:=IF(DAY([.$A5]) = 20; [.G4]+500; [.G4] )" office:value-type="float" office:value="412" calcext:value-type="float">
            <text:p>412</text:p>
          </table:table-cell>
          <table:table-cell table:formula="of:=IF(DAY([.$A5]) = 20; [.H4]+1400; [.H4] )" office:value-type="float" office:value="1136" calcext:value-type="float">
            <text:p>1136</text:p>
          </table:table-cell>
          <table:table-cell table:formula="of:=IF(DAY([.$A5]) = 20; [.I4]+4000; [.I4] )"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5] - [.$E5]*8 &lt; 0; [.C5] - [.$E5]*24 &lt; 0; [.D5] - [.$E5]*60 &lt; 0))" office:value-type="boolean" office:boolean-value="false" calcext:value-type="boolean">
            <text:p>FAŁSZ</text:p>
          </table:table-cell>
          <table:table-cell table:formula="of:=IF([.F5]; [.B5]; [.B5] - [.$E5]*8)" office:value-type="float" office:value="412" calcext:value-type="float">
            <text:p>412</text:p>
          </table:table-cell>
          <table:table-cell table:formula="of:=IF([.F5];[.C5]; [.C5] - [.$E5]*24)" office:value-type="float" office:value="1136" calcext:value-type="float">
            <text:p>1136</text:p>
          </table:table-cell>
          <table:table-cell table:formula="of:=IF([.F5]; [.D5]; [.D5] - [.$E5]*60)"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05" calcext:value-type="date">
            <text:p>5.09.22</text:p>
          </table:table-cell>
          <table:table-cell table:formula="of:=IF(DAY([.$A6]) = 20; [.G5]+500; [.G5] )" office:value-type="float" office:value="412" calcext:value-type="float">
            <text:p>412</text:p>
          </table:table-cell>
          <table:table-cell table:formula="of:=IF(DAY([.$A6]) = 20; [.H5]+1400; [.H5] )" office:value-type="float" office:value="1136" calcext:value-type="float">
            <text:p>1136</text:p>
          </table:table-cell>
          <table:table-cell table:formula="of:=IF(DAY([.$A6]) = 20; [.I5]+4000; [.I5] )" office:value-type="float" office:value="3340" calcext:value-type="float">
            <text:p>3340</text:p>
          </table:table-cell>
          <table:table-cell office:value-type="float" office:value="5" calcext:value-type="float">
            <text:p>5</text:p>
          </table:table-cell>
          <table:table-cell table:style-name="ce6" table:formula="of:=IF(OR([.B6] - [.$E6]*8 &lt; 0; [.C6] - [.$E6]*24 &lt; 0; [.D6] - [.$E6]*60 &lt; 0))" office:value-type="boolean" office:boolean-value="false" calcext:value-type="boolean">
            <text:p>FAŁSZ</text:p>
          </table:table-cell>
          <table:table-cell table:formula="of:=IF([.F6]; [.B6]; [.B6] - [.$E6]*8)" office:value-type="float" office:value="372" calcext:value-type="float">
            <text:p>372</text:p>
          </table:table-cell>
          <table:table-cell table:formula="of:=IF([.F6];[.C6]; [.C6] - [.$E6]*24)" office:value-type="float" office:value="1016" calcext:value-type="float">
            <text:p>1016</text:p>
          </table:table-cell>
          <table:table-cell table:formula="of:=IF([.F6]; [.D6]; [.D6] - [.$E6]*60)" office:value-type="float" office:value="3040" calcext:value-type="float">
            <text:p>30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0.09*0.09*8" office:value-type="float" office:value="0.0648" calcext:value-type="float">
            <text:p>0,0648</text:p>
          </table:table-cell>
        </table:table-row>
        <table:table-row table:style-name="ro1">
          <table:table-cell table:style-name="ce1" office:value-type="date" office:date-value="2022-09-06" calcext:value-type="date">
            <text:p>6.09.22</text:p>
          </table:table-cell>
          <table:table-cell table:formula="of:=IF(DAY([.$A7]) = 20; [.G6]+500; [.G6] )" office:value-type="float" office:value="372" calcext:value-type="float">
            <text:p>372</text:p>
          </table:table-cell>
          <table:table-cell table:formula="of:=IF(DAY([.$A7]) = 20; [.H6]+1400; [.H6] )" office:value-type="float" office:value="1016" calcext:value-type="float">
            <text:p>1016</text:p>
          </table:table-cell>
          <table:table-cell table:formula="of:=IF(DAY([.$A7]) = 20; [.I6]+4000; [.I6] )" office:value-type="float" office:value="3040" calcext:value-type="float">
            <text:p>304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7] - [.$E7]*8 &lt; 0; [.C7] - [.$E7]*24 &lt; 0; [.D7] - [.$E7]*60 &lt; 0))" office:value-type="boolean" office:boolean-value="false" calcext:value-type="boolean">
            <text:p>FAŁSZ</text:p>
          </table:table-cell>
          <table:table-cell table:formula="of:=IF([.F7]; [.B7]; [.B7] - [.$E7]*8)" office:value-type="float" office:value="340" calcext:value-type="float">
            <text:p>340</text:p>
          </table:table-cell>
          <table:table-cell table:formula="of:=IF([.F7];[.C7]; [.C7] - [.$E7]*24)" office:value-type="float" office:value="920" calcext:value-type="float">
            <text:p>920</text:p>
          </table:table-cell>
          <table:table-cell table:formula="of:=IF([.F7]; [.D7]; [.D7] - [.$E7]*60)" office:value-type="float" office:value="2800" calcext:value-type="float">
            <text:p>28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0.09*0.05*24" office:value-type="float" office:value="0.108" calcext:value-type="float">
            <text:p>0,108</text:p>
          </table:table-cell>
        </table:table-row>
        <table:table-row table:style-name="ro1">
          <table:table-cell table:style-name="ce1" office:value-type="date" office:date-value="2022-09-07" calcext:value-type="date">
            <text:p>7.09.22</text:p>
          </table:table-cell>
          <table:table-cell table:formula="of:=IF(DAY([.$A8]) = 20; [.G7]+500; [.G7] )" office:value-type="float" office:value="340" calcext:value-type="float">
            <text:p>340</text:p>
          </table:table-cell>
          <table:table-cell table:formula="of:=IF(DAY([.$A8]) = 20; [.H7]+1400; [.H7] )" office:value-type="float" office:value="920" calcext:value-type="float">
            <text:p>920</text:p>
          </table:table-cell>
          <table:table-cell table:formula="of:=IF(DAY([.$A8]) = 20; [.I7]+4000; [.I7] )"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8] - [.$E8]*8 &lt; 0; [.C8] - [.$E8]*24 &lt; 0; [.D8] - [.$E8]*60 &lt; 0))" office:value-type="boolean" office:boolean-value="false" calcext:value-type="boolean">
            <text:p>FAŁSZ</text:p>
          </table:table-cell>
          <table:table-cell table:formula="of:=IF([.F8]; [.B8]; [.B8] - [.$E8]*8)" office:value-type="float" office:value="308" calcext:value-type="float">
            <text:p>308</text:p>
          </table:table-cell>
          <table:table-cell table:formula="of:=IF([.F8];[.C8]; [.C8] - [.$E8]*24)" office:value-type="float" office:value="824" calcext:value-type="float">
            <text:p>824</text:p>
          </table:table-cell>
          <table:table-cell table:formula="of:=IF([.F8]; [.D8]; [.D8] - [.$E8]*60)" office:value-type="float" office:value="2560" calcext:value-type="float">
            <text:p>2560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formula="of:=0.06*0.04*60" office:value-type="float" office:value="0.144" calcext:value-type="float">
            <text:p>0,144</text:p>
          </table:table-cell>
        </table:table-row>
        <table:table-row table:style-name="ro1">
          <table:table-cell table:style-name="ce1" office:value-type="date" office:date-value="2022-09-08" calcext:value-type="date">
            <text:p>8.09.22</text:p>
          </table:table-cell>
          <table:table-cell table:formula="of:=IF(DAY([.$A9]) = 20; [.G8]+500; [.G8] )" office:value-type="float" office:value="308" calcext:value-type="float">
            <text:p>308</text:p>
          </table:table-cell>
          <table:table-cell table:formula="of:=IF(DAY([.$A9]) = 20; [.H8]+1400; [.H8] )" office:value-type="float" office:value="824" calcext:value-type="float">
            <text:p>824</text:p>
          </table:table-cell>
          <table:table-cell table:formula="of:=IF(DAY([.$A9]) = 20; [.I8]+4000; [.I8] )" office:value-type="float" office:value="2560" calcext:value-type="float">
            <text:p>2560</text:p>
          </table:table-cell>
          <table:table-cell office:value-type="float" office:value="6" calcext:value-type="float">
            <text:p>6</text:p>
          </table:table-cell>
          <table:table-cell table:style-name="ce6" table:formula="of:=IF(OR([.B9] - [.$E9]*8 &lt; 0; [.C9] - [.$E9]*24 &lt; 0; [.D9] - [.$E9]*60 &lt; 0))" office:value-type="boolean" office:boolean-value="false" calcext:value-type="boolean">
            <text:p>FAŁSZ</text:p>
          </table:table-cell>
          <table:table-cell table:formula="of:=IF([.F9]; [.B9]; [.B9] - [.$E9]*8)" office:value-type="float" office:value="260" calcext:value-type="float">
            <text:p>260</text:p>
          </table:table-cell>
          <table:table-cell table:formula="of:=IF([.F9];[.C9]; [.C9] - [.$E9]*24)" office:value-type="float" office:value="680" calcext:value-type="float">
            <text:p>680</text:p>
          </table:table-cell>
          <table:table-cell table:formula="of:=IF([.F9]; [.D9]; [.D9] - [.$E9]*60)" office:value-type="float" office:value="2200" calcext:value-type="float">
            <text:p>2200</text:p>
          </table:table-cell>
          <table:table-cell table:number-columns-repeated="2"/>
          <table:table-cell table:style-name="ce5" office:value-type="string" calcext:value-type="string">
            <text:p>4.3</text:p>
          </table:table-cell>
          <table:table-cell table:style-name="ce5" table:formula="of:=SUM([.M6:.M8])*[.M4]" office:value-type="float" office:value="85.536" calcext:value-type="float">
            <text:p>85,536</text:p>
          </table:table-cell>
        </table:table-row>
        <table:table-row table:style-name="ro1">
          <table:table-cell table:style-name="ce1" office:value-type="date" office:date-value="2022-09-09" calcext:value-type="date">
            <text:p>9.09.22</text:p>
          </table:table-cell>
          <table:table-cell table:formula="of:=IF(DAY([.$A10]) = 20; [.G9]+500; [.G9] )" office:value-type="float" office:value="260" calcext:value-type="float">
            <text:p>260</text:p>
          </table:table-cell>
          <table:table-cell table:formula="of:=IF(DAY([.$A10]) = 20; [.H9]+1400; [.H9] )" office:value-type="float" office:value="680" calcext:value-type="float">
            <text:p>680</text:p>
          </table:table-cell>
          <table:table-cell table:formula="of:=IF(DAY([.$A10]) = 20; [.I9]+4000; [.I9] )"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0] - [.$E10]*8 &lt; 0; [.C10] - [.$E10]*24 &lt; 0; [.D10] - [.$E10]*60 &lt; 0))" office:value-type="boolean" office:boolean-value="false" calcext:value-type="boolean">
            <text:p>FAŁSZ</text:p>
          </table:table-cell>
          <table:table-cell table:formula="of:=IF([.F10]; [.B10]; [.B10] - [.$E10]*8)" office:value-type="float" office:value="244" calcext:value-type="float">
            <text:p>244</text:p>
          </table:table-cell>
          <table:table-cell table:formula="of:=IF([.F10];[.C10]; [.C10] - [.$E10]*24)" office:value-type="float" office:value="632" calcext:value-type="float">
            <text:p>632</text:p>
          </table:table-cell>
          <table:table-cell table:formula="of:=IF([.F10]; [.D10]; [.D10] - [.$E10]*60)"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0" calcext:value-type="date">
            <text:p>10.09.22</text:p>
          </table:table-cell>
          <table:table-cell table:formula="of:=IF(DAY([.$A11]) = 20; [.G10]+500; [.G10] )" office:value-type="float" office:value="244" calcext:value-type="float">
            <text:p>244</text:p>
          </table:table-cell>
          <table:table-cell table:formula="of:=IF(DAY([.$A11]) = 20; [.H10]+1400; [.H10] )" office:value-type="float" office:value="632" calcext:value-type="float">
            <text:p>632</text:p>
          </table:table-cell>
          <table:table-cell table:formula="of:=IF(DAY([.$A11]) = 20; [.I10]+4000; [.I10] )" office:value-type="float" office:value="2080" calcext:value-type="float">
            <text:p>208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11] - [.$E11]*8 &lt; 0; [.C11] - [.$E11]*24 &lt; 0; [.D11] - [.$E11]*60 &lt; 0))" office:value-type="boolean" office:boolean-value="false" calcext:value-type="boolean">
            <text:p>FAŁSZ</text:p>
          </table:table-cell>
          <table:table-cell table:formula="of:=IF([.F11]; [.B11]; [.B11] - [.$E11]*8)" office:value-type="float" office:value="212" calcext:value-type="float">
            <text:p>212</text:p>
          </table:table-cell>
          <table:table-cell table:formula="of:=IF([.F11];[.C11]; [.C11] - [.$E11]*24)" office:value-type="float" office:value="536" calcext:value-type="float">
            <text:p>536</text:p>
          </table:table-cell>
          <table:table-cell table:formula="of:=IF([.F11]; [.D11]; [.D11] - [.$E11]*60)"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1" calcext:value-type="date">
            <text:p>11.09.22</text:p>
          </table:table-cell>
          <table:table-cell table:formula="of:=IF(DAY([.$A12]) = 20; [.G11]+500; [.G11] )" office:value-type="float" office:value="212" calcext:value-type="float">
            <text:p>212</text:p>
          </table:table-cell>
          <table:table-cell table:formula="of:=IF(DAY([.$A12]) = 20; [.H11]+1400; [.H11] )" office:value-type="float" office:value="536" calcext:value-type="float">
            <text:p>536</text:p>
          </table:table-cell>
          <table:table-cell table:formula="of:=IF(DAY([.$A12]) = 20; [.I11]+4000; [.I11] )"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12] - [.$E12]*8 &lt; 0; [.C12] - [.$E12]*24 &lt; 0; [.D12] - [.$E12]*60 &lt; 0))" office:value-type="boolean" office:boolean-value="false" calcext:value-type="boolean">
            <text:p>FAŁSZ</text:p>
          </table:table-cell>
          <table:table-cell table:formula="of:=IF([.F12]; [.B12]; [.B12] - [.$E12]*8)" office:value-type="float" office:value="212" calcext:value-type="float">
            <text:p>212</text:p>
          </table:table-cell>
          <table:table-cell table:formula="of:=IF([.F12];[.C12]; [.C12] - [.$E12]*24)" office:value-type="float" office:value="536" calcext:value-type="float">
            <text:p>536</text:p>
          </table:table-cell>
          <table:table-cell table:formula="of:=IF([.F12]; [.D12]; [.D12] - [.$E12]*60)"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2" calcext:value-type="date">
            <text:p>12.09.22</text:p>
          </table:table-cell>
          <table:table-cell table:formula="of:=IF(DAY([.$A13]) = 20; [.G12]+500; [.G12] )" office:value-type="float" office:value="212" calcext:value-type="float">
            <text:p>212</text:p>
          </table:table-cell>
          <table:table-cell table:formula="of:=IF(DAY([.$A13]) = 20; [.H12]+1400; [.H12] )" office:value-type="float" office:value="536" calcext:value-type="float">
            <text:p>536</text:p>
          </table:table-cell>
          <table:table-cell table:formula="of:=IF(DAY([.$A13]) = 20; [.I12]+4000; [.I12] )" office:value-type="float" office:value="1840" calcext:value-type="float">
            <text:p>1840</text:p>
          </table:table-cell>
          <table:table-cell office:value-type="float" office:value="7" calcext:value-type="float">
            <text:p>7</text:p>
          </table:table-cell>
          <table:table-cell table:style-name="ce6" table:formula="of:=IF(OR([.B13] - [.$E13]*8 &lt; 0; [.C13] - [.$E13]*24 &lt; 0; [.D13] - [.$E13]*60 &lt; 0))" office:value-type="boolean" office:boolean-value="false" calcext:value-type="boolean">
            <text:p>FAŁSZ</text:p>
          </table:table-cell>
          <table:table-cell table:formula="of:=IF([.F13]; [.B13]; [.B13] - [.$E13]*8)" office:value-type="float" office:value="156" calcext:value-type="float">
            <text:p>156</text:p>
          </table:table-cell>
          <table:table-cell table:formula="of:=IF([.F13];[.C13]; [.C13] - [.$E13]*24)" office:value-type="float" office:value="368" calcext:value-type="float">
            <text:p>368</text:p>
          </table:table-cell>
          <table:table-cell table:formula="of:=IF([.F13]; [.D13]; [.D13] - [.$E13]*60)"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3" calcext:value-type="date">
            <text:p>13.09.22</text:p>
          </table:table-cell>
          <table:table-cell table:formula="of:=IF(DAY([.$A14]) = 20; [.G13]+500; [.G13] )" office:value-type="float" office:value="156" calcext:value-type="float">
            <text:p>156</text:p>
          </table:table-cell>
          <table:table-cell table:formula="of:=IF(DAY([.$A14]) = 20; [.H13]+1400; [.H13] )" office:value-type="float" office:value="368" calcext:value-type="float">
            <text:p>368</text:p>
          </table:table-cell>
          <table:table-cell table:formula="of:=IF(DAY([.$A14]) = 20; [.I13]+4000; [.I13] )"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14] - [.$E14]*8 &lt; 0; [.C14] - [.$E14]*24 &lt; 0; [.D14] - [.$E14]*60 &lt; 0))" office:value-type="boolean" office:boolean-value="false" calcext:value-type="boolean">
            <text:p>FAŁSZ</text:p>
          </table:table-cell>
          <table:table-cell table:formula="of:=IF([.F14]; [.B14]; [.B14] - [.$E14]*8)" office:value-type="float" office:value="124" calcext:value-type="float">
            <text:p>124</text:p>
          </table:table-cell>
          <table:table-cell table:formula="of:=IF([.F14];[.C14]; [.C14] - [.$E14]*24)" office:value-type="float" office:value="272" calcext:value-type="float">
            <text:p>272</text:p>
          </table:table-cell>
          <table:table-cell table:formula="of:=IF([.F14]; [.D14]; [.D14] - [.$E14]*60)"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4" calcext:value-type="date">
            <text:p>14.09.22</text:p>
          </table:table-cell>
          <table:table-cell table:formula="of:=IF(DAY([.$A15]) = 20; [.G14]+500; [.G14] )" office:value-type="float" office:value="124" calcext:value-type="float">
            <text:p>124</text:p>
          </table:table-cell>
          <table:table-cell table:formula="of:=IF(DAY([.$A15]) = 20; [.H14]+1400; [.H14] )" office:value-type="float" office:value="272" calcext:value-type="float">
            <text:p>272</text:p>
          </table:table-cell>
          <table:table-cell table:formula="of:=IF(DAY([.$A15]) = 20; [.I14]+4000; [.I14] )"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5] - [.$E15]*8 &lt; 0; [.C15] - [.$E15]*24 &lt; 0; [.D15] - [.$E15]*60 &lt; 0))" office:value-type="boolean" office:boolean-value="false" calcext:value-type="boolean">
            <text:p>FAŁSZ</text:p>
          </table:table-cell>
          <table:table-cell table:formula="of:=IF([.F15]; [.B15]; [.B15] - [.$E15]*8)" office:value-type="float" office:value="108" calcext:value-type="float">
            <text:p>108</text:p>
          </table:table-cell>
          <table:table-cell table:formula="of:=IF([.F15];[.C15]; [.C15] - [.$E15]*24)" office:value-type="float" office:value="224" calcext:value-type="float">
            <text:p>224</text:p>
          </table:table-cell>
          <table:table-cell table:formula="of:=IF([.F15]; [.D15]; [.D15] - [.$E15]*60)"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5" calcext:value-type="date">
            <text:p>15.09.22</text:p>
          </table:table-cell>
          <table:table-cell table:formula="of:=IF(DAY([.$A16]) = 20; [.G15]+500; [.G15] )" office:value-type="float" office:value="108" calcext:value-type="float">
            <text:p>108</text:p>
          </table:table-cell>
          <table:table-cell table:formula="of:=IF(DAY([.$A16]) = 20; [.H15]+1400; [.H15] )" office:value-type="float" office:value="224" calcext:value-type="float">
            <text:p>224</text:p>
          </table:table-cell>
          <table:table-cell table:formula="of:=IF(DAY([.$A16]) = 20; [.I15]+4000; [.I15] )"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16] - [.$E16]*8 &lt; 0; [.C16] - [.$E16]*24 &lt; 0; [.D16] - [.$E16]*60 &lt; 0))" office:value-type="boolean" office:boolean-value="false" calcext:value-type="boolean">
            <text:p>FAŁSZ</text:p>
          </table:table-cell>
          <table:table-cell table:formula="of:=IF([.F16]; [.B16]; [.B16] - [.$E16]*8)" office:value-type="float" office:value="76" calcext:value-type="float">
            <text:p>76</text:p>
          </table:table-cell>
          <table:table-cell table:formula="of:=IF([.F16];[.C16]; [.C16] - [.$E16]*24)" office:value-type="float" office:value="128" calcext:value-type="float">
            <text:p>128</text:p>
          </table:table-cell>
          <table:table-cell table:formula="of:=IF([.F16]; [.D16]; [.D16] - [.$E16]*60)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6" calcext:value-type="date">
            <text:p>16.09.22</text:p>
          </table:table-cell>
          <table:table-cell table:formula="of:=IF(DAY([.$A17]) = 20; [.G16]+500; [.G16] )" office:value-type="float" office:value="76" calcext:value-type="float">
            <text:p>76</text:p>
          </table:table-cell>
          <table:table-cell table:formula="of:=IF(DAY([.$A17]) = 20; [.H16]+1400; [.H16] )" office:value-type="float" office:value="128" calcext:value-type="float">
            <text:p>128</text:p>
          </table:table-cell>
          <table:table-cell table:formula="of:=IF(DAY([.$A17]) = 20; [.I16]+4000; [.I16] )"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7] - [.$E17]*8 &lt; 0; [.C17] - [.$E17]*24 &lt; 0; [.D17] - [.$E17]*60 &lt; 0))" office:value-type="boolean" office:boolean-value="false" calcext:value-type="boolean">
            <text:p>FAŁSZ</text:p>
          </table:table-cell>
          <table:table-cell table:formula="of:=IF([.F17]; [.B17]; [.B17] - [.$E17]*8)" office:value-type="float" office:value="60" calcext:value-type="float">
            <text:p>60</text:p>
          </table:table-cell>
          <table:table-cell table:formula="of:=IF([.F17];[.C17]; [.C17] - [.$E17]*24)" office:value-type="float" office:value="80" calcext:value-type="float">
            <text:p>80</text:p>
          </table:table-cell>
          <table:table-cell table:formula="of:=IF([.F17]; [.D17]; [.D17] - [.$E17]*60)"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7" calcext:value-type="date">
            <text:p>17.09.22</text:p>
          </table:table-cell>
          <table:table-cell table:formula="of:=IF(DAY([.$A18]) = 20; [.G17]+500; [.G17] )" office:value-type="float" office:value="60" calcext:value-type="float">
            <text:p>60</text:p>
          </table:table-cell>
          <table:table-cell table:formula="of:=IF(DAY([.$A18]) = 20; [.H17]+1400; [.H17] )" office:value-type="float" office:value="80" calcext:value-type="float">
            <text:p>80</text:p>
          </table:table-cell>
          <table:table-cell table:formula="of:=IF(DAY([.$A18]) = 20; [.I17]+4000; [.I17] )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18] - [.$E18]*8 &lt; 0; [.C18] - [.$E18]*24 &lt; 0; [.D18] - [.$E18]*60 &lt; 0))" office:value-type="boolean" office:boolean-value="false" calcext:value-type="boolean">
            <text:p>FAŁSZ</text:p>
          </table:table-cell>
          <table:table-cell table:formula="of:=IF([.F18]; [.B18]; [.B18] - [.$E18]*8)" office:value-type="float" office:value="52" calcext:value-type="float">
            <text:p>52</text:p>
          </table:table-cell>
          <table:table-cell table:formula="of:=IF([.F18];[.C18]; [.C18] - [.$E18]*24)" office:value-type="float" office:value="56" calcext:value-type="float">
            <text:p>56</text:p>
          </table:table-cell>
          <table:table-cell table:formula="of:=IF([.F18]; [.D18]; [.D18] - [.$E18]*60)"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18" calcext:value-type="date">
            <text:p>18.09.22</text:p>
          </table:table-cell>
          <table:table-cell table:formula="of:=IF(DAY([.$A19]) = 20; [.G18]+500; [.G18] )" office:value-type="float" office:value="52" calcext:value-type="float">
            <text:p>52</text:p>
          </table:table-cell>
          <table:table-cell table:formula="of:=IF(DAY([.$A19]) = 20; [.H18]+1400; [.H18] )" office:value-type="float" office:value="56" calcext:value-type="float">
            <text:p>56</text:p>
          </table:table-cell>
          <table:table-cell table:formula="of:=IF(DAY([.$A19]) = 20; [.I18]+4000; [.I18] 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19] - [.$E19]*8 &lt; 0; [.C19] - [.$E19]*24 &lt; 0; [.D19] - [.$E19]*60 &lt; 0))" office:value-type="boolean" office:boolean-value="false" calcext:value-type="boolean">
            <text:p>FAŁSZ</text:p>
          </table:table-cell>
          <table:table-cell table:formula="of:=IF([.F19]; [.B19]; [.B19] - [.$E19]*8)" office:value-type="float" office:value="52" calcext:value-type="float">
            <text:p>52</text:p>
          </table:table-cell>
          <table:table-cell table:formula="of:=IF([.F19];[.C19]; [.C19] - [.$E19]*24)" office:value-type="float" office:value="56" calcext:value-type="float">
            <text:p>56</text:p>
          </table:table-cell>
          <table:table-cell table:formula="of:=IF([.F19]; [.D19]; [.D19] - [.$E19]*60)"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table:style-name="ce2" office:value-type="date" office:date-value="2022-09-19" calcext:value-type="date">
            <text:p>19.09.22</text:p>
          </table:table-cell>
          <table:table-cell table:style-name="ce4" table:formula="of:=IF(DAY([.$A20]) = 20; [.G19]+500; [.G19] )" office:value-type="float" office:value="52" calcext:value-type="float">
            <text:p>52</text:p>
          </table:table-cell>
          <table:table-cell table:style-name="ce4" table:formula="of:=IF(DAY([.$A20]) = 20; [.H19]+1400; [.H19] )" office:value-type="float" office:value="56" calcext:value-type="float">
            <text:p>56</text:p>
          </table:table-cell>
          <table:table-cell table:style-name="ce4" table:formula="of:=IF(DAY([.$A20]) = 20; [.I19]+4000; [.I19] )" office:value-type="float" office:value="640" calcext:value-type="float">
            <text:p>640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OR([.B20] - [.$E20]*8 &lt; 0; [.C20] - [.$E20]*24 &lt; 0; [.D20] - [.$E20]*60 &lt; 0))" office:value-type="boolean" office:boolean-value="true" calcext:value-type="boolean">
            <text:p>PRAWDA</text:p>
          </table:table-cell>
          <table:table-cell table:style-name="ce5" table:formula="of:=IF([.F20]; [.B20]; [.B20] - [.$E20]*8)" office:value-type="float" office:value="52" calcext:value-type="float">
            <text:p>52</text:p>
          </table:table-cell>
          <table:table-cell table:style-name="ce5" table:formula="of:=IF([.F20];[.C20]; [.C20] - [.$E20]*24)" office:value-type="float" office:value="56" calcext:value-type="float">
            <text:p>56</text:p>
          </table:table-cell>
          <table:table-cell table:style-name="ce5" table:formula="of:=IF([.F20]; [.D20]; [.D20] - [.$E20]*60)"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0" calcext:value-type="date">
            <text:p>20.09.22</text:p>
          </table:table-cell>
          <table:table-cell table:formula="of:=IF(DAY([.$A21]) = 20; [.G20]+500; [.G20] )" office:value-type="float" office:value="552" calcext:value-type="float">
            <text:p>552</text:p>
          </table:table-cell>
          <table:table-cell table:formula="of:=IF(DAY([.$A21]) = 20; [.H20]+1400; [.H20] )" office:value-type="float" office:value="1456" calcext:value-type="float">
            <text:p>1456</text:p>
          </table:table-cell>
          <table:table-cell table:formula="of:=IF(DAY([.$A21]) = 20; [.I20]+4000; [.I20] )" office:value-type="float" office:value="4640" calcext:value-type="float">
            <text:p>464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21] - [.$E21]*8 &lt; 0; [.C21] - [.$E21]*24 &lt; 0; [.D21] - [.$E21]*60 &lt; 0))" office:value-type="boolean" office:boolean-value="false" calcext:value-type="boolean">
            <text:p>FAŁSZ</text:p>
          </table:table-cell>
          <table:table-cell table:formula="of:=IF([.F21]; [.B21]; [.B21] - [.$E21]*8)" office:value-type="float" office:value="520" calcext:value-type="float">
            <text:p>520</text:p>
          </table:table-cell>
          <table:table-cell table:formula="of:=IF([.F21];[.C21]; [.C21] - [.$E21]*24)" office:value-type="float" office:value="1360" calcext:value-type="float">
            <text:p>1360</text:p>
          </table:table-cell>
          <table:table-cell table:formula="of:=IF([.F21]; [.D21]; [.D21] - [.$E21]*60)"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1" calcext:value-type="date">
            <text:p>21.09.22</text:p>
          </table:table-cell>
          <table:table-cell table:formula="of:=IF(DAY([.$A22]) = 20; [.G21]+500; [.G21] )" office:value-type="float" office:value="520" calcext:value-type="float">
            <text:p>520</text:p>
          </table:table-cell>
          <table:table-cell table:formula="of:=IF(DAY([.$A22]) = 20; [.H21]+1400; [.H21] )" office:value-type="float" office:value="1360" calcext:value-type="float">
            <text:p>1360</text:p>
          </table:table-cell>
          <table:table-cell table:formula="of:=IF(DAY([.$A22]) = 20; [.I21]+4000; [.I21] )" office:value-type="float" office:value="4400" calcext:value-type="float">
            <text:p>4400</text:p>
          </table:table-cell>
          <table:table-cell office:value-type="float" office:value="6" calcext:value-type="float">
            <text:p>6</text:p>
          </table:table-cell>
          <table:table-cell table:style-name="ce6" table:formula="of:=IF(OR([.B22] - [.$E22]*8 &lt; 0; [.C22] - [.$E22]*24 &lt; 0; [.D22] - [.$E22]*60 &lt; 0))" office:value-type="boolean" office:boolean-value="false" calcext:value-type="boolean">
            <text:p>FAŁSZ</text:p>
          </table:table-cell>
          <table:table-cell table:formula="of:=IF([.F22]; [.B22]; [.B22] - [.$E22]*8)" office:value-type="float" office:value="472" calcext:value-type="float">
            <text:p>472</text:p>
          </table:table-cell>
          <table:table-cell table:formula="of:=IF([.F22];[.C22]; [.C22] - [.$E22]*24)" office:value-type="float" office:value="1216" calcext:value-type="float">
            <text:p>1216</text:p>
          </table:table-cell>
          <table:table-cell table:formula="of:=IF([.F22]; [.D22]; [.D22] - [.$E22]*60)"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2" calcext:value-type="date">
            <text:p>22.09.22</text:p>
          </table:table-cell>
          <table:table-cell table:formula="of:=IF(DAY([.$A23]) = 20; [.G22]+500; [.G22] )" office:value-type="float" office:value="472" calcext:value-type="float">
            <text:p>472</text:p>
          </table:table-cell>
          <table:table-cell table:formula="of:=IF(DAY([.$A23]) = 20; [.H22]+1400; [.H22] )" office:value-type="float" office:value="1216" calcext:value-type="float">
            <text:p>1216</text:p>
          </table:table-cell>
          <table:table-cell table:formula="of:=IF(DAY([.$A23]) = 20; [.I22]+4000; [.I22] )" office:value-type="float" office:value="4040" calcext:value-type="float">
            <text:p>404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23] - [.$E23]*8 &lt; 0; [.C23] - [.$E23]*24 &lt; 0; [.D23] - [.$E23]*60 &lt; 0))" office:value-type="boolean" office:boolean-value="false" calcext:value-type="boolean">
            <text:p>FAŁSZ</text:p>
          </table:table-cell>
          <table:table-cell table:formula="of:=IF([.F23]; [.B23]; [.B23] - [.$E23]*8)" office:value-type="float" office:value="456" calcext:value-type="float">
            <text:p>456</text:p>
          </table:table-cell>
          <table:table-cell table:formula="of:=IF([.F23];[.C23]; [.C23] - [.$E23]*24)" office:value-type="float" office:value="1168" calcext:value-type="float">
            <text:p>1168</text:p>
          </table:table-cell>
          <table:table-cell table:formula="of:=IF([.F23]; [.D23]; [.D23] - [.$E23]*60)"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3" calcext:value-type="date">
            <text:p>23.09.22</text:p>
          </table:table-cell>
          <table:table-cell table:formula="of:=IF(DAY([.$A24]) = 20; [.G23]+500; [.G23] )" office:value-type="float" office:value="456" calcext:value-type="float">
            <text:p>456</text:p>
          </table:table-cell>
          <table:table-cell table:formula="of:=IF(DAY([.$A24]) = 20; [.H23]+1400; [.H23] )" office:value-type="float" office:value="1168" calcext:value-type="float">
            <text:p>1168</text:p>
          </table:table-cell>
          <table:table-cell table:formula="of:=IF(DAY([.$A24]) = 20; [.I23]+4000; [.I23] )" office:value-type="float" office:value="3920" calcext:value-type="float">
            <text:p>39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24] - [.$E24]*8 &lt; 0; [.C24] - [.$E24]*24 &lt; 0; [.D24] - [.$E24]*60 &lt; 0))" office:value-type="boolean" office:boolean-value="false" calcext:value-type="boolean">
            <text:p>FAŁSZ</text:p>
          </table:table-cell>
          <table:table-cell table:formula="of:=IF([.F24]; [.B24]; [.B24] - [.$E24]*8)" office:value-type="float" office:value="448" calcext:value-type="float">
            <text:p>448</text:p>
          </table:table-cell>
          <table:table-cell table:formula="of:=IF([.F24];[.C24]; [.C24] - [.$E24]*24)" office:value-type="float" office:value="1144" calcext:value-type="float">
            <text:p>1144</text:p>
          </table:table-cell>
          <table:table-cell table:formula="of:=IF([.F24]; [.D24]; [.D24] - [.$E24]*60)"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4" calcext:value-type="date">
            <text:p>24.09.22</text:p>
          </table:table-cell>
          <table:table-cell table:formula="of:=IF(DAY([.$A25]) = 20; [.G24]+500; [.G24] )" office:value-type="float" office:value="448" calcext:value-type="float">
            <text:p>448</text:p>
          </table:table-cell>
          <table:table-cell table:formula="of:=IF(DAY([.$A25]) = 20; [.H24]+1400; [.H24] )" office:value-type="float" office:value="1144" calcext:value-type="float">
            <text:p>1144</text:p>
          </table:table-cell>
          <table:table-cell table:formula="of:=IF(DAY([.$A25]) = 20; [.I24]+4000; [.I24] )" office:value-type="float" office:value="3860" calcext:value-type="float">
            <text:p>386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25] - [.$E25]*8 &lt; 0; [.C25] - [.$E25]*24 &lt; 0; [.D25] - [.$E25]*60 &lt; 0))" office:value-type="boolean" office:boolean-value="false" calcext:value-type="boolean">
            <text:p>FAŁSZ</text:p>
          </table:table-cell>
          <table:table-cell table:formula="of:=IF([.F25]; [.B25]; [.B25] - [.$E25]*8)" office:value-type="float" office:value="440" calcext:value-type="float">
            <text:p>440</text:p>
          </table:table-cell>
          <table:table-cell table:formula="of:=IF([.F25];[.C25]; [.C25] - [.$E25]*24)" office:value-type="float" office:value="1120" calcext:value-type="float">
            <text:p>1120</text:p>
          </table:table-cell>
          <table:table-cell table:formula="of:=IF([.F25]; [.D25]; [.D25] - [.$E25]*60)"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5" calcext:value-type="date">
            <text:p>25.09.22</text:p>
          </table:table-cell>
          <table:table-cell table:formula="of:=IF(DAY([.$A26]) = 20; [.G25]+500; [.G25] )" office:value-type="float" office:value="440" calcext:value-type="float">
            <text:p>440</text:p>
          </table:table-cell>
          <table:table-cell table:formula="of:=IF(DAY([.$A26]) = 20; [.H25]+1400; [.H25] )" office:value-type="float" office:value="1120" calcext:value-type="float">
            <text:p>1120</text:p>
          </table:table-cell>
          <table:table-cell table:formula="of:=IF(DAY([.$A26]) = 20; [.I25]+4000; [.I25] )"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26] - [.$E26]*8 &lt; 0; [.C26] - [.$E26]*24 &lt; 0; [.D26] - [.$E26]*60 &lt; 0))" office:value-type="boolean" office:boolean-value="false" calcext:value-type="boolean">
            <text:p>FAŁSZ</text:p>
          </table:table-cell>
          <table:table-cell table:formula="of:=IF([.F26]; [.B26]; [.B26] - [.$E26]*8)" office:value-type="float" office:value="440" calcext:value-type="float">
            <text:p>440</text:p>
          </table:table-cell>
          <table:table-cell table:formula="of:=IF([.F26];[.C26]; [.C26] - [.$E26]*24)" office:value-type="float" office:value="1120" calcext:value-type="float">
            <text:p>1120</text:p>
          </table:table-cell>
          <table:table-cell table:formula="of:=IF([.F26]; [.D26]; [.D26] - [.$E26]*60)"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6" calcext:value-type="date">
            <text:p>26.09.22</text:p>
          </table:table-cell>
          <table:table-cell table:formula="of:=IF(DAY([.$A27]) = 20; [.G26]+500; [.G26] )" office:value-type="float" office:value="440" calcext:value-type="float">
            <text:p>440</text:p>
          </table:table-cell>
          <table:table-cell table:formula="of:=IF(DAY([.$A27]) = 20; [.H26]+1400; [.H26] )" office:value-type="float" office:value="1120" calcext:value-type="float">
            <text:p>1120</text:p>
          </table:table-cell>
          <table:table-cell table:formula="of:=IF(DAY([.$A27]) = 20; [.I26]+4000; [.I26] )"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table:style-name="ce6" table:formula="of:=IF(OR([.B27] - [.$E27]*8 &lt; 0; [.C27] - [.$E27]*24 &lt; 0; [.D27] - [.$E27]*60 &lt; 0))" office:value-type="boolean" office:boolean-value="false" calcext:value-type="boolean">
            <text:p>FAŁSZ</text:p>
          </table:table-cell>
          <table:table-cell table:formula="of:=IF([.F27]; [.B27]; [.B27] - [.$E27]*8)" office:value-type="float" office:value="400" calcext:value-type="float">
            <text:p>400</text:p>
          </table:table-cell>
          <table:table-cell table:formula="of:=IF([.F27];[.C27]; [.C27] - [.$E27]*24)" office:value-type="float" office:value="1000" calcext:value-type="float">
            <text:p>1000</text:p>
          </table:table-cell>
          <table:table-cell table:formula="of:=IF([.F27]; [.D27]; [.D27] - [.$E27]*60)"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7" calcext:value-type="date">
            <text:p>27.09.22</text:p>
          </table:table-cell>
          <table:table-cell table:formula="of:=IF(DAY([.$A28]) = 20; [.G27]+500; [.G27] )" office:value-type="float" office:value="400" calcext:value-type="float">
            <text:p>400</text:p>
          </table:table-cell>
          <table:table-cell table:formula="of:=IF(DAY([.$A28]) = 20; [.H27]+1400; [.H27] )" office:value-type="float" office:value="1000" calcext:value-type="float">
            <text:p>1000</text:p>
          </table:table-cell>
          <table:table-cell table:formula="of:=IF(DAY([.$A28]) = 20; [.I27]+4000; [.I27] )" office:value-type="float" office:value="3500" calcext:value-type="float">
            <text:p>3500</text:p>
          </table:table-cell>
          <table:table-cell office:value-type="float" office:value="7" calcext:value-type="float">
            <text:p>7</text:p>
          </table:table-cell>
          <table:table-cell table:style-name="ce6" table:formula="of:=IF(OR([.B28] - [.$E28]*8 &lt; 0; [.C28] - [.$E28]*24 &lt; 0; [.D28] - [.$E28]*60 &lt; 0))" office:value-type="boolean" office:boolean-value="false" calcext:value-type="boolean">
            <text:p>FAŁSZ</text:p>
          </table:table-cell>
          <table:table-cell table:formula="of:=IF([.F28]; [.B28]; [.B28] - [.$E28]*8)" office:value-type="float" office:value="344" calcext:value-type="float">
            <text:p>344</text:p>
          </table:table-cell>
          <table:table-cell table:formula="of:=IF([.F28];[.C28]; [.C28] - [.$E28]*24)" office:value-type="float" office:value="832" calcext:value-type="float">
            <text:p>832</text:p>
          </table:table-cell>
          <table:table-cell table:formula="of:=IF([.F28]; [.D28]; [.D28] - [.$E28]*60)"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8" calcext:value-type="date">
            <text:p>28.09.22</text:p>
          </table:table-cell>
          <table:table-cell table:formula="of:=IF(DAY([.$A29]) = 20; [.G28]+500; [.G28] )" office:value-type="float" office:value="344" calcext:value-type="float">
            <text:p>344</text:p>
          </table:table-cell>
          <table:table-cell table:formula="of:=IF(DAY([.$A29]) = 20; [.H28]+1400; [.H28] )" office:value-type="float" office:value="832" calcext:value-type="float">
            <text:p>832</text:p>
          </table:table-cell>
          <table:table-cell table:formula="of:=IF(DAY([.$A29]) = 20; [.I28]+4000; [.I28] )" office:value-type="float" office:value="3080" calcext:value-type="float">
            <text:p>3080</text:p>
          </table:table-cell>
          <table:table-cell office:value-type="float" office:value="6" calcext:value-type="float">
            <text:p>6</text:p>
          </table:table-cell>
          <table:table-cell table:style-name="ce6" table:formula="of:=IF(OR([.B29] - [.$E29]*8 &lt; 0; [.C29] - [.$E29]*24 &lt; 0; [.D29] - [.$E29]*60 &lt; 0))" office:value-type="boolean" office:boolean-value="false" calcext:value-type="boolean">
            <text:p>FAŁSZ</text:p>
          </table:table-cell>
          <table:table-cell table:formula="of:=IF([.F29]; [.B29]; [.B29] - [.$E29]*8)" office:value-type="float" office:value="296" calcext:value-type="float">
            <text:p>296</text:p>
          </table:table-cell>
          <table:table-cell table:formula="of:=IF([.F29];[.C29]; [.C29] - [.$E29]*24)" office:value-type="float" office:value="688" calcext:value-type="float">
            <text:p>688</text:p>
          </table:table-cell>
          <table:table-cell table:formula="of:=IF([.F29]; [.D29]; [.D29] - [.$E29]*60)"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29" calcext:value-type="date">
            <text:p>29.09.22</text:p>
          </table:table-cell>
          <table:table-cell table:formula="of:=IF(DAY([.$A30]) = 20; [.G29]+500; [.G29] )" office:value-type="float" office:value="296" calcext:value-type="float">
            <text:p>296</text:p>
          </table:table-cell>
          <table:table-cell table:formula="of:=IF(DAY([.$A30]) = 20; [.H29]+1400; [.H29] )" office:value-type="float" office:value="688" calcext:value-type="float">
            <text:p>688</text:p>
          </table:table-cell>
          <table:table-cell table:formula="of:=IF(DAY([.$A30]) = 20; [.I29]+4000; [.I29] )" office:value-type="float" office:value="2720" calcext:value-type="float">
            <text:p>272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30] - [.$E30]*8 &lt; 0; [.C30] - [.$E30]*24 &lt; 0; [.D30] - [.$E30]*60 &lt; 0))" office:value-type="boolean" office:boolean-value="false" calcext:value-type="boolean">
            <text:p>FAŁSZ</text:p>
          </table:table-cell>
          <table:table-cell table:formula="of:=IF([.F30]; [.B30]; [.B30] - [.$E30]*8)" office:value-type="float" office:value="272" calcext:value-type="float">
            <text:p>272</text:p>
          </table:table-cell>
          <table:table-cell table:formula="of:=IF([.F30];[.C30]; [.C30] - [.$E30]*24)" office:value-type="float" office:value="616" calcext:value-type="float">
            <text:p>616</text:p>
          </table:table-cell>
          <table:table-cell table:formula="of:=IF([.F30]; [.D30]; [.D30] - [.$E30]*60)"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09-30" calcext:value-type="date">
            <text:p>30.09.22</text:p>
          </table:table-cell>
          <table:table-cell table:formula="of:=IF(DAY([.$A31]) = 20; [.G30]+500; [.G30] )" office:value-type="float" office:value="272" calcext:value-type="float">
            <text:p>272</text:p>
          </table:table-cell>
          <table:table-cell table:formula="of:=IF(DAY([.$A31]) = 20; [.H30]+1400; [.H30] )" office:value-type="float" office:value="616" calcext:value-type="float">
            <text:p>616</text:p>
          </table:table-cell>
          <table:table-cell table:formula="of:=IF(DAY([.$A31]) = 20; [.I30]+4000; [.I30] )" office:value-type="float" office:value="2540" calcext:value-type="float">
            <text:p>254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31] - [.$E31]*8 &lt; 0; [.C31] - [.$E31]*24 &lt; 0; [.D31] - [.$E31]*60 &lt; 0))" office:value-type="boolean" office:boolean-value="false" calcext:value-type="boolean">
            <text:p>FAŁSZ</text:p>
          </table:table-cell>
          <table:table-cell table:formula="of:=IF([.F31]; [.B31]; [.B31] - [.$E31]*8)" office:value-type="float" office:value="256" calcext:value-type="float">
            <text:p>256</text:p>
          </table:table-cell>
          <table:table-cell table:formula="of:=IF([.F31];[.C31]; [.C31] - [.$E31]*24)" office:value-type="float" office:value="568" calcext:value-type="float">
            <text:p>568</text:p>
          </table:table-cell>
          <table:table-cell table:formula="of:=IF([.F31]; [.D31]; [.D31] - [.$E31]*60)"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1" calcext:value-type="date">
            <text:p>1.10.22</text:p>
          </table:table-cell>
          <table:table-cell table:formula="of:=IF(DAY([.$A32]) = 20; [.G31]+500; [.G31] )" office:value-type="float" office:value="256" calcext:value-type="float">
            <text:p>256</text:p>
          </table:table-cell>
          <table:table-cell table:formula="of:=IF(DAY([.$A32]) = 20; [.H31]+1400; [.H31] )" office:value-type="float" office:value="568" calcext:value-type="float">
            <text:p>568</text:p>
          </table:table-cell>
          <table:table-cell table:formula="of:=IF(DAY([.$A32]) = 20; [.I31]+4000; [.I31] )" office:value-type="float" office:value="2420" calcext:value-type="float">
            <text:p>24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32] - [.$E32]*8 &lt; 0; [.C32] - [.$E32]*24 &lt; 0; [.D32] - [.$E32]*60 &lt; 0))" office:value-type="boolean" office:boolean-value="false" calcext:value-type="boolean">
            <text:p>FAŁSZ</text:p>
          </table:table-cell>
          <table:table-cell table:formula="of:=IF([.F32]; [.B32]; [.B32] - [.$E32]*8)" office:value-type="float" office:value="248" calcext:value-type="float">
            <text:p>248</text:p>
          </table:table-cell>
          <table:table-cell table:formula="of:=IF([.F32];[.C32]; [.C32] - [.$E32]*24)" office:value-type="float" office:value="544" calcext:value-type="float">
            <text:p>544</text:p>
          </table:table-cell>
          <table:table-cell table:formula="of:=IF([.F32]; [.D32]; [.D32] - [.$E32]*60)"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2" calcext:value-type="date">
            <text:p>2.10.22</text:p>
          </table:table-cell>
          <table:table-cell table:formula="of:=IF(DAY([.$A33]) = 20; [.G32]+500; [.G32] )" office:value-type="float" office:value="248" calcext:value-type="float">
            <text:p>248</text:p>
          </table:table-cell>
          <table:table-cell table:formula="of:=IF(DAY([.$A33]) = 20; [.H32]+1400; [.H32] )" office:value-type="float" office:value="544" calcext:value-type="float">
            <text:p>544</text:p>
          </table:table-cell>
          <table:table-cell table:formula="of:=IF(DAY([.$A33]) = 20; [.I32]+4000; [.I32] )"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33] - [.$E33]*8 &lt; 0; [.C33] - [.$E33]*24 &lt; 0; [.D33] - [.$E33]*60 &lt; 0))" office:value-type="boolean" office:boolean-value="false" calcext:value-type="boolean">
            <text:p>FAŁSZ</text:p>
          </table:table-cell>
          <table:table-cell table:formula="of:=IF([.F33]; [.B33]; [.B33] - [.$E33]*8)" office:value-type="float" office:value="248" calcext:value-type="float">
            <text:p>248</text:p>
          </table:table-cell>
          <table:table-cell table:formula="of:=IF([.F33];[.C33]; [.C33] - [.$E33]*24)" office:value-type="float" office:value="544" calcext:value-type="float">
            <text:p>544</text:p>
          </table:table-cell>
          <table:table-cell table:formula="of:=IF([.F33]; [.D33]; [.D33] - [.$E33]*60)"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3" calcext:value-type="date">
            <text:p>3.10.22</text:p>
          </table:table-cell>
          <table:table-cell table:formula="of:=IF(DAY([.$A34]) = 20; [.G33]+500; [.G33] )" office:value-type="float" office:value="248" calcext:value-type="float">
            <text:p>248</text:p>
          </table:table-cell>
          <table:table-cell table:formula="of:=IF(DAY([.$A34]) = 20; [.H33]+1400; [.H33] )" office:value-type="float" office:value="544" calcext:value-type="float">
            <text:p>544</text:p>
          </table:table-cell>
          <table:table-cell table:formula="of:=IF(DAY([.$A34]) = 20; [.I33]+4000; [.I33] )" office:value-type="float" office:value="2360" calcext:value-type="float">
            <text:p>236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34] - [.$E34]*8 &lt; 0; [.C34] - [.$E34]*24 &lt; 0; [.D34] - [.$E34]*60 &lt; 0))" office:value-type="boolean" office:boolean-value="false" calcext:value-type="boolean">
            <text:p>FAŁSZ</text:p>
          </table:table-cell>
          <table:table-cell table:formula="of:=IF([.F34]; [.B34]; [.B34] - [.$E34]*8)" office:value-type="float" office:value="216" calcext:value-type="float">
            <text:p>216</text:p>
          </table:table-cell>
          <table:table-cell table:formula="of:=IF([.F34];[.C34]; [.C34] - [.$E34]*24)" office:value-type="float" office:value="448" calcext:value-type="float">
            <text:p>448</text:p>
          </table:table-cell>
          <table:table-cell table:formula="of:=IF([.F34]; [.D34]; [.D34] - [.$E34]*60)"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4" calcext:value-type="date">
            <text:p>4.10.22</text:p>
          </table:table-cell>
          <table:table-cell table:formula="of:=IF(DAY([.$A35]) = 20; [.G34]+500; [.G34] )" office:value-type="float" office:value="216" calcext:value-type="float">
            <text:p>216</text:p>
          </table:table-cell>
          <table:table-cell table:formula="of:=IF(DAY([.$A35]) = 20; [.H34]+1400; [.H34] )" office:value-type="float" office:value="448" calcext:value-type="float">
            <text:p>448</text:p>
          </table:table-cell>
          <table:table-cell table:formula="of:=IF(DAY([.$A35]) = 20; [.I34]+4000; [.I34] )"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35] - [.$E35]*8 &lt; 0; [.C35] - [.$E35]*24 &lt; 0; [.D35] - [.$E35]*60 &lt; 0))" office:value-type="boolean" office:boolean-value="false" calcext:value-type="boolean">
            <text:p>FAŁSZ</text:p>
          </table:table-cell>
          <table:table-cell table:formula="of:=IF([.F35]; [.B35]; [.B35] - [.$E35]*8)" office:value-type="float" office:value="208" calcext:value-type="float">
            <text:p>208</text:p>
          </table:table-cell>
          <table:table-cell table:formula="of:=IF([.F35];[.C35]; [.C35] - [.$E35]*24)" office:value-type="float" office:value="424" calcext:value-type="float">
            <text:p>424</text:p>
          </table:table-cell>
          <table:table-cell table:formula="of:=IF([.F35]; [.D35]; [.D35] - [.$E35]*60)"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5" calcext:value-type="date">
            <text:p>5.10.22</text:p>
          </table:table-cell>
          <table:table-cell table:formula="of:=IF(DAY([.$A36]) = 20; [.G35]+500; [.G35] )" office:value-type="float" office:value="208" calcext:value-type="float">
            <text:p>208</text:p>
          </table:table-cell>
          <table:table-cell table:formula="of:=IF(DAY([.$A36]) = 20; [.H35]+1400; [.H35] )" office:value-type="float" office:value="424" calcext:value-type="float">
            <text:p>424</text:p>
          </table:table-cell>
          <table:table-cell table:formula="of:=IF(DAY([.$A36]) = 20; [.I35]+4000; [.I35] )" office:value-type="float" office:value="2060" calcext:value-type="float">
            <text:p>206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36] - [.$E36]*8 &lt; 0; [.C36] - [.$E36]*24 &lt; 0; [.D36] - [.$E36]*60 &lt; 0))" office:value-type="boolean" office:boolean-value="false" calcext:value-type="boolean">
            <text:p>FAŁSZ</text:p>
          </table:table-cell>
          <table:table-cell table:formula="of:=IF([.F36]; [.B36]; [.B36] - [.$E36]*8)" office:value-type="float" office:value="192" calcext:value-type="float">
            <text:p>192</text:p>
          </table:table-cell>
          <table:table-cell table:formula="of:=IF([.F36];[.C36]; [.C36] - [.$E36]*24)" office:value-type="float" office:value="376" calcext:value-type="float">
            <text:p>376</text:p>
          </table:table-cell>
          <table:table-cell table:formula="of:=IF([.F36]; [.D36]; [.D36] - [.$E36]*60)"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6" calcext:value-type="date">
            <text:p>6.10.22</text:p>
          </table:table-cell>
          <table:table-cell table:formula="of:=IF(DAY([.$A37]) = 20; [.G36]+500; [.G36] )" office:value-type="float" office:value="192" calcext:value-type="float">
            <text:p>192</text:p>
          </table:table-cell>
          <table:table-cell table:formula="of:=IF(DAY([.$A37]) = 20; [.H36]+1400; [.H36] )" office:value-type="float" office:value="376" calcext:value-type="float">
            <text:p>376</text:p>
          </table:table-cell>
          <table:table-cell table:formula="of:=IF(DAY([.$A37]) = 20; [.I36]+4000; [.I36] )"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37] - [.$E37]*8 &lt; 0; [.C37] - [.$E37]*24 &lt; 0; [.D37] - [.$E37]*60 &lt; 0))" office:value-type="boolean" office:boolean-value="false" calcext:value-type="boolean">
            <text:p>FAŁSZ</text:p>
          </table:table-cell>
          <table:table-cell table:formula="of:=IF([.F37]; [.B37]; [.B37] - [.$E37]*8)" office:value-type="float" office:value="176" calcext:value-type="float">
            <text:p>176</text:p>
          </table:table-cell>
          <table:table-cell table:formula="of:=IF([.F37];[.C37]; [.C37] - [.$E37]*24)" office:value-type="float" office:value="328" calcext:value-type="float">
            <text:p>328</text:p>
          </table:table-cell>
          <table:table-cell table:formula="of:=IF([.F37]; [.D37]; [.D37] - [.$E37]*60)"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7" calcext:value-type="date">
            <text:p>7.10.22</text:p>
          </table:table-cell>
          <table:table-cell table:formula="of:=IF(DAY([.$A38]) = 20; [.G37]+500; [.G37] )" office:value-type="float" office:value="176" calcext:value-type="float">
            <text:p>176</text:p>
          </table:table-cell>
          <table:table-cell table:formula="of:=IF(DAY([.$A38]) = 20; [.H37]+1400; [.H37] )" office:value-type="float" office:value="328" calcext:value-type="float">
            <text:p>328</text:p>
          </table:table-cell>
          <table:table-cell table:formula="of:=IF(DAY([.$A38]) = 20; [.I37]+4000; [.I37] )"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38] - [.$E38]*8 &lt; 0; [.C38] - [.$E38]*24 &lt; 0; [.D38] - [.$E38]*60 &lt; 0))" office:value-type="boolean" office:boolean-value="false" calcext:value-type="boolean">
            <text:p>FAŁSZ</text:p>
          </table:table-cell>
          <table:table-cell table:formula="of:=IF([.F38]; [.B38]; [.B38] - [.$E38]*8)" office:value-type="float" office:value="168" calcext:value-type="float">
            <text:p>168</text:p>
          </table:table-cell>
          <table:table-cell table:formula="of:=IF([.F38];[.C38]; [.C38] - [.$E38]*24)" office:value-type="float" office:value="304" calcext:value-type="float">
            <text:p>304</text:p>
          </table:table-cell>
          <table:table-cell table:formula="of:=IF([.F38]; [.D38]; [.D38] - [.$E38]*60)"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8" calcext:value-type="date">
            <text:p>8.10.22</text:p>
          </table:table-cell>
          <table:table-cell table:formula="of:=IF(DAY([.$A39]) = 20; [.G38]+500; [.G38] )" office:value-type="float" office:value="168" calcext:value-type="float">
            <text:p>168</text:p>
          </table:table-cell>
          <table:table-cell table:formula="of:=IF(DAY([.$A39]) = 20; [.H38]+1400; [.H38] )" office:value-type="float" office:value="304" calcext:value-type="float">
            <text:p>304</text:p>
          </table:table-cell>
          <table:table-cell table:formula="of:=IF(DAY([.$A39]) = 20; [.I38]+4000; [.I38] )"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39] - [.$E39]*8 &lt; 0; [.C39] - [.$E39]*24 &lt; 0; [.D39] - [.$E39]*60 &lt; 0))" office:value-type="boolean" office:boolean-value="false" calcext:value-type="boolean">
            <text:p>FAŁSZ</text:p>
          </table:table-cell>
          <table:table-cell table:formula="of:=IF([.F39]; [.B39]; [.B39] - [.$E39]*8)" office:value-type="float" office:value="160" calcext:value-type="float">
            <text:p>160</text:p>
          </table:table-cell>
          <table:table-cell table:formula="of:=IF([.F39];[.C39]; [.C39] - [.$E39]*24)" office:value-type="float" office:value="280" calcext:value-type="float">
            <text:p>280</text:p>
          </table:table-cell>
          <table:table-cell table:formula="of:=IF([.F39]; [.D39]; [.D39] - [.$E39]*60)"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09" calcext:value-type="date">
            <text:p>9.10.22</text:p>
          </table:table-cell>
          <table:table-cell table:formula="of:=IF(DAY([.$A40]) = 20; [.G39]+500; [.G39] )" office:value-type="float" office:value="160" calcext:value-type="float">
            <text:p>160</text:p>
          </table:table-cell>
          <table:table-cell table:formula="of:=IF(DAY([.$A40]) = 20; [.H39]+1400; [.H39] )" office:value-type="float" office:value="280" calcext:value-type="float">
            <text:p>280</text:p>
          </table:table-cell>
          <table:table-cell table:formula="of:=IF(DAY([.$A40]) = 20; [.I39]+4000; [.I39] )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40] - [.$E40]*8 &lt; 0; [.C40] - [.$E40]*24 &lt; 0; [.D40] - [.$E40]*60 &lt; 0))" office:value-type="boolean" office:boolean-value="false" calcext:value-type="boolean">
            <text:p>FAŁSZ</text:p>
          </table:table-cell>
          <table:table-cell table:formula="of:=IF([.F40]; [.B40]; [.B40] - [.$E40]*8)" office:value-type="float" office:value="160" calcext:value-type="float">
            <text:p>160</text:p>
          </table:table-cell>
          <table:table-cell table:formula="of:=IF([.F40];[.C40]; [.C40] - [.$E40]*24)" office:value-type="float" office:value="280" calcext:value-type="float">
            <text:p>280</text:p>
          </table:table-cell>
          <table:table-cell table:formula="of:=IF([.F40]; [.D40]; [.D40] - [.$E40]*60)"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0" calcext:value-type="date">
            <text:p>10.10.22</text:p>
          </table:table-cell>
          <table:table-cell table:formula="of:=IF(DAY([.$A41]) = 20; [.G40]+500; [.G40] )" office:value-type="float" office:value="160" calcext:value-type="float">
            <text:p>160</text:p>
          </table:table-cell>
          <table:table-cell table:formula="of:=IF(DAY([.$A41]) = 20; [.H40]+1400; [.H40] )" office:value-type="float" office:value="280" calcext:value-type="float">
            <text:p>280</text:p>
          </table:table-cell>
          <table:table-cell table:formula="of:=IF(DAY([.$A41]) = 20; [.I40]+4000; [.I40] )"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41] - [.$E41]*8 &lt; 0; [.C41] - [.$E41]*24 &lt; 0; [.D41] - [.$E41]*60 &lt; 0))" office:value-type="boolean" office:boolean-value="false" calcext:value-type="boolean">
            <text:p>FAŁSZ</text:p>
          </table:table-cell>
          <table:table-cell table:formula="of:=IF([.F41]; [.B41]; [.B41] - [.$E41]*8)" office:value-type="float" office:value="128" calcext:value-type="float">
            <text:p>128</text:p>
          </table:table-cell>
          <table:table-cell table:formula="of:=IF([.F41];[.C41]; [.C41] - [.$E41]*24)" office:value-type="float" office:value="184" calcext:value-type="float">
            <text:p>184</text:p>
          </table:table-cell>
          <table:table-cell table:formula="of:=IF([.F41]; [.D41]; [.D41] - [.$E41]*60)"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1" calcext:value-type="date">
            <text:p>11.10.22</text:p>
          </table:table-cell>
          <table:table-cell table:formula="of:=IF(DAY([.$A42]) = 20; [.G41]+500; [.G41] )" office:value-type="float" office:value="128" calcext:value-type="float">
            <text:p>128</text:p>
          </table:table-cell>
          <table:table-cell table:formula="of:=IF(DAY([.$A42]) = 20; [.H41]+1400; [.H41] )" office:value-type="float" office:value="184" calcext:value-type="float">
            <text:p>184</text:p>
          </table:table-cell>
          <table:table-cell table:formula="of:=IF(DAY([.$A42]) = 20; [.I41]+4000; [.I41] )" office:value-type="float" office:value="1460" calcext:value-type="float">
            <text:p>146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42] - [.$E42]*8 &lt; 0; [.C42] - [.$E42]*24 &lt; 0; [.D42] - [.$E42]*60 &lt; 0))" office:value-type="boolean" office:boolean-value="false" calcext:value-type="boolean">
            <text:p>FAŁSZ</text:p>
          </table:table-cell>
          <table:table-cell table:formula="of:=IF([.F42]; [.B42]; [.B42] - [.$E42]*8)" office:value-type="float" office:value="112" calcext:value-type="float">
            <text:p>112</text:p>
          </table:table-cell>
          <table:table-cell table:formula="of:=IF([.F42];[.C42]; [.C42] - [.$E42]*24)" office:value-type="float" office:value="136" calcext:value-type="float">
            <text:p>136</text:p>
          </table:table-cell>
          <table:table-cell table:formula="of:=IF([.F42]; [.D42]; [.D42] - [.$E42]*60)"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2" calcext:value-type="date">
            <text:p>12.10.22</text:p>
          </table:table-cell>
          <table:table-cell table:formula="of:=IF(DAY([.$A43]) = 20; [.G42]+500; [.G42] )" office:value-type="float" office:value="112" calcext:value-type="float">
            <text:p>112</text:p>
          </table:table-cell>
          <table:table-cell table:formula="of:=IF(DAY([.$A43]) = 20; [.H42]+1400; [.H42] )" office:value-type="float" office:value="136" calcext:value-type="float">
            <text:p>136</text:p>
          </table:table-cell>
          <table:table-cell table:formula="of:=IF(DAY([.$A43]) = 20; [.I42]+4000; [.I42] )" office:value-type="float" office:value="1340" calcext:value-type="float">
            <text:p>134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43] - [.$E43]*8 &lt; 0; [.C43] - [.$E43]*24 &lt; 0; [.D43] - [.$E43]*60 &lt; 0))" office:value-type="boolean" office:boolean-value="false" calcext:value-type="boolean">
            <text:p>FAŁSZ</text:p>
          </table:table-cell>
          <table:table-cell table:formula="of:=IF([.F43]; [.B43]; [.B43] - [.$E43]*8)" office:value-type="float" office:value="88" calcext:value-type="float">
            <text:p>88</text:p>
          </table:table-cell>
          <table:table-cell table:formula="of:=IF([.F43];[.C43]; [.C43] - [.$E43]*24)" office:value-type="float" office:value="64" calcext:value-type="float">
            <text:p>64</text:p>
          </table:table-cell>
          <table:table-cell table:formula="of:=IF([.F43]; [.D43]; [.D43] - [.$E43]*60)"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3" calcext:value-type="date">
            <text:p>13.10.22</text:p>
          </table:table-cell>
          <table:table-cell table:formula="of:=IF(DAY([.$A44]) = 20; [.G43]+500; [.G43] )" office:value-type="float" office:value="88" calcext:value-type="float">
            <text:p>88</text:p>
          </table:table-cell>
          <table:table-cell table:formula="of:=IF(DAY([.$A44]) = 20; [.H43]+1400; [.H43] )" office:value-type="float" office:value="64" calcext:value-type="float">
            <text:p>64</text:p>
          </table:table-cell>
          <table:table-cell table:formula="of:=IF(DAY([.$A44]) = 20; [.I43]+4000; [.I43] )"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44] - [.$E44]*8 &lt; 0; [.C44] - [.$E44]*24 &lt; 0; [.D44] - [.$E44]*60 &lt; 0))" office:value-type="boolean" office:boolean-value="false" calcext:value-type="boolean">
            <text:p>FAŁSZ</text:p>
          </table:table-cell>
          <table:table-cell table:formula="of:=IF([.F44]; [.B44]; [.B44] - [.$E44]*8)" office:value-type="float" office:value="80" calcext:value-type="float">
            <text:p>80</text:p>
          </table:table-cell>
          <table:table-cell table:formula="of:=IF([.F44];[.C44]; [.C44] - [.$E44]*24)" office:value-type="float" office:value="40" calcext:value-type="float">
            <text:p>40</text:p>
          </table:table-cell>
          <table:table-cell table:formula="of:=IF([.F44]; [.D44]; [.D44] - [.$E44]*60)"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4" calcext:value-type="date">
            <text:p>14.10.22</text:p>
          </table:table-cell>
          <table:table-cell table:formula="of:=IF(DAY([.$A45]) = 20; [.G44]+500; [.G44] )" office:value-type="float" office:value="80" calcext:value-type="float">
            <text:p>80</text:p>
          </table:table-cell>
          <table:table-cell table:formula="of:=IF(DAY([.$A45]) = 20; [.H44]+1400; [.H44] )" office:value-type="float" office:value="40" calcext:value-type="float">
            <text:p>40</text:p>
          </table:table-cell>
          <table:table-cell table:formula="of:=IF(DAY([.$A45]) = 20; [.I44]+4000; [.I44] )"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45] - [.$E45]*8 &lt; 0; [.C45] - [.$E45]*24 &lt; 0; [.D45] - [.$E45]*60 &lt; 0))" office:value-type="boolean" office:boolean-value="true" calcext:value-type="boolean">
            <text:p>PRAWDA</text:p>
          </table:table-cell>
          <table:table-cell table:formula="of:=IF([.F45]; [.B45]; [.B45] - [.$E45]*8)" office:value-type="float" office:value="80" calcext:value-type="float">
            <text:p>80</text:p>
          </table:table-cell>
          <table:table-cell table:formula="of:=IF([.F45];[.C45]; [.C45] - [.$E45]*24)" office:value-type="float" office:value="40" calcext:value-type="float">
            <text:p>40</text:p>
          </table:table-cell>
          <table:table-cell table:formula="of:=IF([.F45]; [.D45]; [.D45] - [.$E45]*60)"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5" calcext:value-type="date">
            <text:p>15.10.22</text:p>
          </table:table-cell>
          <table:table-cell table:formula="of:=IF(DAY([.$A46]) = 20; [.G45]+500; [.G45] )" office:value-type="float" office:value="80" calcext:value-type="float">
            <text:p>80</text:p>
          </table:table-cell>
          <table:table-cell table:formula="of:=IF(DAY([.$A46]) = 20; [.H45]+1400; [.H45] )" office:value-type="float" office:value="40" calcext:value-type="float">
            <text:p>40</text:p>
          </table:table-cell>
          <table:table-cell table:formula="of:=IF(DAY([.$A46]) = 20; [.I45]+4000; [.I45] )"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46] - [.$E46]*8 &lt; 0; [.C46] - [.$E46]*24 &lt; 0; [.D46] - [.$E46]*60 &lt; 0))" office:value-type="boolean" office:boolean-value="false" calcext:value-type="boolean">
            <text:p>FAŁSZ</text:p>
          </table:table-cell>
          <table:table-cell table:formula="of:=IF([.F46]; [.B46]; [.B46] - [.$E46]*8)" office:value-type="float" office:value="72" calcext:value-type="float">
            <text:p>72</text:p>
          </table:table-cell>
          <table:table-cell table:formula="of:=IF([.F46];[.C46]; [.C46] - [.$E46]*24)" office:value-type="float" office:value="16" calcext:value-type="float">
            <text:p>16</text:p>
          </table:table-cell>
          <table:table-cell table:formula="of:=IF([.F46]; [.D46]; [.D46] - [.$E46]*60)"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6" calcext:value-type="date">
            <text:p>16.10.22</text:p>
          </table:table-cell>
          <table:table-cell table:formula="of:=IF(DAY([.$A47]) = 20; [.G46]+500; [.G46] )" office:value-type="float" office:value="72" calcext:value-type="float">
            <text:p>72</text:p>
          </table:table-cell>
          <table:table-cell table:formula="of:=IF(DAY([.$A47]) = 20; [.H46]+1400; [.H46] )" office:value-type="float" office:value="16" calcext:value-type="float">
            <text:p>16</text:p>
          </table:table-cell>
          <table:table-cell table:formula="of:=IF(DAY([.$A47]) = 20; [.I46]+4000; [.I46] 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47] - [.$E47]*8 &lt; 0; [.C47] - [.$E47]*24 &lt; 0; [.D47] - [.$E47]*60 &lt; 0))" office:value-type="boolean" office:boolean-value="false" calcext:value-type="boolean">
            <text:p>FAŁSZ</text:p>
          </table:table-cell>
          <table:table-cell table:formula="of:=IF([.F47]; [.B47]; [.B47] - [.$E47]*8)" office:value-type="float" office:value="72" calcext:value-type="float">
            <text:p>72</text:p>
          </table:table-cell>
          <table:table-cell table:formula="of:=IF([.F47];[.C47]; [.C47] - [.$E47]*24)" office:value-type="float" office:value="16" calcext:value-type="float">
            <text:p>16</text:p>
          </table:table-cell>
          <table:table-cell table:formula="of:=IF([.F47]; [.D47]; [.D47] - [.$E47]*60)"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7" calcext:value-type="date">
            <text:p>17.10.22</text:p>
          </table:table-cell>
          <table:table-cell table:formula="of:=IF(DAY([.$A48]) = 20; [.G47]+500; [.G47] )" office:value-type="float" office:value="72" calcext:value-type="float">
            <text:p>72</text:p>
          </table:table-cell>
          <table:table-cell table:formula="of:=IF(DAY([.$A48]) = 20; [.H47]+1400; [.H47] )" office:value-type="float" office:value="16" calcext:value-type="float">
            <text:p>16</text:p>
          </table:table-cell>
          <table:table-cell table:formula="of:=IF(DAY([.$A48]) = 20; [.I47]+4000; [.I47] )"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48] - [.$E48]*8 &lt; 0; [.C48] - [.$E48]*24 &lt; 0; [.D48] - [.$E48]*60 &lt; 0))" office:value-type="boolean" office:boolean-value="true" calcext:value-type="boolean">
            <text:p>PRAWDA</text:p>
          </table:table-cell>
          <table:table-cell table:formula="of:=IF([.F48]; [.B48]; [.B48] - [.$E48]*8)" office:value-type="float" office:value="72" calcext:value-type="float">
            <text:p>72</text:p>
          </table:table-cell>
          <table:table-cell table:formula="of:=IF([.F48];[.C48]; [.C48] - [.$E48]*24)" office:value-type="float" office:value="16" calcext:value-type="float">
            <text:p>16</text:p>
          </table:table-cell>
          <table:table-cell table:formula="of:=IF([.F48]; [.D48]; [.D48] - [.$E48]*60)"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8" calcext:value-type="date">
            <text:p>18.10.22</text:p>
          </table:table-cell>
          <table:table-cell table:formula="of:=IF(DAY([.$A49]) = 20; [.G48]+500; [.G48] )" office:value-type="float" office:value="72" calcext:value-type="float">
            <text:p>72</text:p>
          </table:table-cell>
          <table:table-cell table:formula="of:=IF(DAY([.$A49]) = 20; [.H48]+1400; [.H48] )" office:value-type="float" office:value="16" calcext:value-type="float">
            <text:p>16</text:p>
          </table:table-cell>
          <table:table-cell table:formula="of:=IF(DAY([.$A49]) = 20; [.I48]+4000; [.I48] )"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49] - [.$E49]*8 &lt; 0; [.C49] - [.$E49]*24 &lt; 0; [.D49] - [.$E49]*60 &lt; 0))" office:value-type="boolean" office:boolean-value="true" calcext:value-type="boolean">
            <text:p>PRAWDA</text:p>
          </table:table-cell>
          <table:table-cell table:formula="of:=IF([.F49]; [.B49]; [.B49] - [.$E49]*8)" office:value-type="float" office:value="72" calcext:value-type="float">
            <text:p>72</text:p>
          </table:table-cell>
          <table:table-cell table:formula="of:=IF([.F49];[.C49]; [.C49] - [.$E49]*24)" office:value-type="float" office:value="16" calcext:value-type="float">
            <text:p>16</text:p>
          </table:table-cell>
          <table:table-cell table:formula="of:=IF([.F49]; [.D49]; [.D49] - [.$E49]*60)"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19" calcext:value-type="date">
            <text:p>19.10.22</text:p>
          </table:table-cell>
          <table:table-cell table:formula="of:=IF(DAY([.$A50]) = 20; [.G49]+500; [.G49] )" office:value-type="float" office:value="72" calcext:value-type="float">
            <text:p>72</text:p>
          </table:table-cell>
          <table:table-cell table:formula="of:=IF(DAY([.$A50]) = 20; [.H49]+1400; [.H49] )" office:value-type="float" office:value="16" calcext:value-type="float">
            <text:p>16</text:p>
          </table:table-cell>
          <table:table-cell table:formula="of:=IF(DAY([.$A50]) = 20; [.I49]+4000; [.I49] )"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50] - [.$E50]*8 &lt; 0; [.C50] - [.$E50]*24 &lt; 0; [.D50] - [.$E50]*60 &lt; 0))" office:value-type="boolean" office:boolean-value="true" calcext:value-type="boolean">
            <text:p>PRAWDA</text:p>
          </table:table-cell>
          <table:table-cell table:formula="of:=IF([.F50]; [.B50]; [.B50] - [.$E50]*8)" office:value-type="float" office:value="72" calcext:value-type="float">
            <text:p>72</text:p>
          </table:table-cell>
          <table:table-cell table:formula="of:=IF([.F50];[.C50]; [.C50] - [.$E50]*24)" office:value-type="float" office:value="16" calcext:value-type="float">
            <text:p>16</text:p>
          </table:table-cell>
          <table:table-cell table:formula="of:=IF([.F50]; [.D50]; [.D50] - [.$E50]*60)"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0" calcext:value-type="date">
            <text:p>20.10.22</text:p>
          </table:table-cell>
          <table:table-cell table:formula="of:=IF(DAY([.$A51]) = 20; [.G50]+500; [.G50] )" office:value-type="float" office:value="572" calcext:value-type="float">
            <text:p>572</text:p>
          </table:table-cell>
          <table:table-cell table:formula="of:=IF(DAY([.$A51]) = 20; [.H50]+1400; [.H50] )" office:value-type="float" office:value="1416" calcext:value-type="float">
            <text:p>1416</text:p>
          </table:table-cell>
          <table:table-cell table:formula="of:=IF(DAY([.$A51]) = 20; [.I50]+4000; [.I50] )" office:value-type="float" office:value="5040" calcext:value-type="float">
            <text:p>504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51] - [.$E51]*8 &lt; 0; [.C51] - [.$E51]*24 &lt; 0; [.D51] - [.$E51]*60 &lt; 0))" office:value-type="boolean" office:boolean-value="false" calcext:value-type="boolean">
            <text:p>FAŁSZ</text:p>
          </table:table-cell>
          <table:table-cell table:formula="of:=IF([.F51]; [.B51]; [.B51] - [.$E51]*8)" office:value-type="float" office:value="540" calcext:value-type="float">
            <text:p>540</text:p>
          </table:table-cell>
          <table:table-cell table:formula="of:=IF([.F51];[.C51]; [.C51] - [.$E51]*24)" office:value-type="float" office:value="1320" calcext:value-type="float">
            <text:p>1320</text:p>
          </table:table-cell>
          <table:table-cell table:formula="of:=IF([.F51]; [.D51]; [.D51] - [.$E51]*60)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1" calcext:value-type="date">
            <text:p>21.10.22</text:p>
          </table:table-cell>
          <table:table-cell table:formula="of:=IF(DAY([.$A52]) = 20; [.G51]+500; [.G51] )" office:value-type="float" office:value="540" calcext:value-type="float">
            <text:p>540</text:p>
          </table:table-cell>
          <table:table-cell table:formula="of:=IF(DAY([.$A52]) = 20; [.H51]+1400; [.H51] )" office:value-type="float" office:value="1320" calcext:value-type="float">
            <text:p>1320</text:p>
          </table:table-cell>
          <table:table-cell table:formula="of:=IF(DAY([.$A52]) = 20; [.I51]+4000; [.I51] )"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52] - [.$E52]*8 &lt; 0; [.C52] - [.$E52]*24 &lt; 0; [.D52] - [.$E52]*60 &lt; 0))" office:value-type="boolean" office:boolean-value="false" calcext:value-type="boolean">
            <text:p>FAŁSZ</text:p>
          </table:table-cell>
          <table:table-cell table:formula="of:=IF([.F52]; [.B52]; [.B52] - [.$E52]*8)" office:value-type="float" office:value="516" calcext:value-type="float">
            <text:p>516</text:p>
          </table:table-cell>
          <table:table-cell table:formula="of:=IF([.F52];[.C52]; [.C52] - [.$E52]*24)" office:value-type="float" office:value="1248" calcext:value-type="float">
            <text:p>1248</text:p>
          </table:table-cell>
          <table:table-cell table:formula="of:=IF([.F52]; [.D52]; [.D52] - [.$E52]*60)"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2" calcext:value-type="date">
            <text:p>22.10.22</text:p>
          </table:table-cell>
          <table:table-cell table:formula="of:=IF(DAY([.$A53]) = 20; [.G52]+500; [.G52] )" office:value-type="float" office:value="516" calcext:value-type="float">
            <text:p>516</text:p>
          </table:table-cell>
          <table:table-cell table:formula="of:=IF(DAY([.$A53]) = 20; [.H52]+1400; [.H52] )" office:value-type="float" office:value="1248" calcext:value-type="float">
            <text:p>1248</text:p>
          </table:table-cell>
          <table:table-cell table:formula="of:=IF(DAY([.$A53]) = 20; [.I52]+4000; [.I52] )" office:value-type="float" office:value="4620" calcext:value-type="float">
            <text:p>46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53] - [.$E53]*8 &lt; 0; [.C53] - [.$E53]*24 &lt; 0; [.D53] - [.$E53]*60 &lt; 0))" office:value-type="boolean" office:boolean-value="false" calcext:value-type="boolean">
            <text:p>FAŁSZ</text:p>
          </table:table-cell>
          <table:table-cell table:formula="of:=IF([.F53]; [.B53]; [.B53] - [.$E53]*8)" office:value-type="float" office:value="508" calcext:value-type="float">
            <text:p>508</text:p>
          </table:table-cell>
          <table:table-cell table:formula="of:=IF([.F53];[.C53]; [.C53] - [.$E53]*24)" office:value-type="float" office:value="1224" calcext:value-type="float">
            <text:p>1224</text:p>
          </table:table-cell>
          <table:table-cell table:formula="of:=IF([.F53]; [.D53]; [.D53] - [.$E53]*60)"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3" calcext:value-type="date">
            <text:p>23.10.22</text:p>
          </table:table-cell>
          <table:table-cell table:formula="of:=IF(DAY([.$A54]) = 20; [.G53]+500; [.G53] )" office:value-type="float" office:value="508" calcext:value-type="float">
            <text:p>508</text:p>
          </table:table-cell>
          <table:table-cell table:formula="of:=IF(DAY([.$A54]) = 20; [.H53]+1400; [.H53] )" office:value-type="float" office:value="1224" calcext:value-type="float">
            <text:p>1224</text:p>
          </table:table-cell>
          <table:table-cell table:formula="of:=IF(DAY([.$A54]) = 20; [.I53]+4000; [.I53] )"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54] - [.$E54]*8 &lt; 0; [.C54] - [.$E54]*24 &lt; 0; [.D54] - [.$E54]*60 &lt; 0))" office:value-type="boolean" office:boolean-value="false" calcext:value-type="boolean">
            <text:p>FAŁSZ</text:p>
          </table:table-cell>
          <table:table-cell table:formula="of:=IF([.F54]; [.B54]; [.B54] - [.$E54]*8)" office:value-type="float" office:value="508" calcext:value-type="float">
            <text:p>508</text:p>
          </table:table-cell>
          <table:table-cell table:formula="of:=IF([.F54];[.C54]; [.C54] - [.$E54]*24)" office:value-type="float" office:value="1224" calcext:value-type="float">
            <text:p>1224</text:p>
          </table:table-cell>
          <table:table-cell table:formula="of:=IF([.F54]; [.D54]; [.D54] - [.$E54]*60)"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4" calcext:value-type="date">
            <text:p>24.10.22</text:p>
          </table:table-cell>
          <table:table-cell table:formula="of:=IF(DAY([.$A55]) = 20; [.G54]+500; [.G54] )" office:value-type="float" office:value="508" calcext:value-type="float">
            <text:p>508</text:p>
          </table:table-cell>
          <table:table-cell table:formula="of:=IF(DAY([.$A55]) = 20; [.H54]+1400; [.H54] )" office:value-type="float" office:value="1224" calcext:value-type="float">
            <text:p>1224</text:p>
          </table:table-cell>
          <table:table-cell table:formula="of:=IF(DAY([.$A55]) = 20; [.I54]+4000; [.I54] )" office:value-type="float" office:value="4560" calcext:value-type="float">
            <text:p>456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55] - [.$E55]*8 &lt; 0; [.C55] - [.$E55]*24 &lt; 0; [.D55] - [.$E55]*60 &lt; 0))" office:value-type="boolean" office:boolean-value="false" calcext:value-type="boolean">
            <text:p>FAŁSZ</text:p>
          </table:table-cell>
          <table:table-cell table:formula="of:=IF([.F55]; [.B55]; [.B55] - [.$E55]*8)" office:value-type="float" office:value="476" calcext:value-type="float">
            <text:p>476</text:p>
          </table:table-cell>
          <table:table-cell table:formula="of:=IF([.F55];[.C55]; [.C55] - [.$E55]*24)" office:value-type="float" office:value="1128" calcext:value-type="float">
            <text:p>1128</text:p>
          </table:table-cell>
          <table:table-cell table:formula="of:=IF([.F55]; [.D55]; [.D55] - [.$E55]*60)"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5" calcext:value-type="date">
            <text:p>25.10.22</text:p>
          </table:table-cell>
          <table:table-cell table:formula="of:=IF(DAY([.$A56]) = 20; [.G55]+500; [.G55] )" office:value-type="float" office:value="476" calcext:value-type="float">
            <text:p>476</text:p>
          </table:table-cell>
          <table:table-cell table:formula="of:=IF(DAY([.$A56]) = 20; [.H55]+1400; [.H55] )" office:value-type="float" office:value="1128" calcext:value-type="float">
            <text:p>1128</text:p>
          </table:table-cell>
          <table:table-cell table:formula="of:=IF(DAY([.$A56]) = 20; [.I55]+4000; [.I55] )" office:value-type="float" office:value="4320" calcext:value-type="float">
            <text:p>432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56] - [.$E56]*8 &lt; 0; [.C56] - [.$E56]*24 &lt; 0; [.D56] - [.$E56]*60 &lt; 0))" office:value-type="boolean" office:boolean-value="false" calcext:value-type="boolean">
            <text:p>FAŁSZ</text:p>
          </table:table-cell>
          <table:table-cell table:formula="of:=IF([.F56]; [.B56]; [.B56] - [.$E56]*8)" office:value-type="float" office:value="452" calcext:value-type="float">
            <text:p>452</text:p>
          </table:table-cell>
          <table:table-cell table:formula="of:=IF([.F56];[.C56]; [.C56] - [.$E56]*24)" office:value-type="float" office:value="1056" calcext:value-type="float">
            <text:p>1056</text:p>
          </table:table-cell>
          <table:table-cell table:formula="of:=IF([.F56]; [.D56]; [.D56] - [.$E56]*60)"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6" calcext:value-type="date">
            <text:p>26.10.22</text:p>
          </table:table-cell>
          <table:table-cell table:formula="of:=IF(DAY([.$A57]) = 20; [.G56]+500; [.G56] )" office:value-type="float" office:value="452" calcext:value-type="float">
            <text:p>452</text:p>
          </table:table-cell>
          <table:table-cell table:formula="of:=IF(DAY([.$A57]) = 20; [.H56]+1400; [.H56] )" office:value-type="float" office:value="1056" calcext:value-type="float">
            <text:p>1056</text:p>
          </table:table-cell>
          <table:table-cell table:formula="of:=IF(DAY([.$A57]) = 20; [.I56]+4000; [.I56] )" office:value-type="float" office:value="4140" calcext:value-type="float">
            <text:p>414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57] - [.$E57]*8 &lt; 0; [.C57] - [.$E57]*24 &lt; 0; [.D57] - [.$E57]*60 &lt; 0))" office:value-type="boolean" office:boolean-value="false" calcext:value-type="boolean">
            <text:p>FAŁSZ</text:p>
          </table:table-cell>
          <table:table-cell table:formula="of:=IF([.F57]; [.B57]; [.B57] - [.$E57]*8)" office:value-type="float" office:value="436" calcext:value-type="float">
            <text:p>436</text:p>
          </table:table-cell>
          <table:table-cell table:formula="of:=IF([.F57];[.C57]; [.C57] - [.$E57]*24)" office:value-type="float" office:value="1008" calcext:value-type="float">
            <text:p>1008</text:p>
          </table:table-cell>
          <table:table-cell table:formula="of:=IF([.F57]; [.D57]; [.D57] - [.$E57]*60)"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7" calcext:value-type="date">
            <text:p>27.10.22</text:p>
          </table:table-cell>
          <table:table-cell table:formula="of:=IF(DAY([.$A58]) = 20; [.G57]+500; [.G57] )" office:value-type="float" office:value="436" calcext:value-type="float">
            <text:p>436</text:p>
          </table:table-cell>
          <table:table-cell table:formula="of:=IF(DAY([.$A58]) = 20; [.H57]+1400; [.H57] )" office:value-type="float" office:value="1008" calcext:value-type="float">
            <text:p>1008</text:p>
          </table:table-cell>
          <table:table-cell table:formula="of:=IF(DAY([.$A58]) = 20; [.I57]+4000; [.I57] )" office:value-type="float" office:value="4020" calcext:value-type="float">
            <text:p>40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58] - [.$E58]*8 &lt; 0; [.C58] - [.$E58]*24 &lt; 0; [.D58] - [.$E58]*60 &lt; 0))" office:value-type="boolean" office:boolean-value="false" calcext:value-type="boolean">
            <text:p>FAŁSZ</text:p>
          </table:table-cell>
          <table:table-cell table:formula="of:=IF([.F58]; [.B58]; [.B58] - [.$E58]*8)" office:value-type="float" office:value="428" calcext:value-type="float">
            <text:p>428</text:p>
          </table:table-cell>
          <table:table-cell table:formula="of:=IF([.F58];[.C58]; [.C58] - [.$E58]*24)" office:value-type="float" office:value="984" calcext:value-type="float">
            <text:p>984</text:p>
          </table:table-cell>
          <table:table-cell table:formula="of:=IF([.F58]; [.D58]; [.D58] - [.$E58]*60)"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8" calcext:value-type="date">
            <text:p>28.10.22</text:p>
          </table:table-cell>
          <table:table-cell table:formula="of:=IF(DAY([.$A59]) = 20; [.G58]+500; [.G58] )" office:value-type="float" office:value="428" calcext:value-type="float">
            <text:p>428</text:p>
          </table:table-cell>
          <table:table-cell table:formula="of:=IF(DAY([.$A59]) = 20; [.H58]+1400; [.H58] )" office:value-type="float" office:value="984" calcext:value-type="float">
            <text:p>984</text:p>
          </table:table-cell>
          <table:table-cell table:formula="of:=IF(DAY([.$A59]) = 20; [.I58]+4000; [.I58] )" office:value-type="float" office:value="3960" calcext:value-type="float">
            <text:p>396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59] - [.$E59]*8 &lt; 0; [.C59] - [.$E59]*24 &lt; 0; [.D59] - [.$E59]*60 &lt; 0))" office:value-type="boolean" office:boolean-value="false" calcext:value-type="boolean">
            <text:p>FAŁSZ</text:p>
          </table:table-cell>
          <table:table-cell table:formula="of:=IF([.F59]; [.B59]; [.B59] - [.$E59]*8)" office:value-type="float" office:value="420" calcext:value-type="float">
            <text:p>420</text:p>
          </table:table-cell>
          <table:table-cell table:formula="of:=IF([.F59];[.C59]; [.C59] - [.$E59]*24)" office:value-type="float" office:value="960" calcext:value-type="float">
            <text:p>960</text:p>
          </table:table-cell>
          <table:table-cell table:formula="of:=IF([.F59]; [.D59]; [.D59] - [.$E59]*60)"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29" calcext:value-type="date">
            <text:p>29.10.22</text:p>
          </table:table-cell>
          <table:table-cell table:formula="of:=IF(DAY([.$A60]) = 20; [.G59]+500; [.G59] )" office:value-type="float" office:value="420" calcext:value-type="float">
            <text:p>420</text:p>
          </table:table-cell>
          <table:table-cell table:formula="of:=IF(DAY([.$A60]) = 20; [.H59]+1400; [.H59] )" office:value-type="float" office:value="960" calcext:value-type="float">
            <text:p>960</text:p>
          </table:table-cell>
          <table:table-cell table:formula="of:=IF(DAY([.$A60]) = 20; [.I59]+4000; [.I59] )" office:value-type="float" office:value="3900" calcext:value-type="float">
            <text:p>390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60] - [.$E60]*8 &lt; 0; [.C60] - [.$E60]*24 &lt; 0; [.D60] - [.$E60]*60 &lt; 0))" office:value-type="boolean" office:boolean-value="false" calcext:value-type="boolean">
            <text:p>FAŁSZ</text:p>
          </table:table-cell>
          <table:table-cell table:formula="of:=IF([.F60]; [.B60]; [.B60] - [.$E60]*8)" office:value-type="float" office:value="396" calcext:value-type="float">
            <text:p>396</text:p>
          </table:table-cell>
          <table:table-cell table:formula="of:=IF([.F60];[.C60]; [.C60] - [.$E60]*24)" office:value-type="float" office:value="888" calcext:value-type="float">
            <text:p>888</text:p>
          </table:table-cell>
          <table:table-cell table:formula="of:=IF([.F60]; [.D60]; [.D60] - [.$E60]*60)"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30" calcext:value-type="date">
            <text:p>30.10.22</text:p>
          </table:table-cell>
          <table:table-cell table:formula="of:=IF(DAY([.$A61]) = 20; [.G60]+500; [.G60] )" office:value-type="float" office:value="396" calcext:value-type="float">
            <text:p>396</text:p>
          </table:table-cell>
          <table:table-cell table:formula="of:=IF(DAY([.$A61]) = 20; [.H60]+1400; [.H60] )" office:value-type="float" office:value="888" calcext:value-type="float">
            <text:p>888</text:p>
          </table:table-cell>
          <table:table-cell table:formula="of:=IF(DAY([.$A61]) = 20; [.I60]+4000; [.I60] )"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61] - [.$E61]*8 &lt; 0; [.C61] - [.$E61]*24 &lt; 0; [.D61] - [.$E61]*60 &lt; 0))" office:value-type="boolean" office:boolean-value="false" calcext:value-type="boolean">
            <text:p>FAŁSZ</text:p>
          </table:table-cell>
          <table:table-cell table:formula="of:=IF([.F61]; [.B61]; [.B61] - [.$E61]*8)" office:value-type="float" office:value="396" calcext:value-type="float">
            <text:p>396</text:p>
          </table:table-cell>
          <table:table-cell table:formula="of:=IF([.F61];[.C61]; [.C61] - [.$E61]*24)" office:value-type="float" office:value="888" calcext:value-type="float">
            <text:p>888</text:p>
          </table:table-cell>
          <table:table-cell table:formula="of:=IF([.F61]; [.D61]; [.D61] - [.$E61]*60)"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0-31" calcext:value-type="date">
            <text:p>31.10.22</text:p>
          </table:table-cell>
          <table:table-cell table:formula="of:=IF(DAY([.$A62]) = 20; [.G61]+500; [.G61] )" office:value-type="float" office:value="396" calcext:value-type="float">
            <text:p>396</text:p>
          </table:table-cell>
          <table:table-cell table:formula="of:=IF(DAY([.$A62]) = 20; [.H61]+1400; [.H61] )" office:value-type="float" office:value="888" calcext:value-type="float">
            <text:p>888</text:p>
          </table:table-cell>
          <table:table-cell table:formula="of:=IF(DAY([.$A62]) = 20; [.I61]+4000; [.I61] )" office:value-type="float" office:value="3720" calcext:value-type="float">
            <text:p>372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62] - [.$E62]*8 &lt; 0; [.C62] - [.$E62]*24 &lt; 0; [.D62] - [.$E62]*60 &lt; 0))" office:value-type="boolean" office:boolean-value="false" calcext:value-type="boolean">
            <text:p>FAŁSZ</text:p>
          </table:table-cell>
          <table:table-cell table:formula="of:=IF([.F62]; [.B62]; [.B62] - [.$E62]*8)" office:value-type="float" office:value="380" calcext:value-type="float">
            <text:p>380</text:p>
          </table:table-cell>
          <table:table-cell table:formula="of:=IF([.F62];[.C62]; [.C62] - [.$E62]*24)" office:value-type="float" office:value="840" calcext:value-type="float">
            <text:p>840</text:p>
          </table:table-cell>
          <table:table-cell table:formula="of:=IF([.F62]; [.D62]; [.D62] - [.$E62]*60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1" calcext:value-type="date">
            <text:p>1.11.22</text:p>
          </table:table-cell>
          <table:table-cell table:formula="of:=IF(DAY([.$A63]) = 20; [.G62]+500; [.G62] )" office:value-type="float" office:value="380" calcext:value-type="float">
            <text:p>380</text:p>
          </table:table-cell>
          <table:table-cell table:formula="of:=IF(DAY([.$A63]) = 20; [.H62]+1400; [.H62] )" office:value-type="float" office:value="840" calcext:value-type="float">
            <text:p>840</text:p>
          </table:table-cell>
          <table:table-cell table:formula="of:=IF(DAY([.$A63]) = 20; [.I62]+4000; [.I62] )"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63] - [.$E63]*8 &lt; 0; [.C63] - [.$E63]*24 &lt; 0; [.D63] - [.$E63]*60 &lt; 0))" office:value-type="boolean" office:boolean-value="false" calcext:value-type="boolean">
            <text:p>FAŁSZ</text:p>
          </table:table-cell>
          <table:table-cell table:formula="of:=IF([.F63]; [.B63]; [.B63] - [.$E63]*8)" office:value-type="float" office:value="348" calcext:value-type="float">
            <text:p>348</text:p>
          </table:table-cell>
          <table:table-cell table:formula="of:=IF([.F63];[.C63]; [.C63] - [.$E63]*24)" office:value-type="float" office:value="744" calcext:value-type="float">
            <text:p>744</text:p>
          </table:table-cell>
          <table:table-cell table:formula="of:=IF([.F63]; [.D63]; [.D63] - [.$E63]*60)"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2" calcext:value-type="date">
            <text:p>2.11.22</text:p>
          </table:table-cell>
          <table:table-cell table:formula="of:=IF(DAY([.$A64]) = 20; [.G63]+500; [.G63] )" office:value-type="float" office:value="348" calcext:value-type="float">
            <text:p>348</text:p>
          </table:table-cell>
          <table:table-cell table:formula="of:=IF(DAY([.$A64]) = 20; [.H63]+1400; [.H63] )" office:value-type="float" office:value="744" calcext:value-type="float">
            <text:p>744</text:p>
          </table:table-cell>
          <table:table-cell table:formula="of:=IF(DAY([.$A64]) = 20; [.I63]+4000; [.I63] )" office:value-type="float" office:value="3360" calcext:value-type="float">
            <text:p>336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64] - [.$E64]*8 &lt; 0; [.C64] - [.$E64]*24 &lt; 0; [.D64] - [.$E64]*60 &lt; 0))" office:value-type="boolean" office:boolean-value="false" calcext:value-type="boolean">
            <text:p>FAŁSZ</text:p>
          </table:table-cell>
          <table:table-cell table:formula="of:=IF([.F64]; [.B64]; [.B64] - [.$E64]*8)" office:value-type="float" office:value="340" calcext:value-type="float">
            <text:p>340</text:p>
          </table:table-cell>
          <table:table-cell table:formula="of:=IF([.F64];[.C64]; [.C64] - [.$E64]*24)" office:value-type="float" office:value="720" calcext:value-type="float">
            <text:p>720</text:p>
          </table:table-cell>
          <table:table-cell table:formula="of:=IF([.F64]; [.D64]; [.D64] - [.$E64]*60)"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3" calcext:value-type="date">
            <text:p>3.11.22</text:p>
          </table:table-cell>
          <table:table-cell table:formula="of:=IF(DAY([.$A65]) = 20; [.G64]+500; [.G64] )" office:value-type="float" office:value="340" calcext:value-type="float">
            <text:p>340</text:p>
          </table:table-cell>
          <table:table-cell table:formula="of:=IF(DAY([.$A65]) = 20; [.H64]+1400; [.H64] )" office:value-type="float" office:value="720" calcext:value-type="float">
            <text:p>720</text:p>
          </table:table-cell>
          <table:table-cell table:formula="of:=IF(DAY([.$A65]) = 20; [.I64]+4000; [.I64] )" office:value-type="float" office:value="3300" calcext:value-type="float">
            <text:p>330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65] - [.$E65]*8 &lt; 0; [.C65] - [.$E65]*24 &lt; 0; [.D65] - [.$E65]*60 &lt; 0))" office:value-type="boolean" office:boolean-value="false" calcext:value-type="boolean">
            <text:p>FAŁSZ</text:p>
          </table:table-cell>
          <table:table-cell table:formula="of:=IF([.F65]; [.B65]; [.B65] - [.$E65]*8)" office:value-type="float" office:value="324" calcext:value-type="float">
            <text:p>324</text:p>
          </table:table-cell>
          <table:table-cell table:formula="of:=IF([.F65];[.C65]; [.C65] - [.$E65]*24)" office:value-type="float" office:value="672" calcext:value-type="float">
            <text:p>672</text:p>
          </table:table-cell>
          <table:table-cell table:formula="of:=IF([.F65]; [.D65]; [.D65] - [.$E65]*60)"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4" calcext:value-type="date">
            <text:p>4.11.22</text:p>
          </table:table-cell>
          <table:table-cell table:formula="of:=IF(DAY([.$A66]) = 20; [.G65]+500; [.G65] )" office:value-type="float" office:value="324" calcext:value-type="float">
            <text:p>324</text:p>
          </table:table-cell>
          <table:table-cell table:formula="of:=IF(DAY([.$A66]) = 20; [.H65]+1400; [.H65] )" office:value-type="float" office:value="672" calcext:value-type="float">
            <text:p>672</text:p>
          </table:table-cell>
          <table:table-cell table:formula="of:=IF(DAY([.$A66]) = 20; [.I65]+4000; [.I65] )" office:value-type="float" office:value="3180" calcext:value-type="float">
            <text:p>318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66] - [.$E66]*8 &lt; 0; [.C66] - [.$E66]*24 &lt; 0; [.D66] - [.$E66]*60 &lt; 0))" office:value-type="boolean" office:boolean-value="false" calcext:value-type="boolean">
            <text:p>FAŁSZ</text:p>
          </table:table-cell>
          <table:table-cell table:formula="of:=IF([.F66]; [.B66]; [.B66] - [.$E66]*8)" office:value-type="float" office:value="316" calcext:value-type="float">
            <text:p>316</text:p>
          </table:table-cell>
          <table:table-cell table:formula="of:=IF([.F66];[.C66]; [.C66] - [.$E66]*24)" office:value-type="float" office:value="648" calcext:value-type="float">
            <text:p>648</text:p>
          </table:table-cell>
          <table:table-cell table:formula="of:=IF([.F66]; [.D66]; [.D66] - [.$E66]*60)"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5" calcext:value-type="date">
            <text:p>5.11.22</text:p>
          </table:table-cell>
          <table:table-cell table:formula="of:=IF(DAY([.$A67]) = 20; [.G66]+500; [.G66] )" office:value-type="float" office:value="316" calcext:value-type="float">
            <text:p>316</text:p>
          </table:table-cell>
          <table:table-cell table:formula="of:=IF(DAY([.$A67]) = 20; [.H66]+1400; [.H66] )" office:value-type="float" office:value="648" calcext:value-type="float">
            <text:p>648</text:p>
          </table:table-cell>
          <table:table-cell table:formula="of:=IF(DAY([.$A67]) = 20; [.I66]+4000; [.I66] )" office:value-type="float" office:value="3120" calcext:value-type="float">
            <text:p>312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67] - [.$E67]*8 &lt; 0; [.C67] - [.$E67]*24 &lt; 0; [.D67] - [.$E67]*60 &lt; 0))" office:value-type="boolean" office:boolean-value="false" calcext:value-type="boolean">
            <text:p>FAŁSZ</text:p>
          </table:table-cell>
          <table:table-cell table:formula="of:=IF([.F67]; [.B67]; [.B67] - [.$E67]*8)" office:value-type="float" office:value="292" calcext:value-type="float">
            <text:p>292</text:p>
          </table:table-cell>
          <table:table-cell table:formula="of:=IF([.F67];[.C67]; [.C67] - [.$E67]*24)" office:value-type="float" office:value="576" calcext:value-type="float">
            <text:p>576</text:p>
          </table:table-cell>
          <table:table-cell table:formula="of:=IF([.F67]; [.D67]; [.D67] - [.$E67]*60)"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6" calcext:value-type="date">
            <text:p>6.11.22</text:p>
          </table:table-cell>
          <table:table-cell table:formula="of:=IF(DAY([.$A68]) = 20; [.G67]+500; [.G67] )" office:value-type="float" office:value="292" calcext:value-type="float">
            <text:p>292</text:p>
          </table:table-cell>
          <table:table-cell table:formula="of:=IF(DAY([.$A68]) = 20; [.H67]+1400; [.H67] )" office:value-type="float" office:value="576" calcext:value-type="float">
            <text:p>576</text:p>
          </table:table-cell>
          <table:table-cell table:formula="of:=IF(DAY([.$A68]) = 20; [.I67]+4000; [.I67] )"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68] - [.$E68]*8 &lt; 0; [.C68] - [.$E68]*24 &lt; 0; [.D68] - [.$E68]*60 &lt; 0))" office:value-type="boolean" office:boolean-value="false" calcext:value-type="boolean">
            <text:p>FAŁSZ</text:p>
          </table:table-cell>
          <table:table-cell table:formula="of:=IF([.F68]; [.B68]; [.B68] - [.$E68]*8)" office:value-type="float" office:value="292" calcext:value-type="float">
            <text:p>292</text:p>
          </table:table-cell>
          <table:table-cell table:formula="of:=IF([.F68];[.C68]; [.C68] - [.$E68]*24)" office:value-type="float" office:value="576" calcext:value-type="float">
            <text:p>576</text:p>
          </table:table-cell>
          <table:table-cell table:formula="of:=IF([.F68]; [.D68]; [.D68] - [.$E68]*60)"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7" calcext:value-type="date">
            <text:p>7.11.22</text:p>
          </table:table-cell>
          <table:table-cell table:formula="of:=IF(DAY([.$A69]) = 20; [.G68]+500; [.G68] )" office:value-type="float" office:value="292" calcext:value-type="float">
            <text:p>292</text:p>
          </table:table-cell>
          <table:table-cell table:formula="of:=IF(DAY([.$A69]) = 20; [.H68]+1400; [.H68] )" office:value-type="float" office:value="576" calcext:value-type="float">
            <text:p>576</text:p>
          </table:table-cell>
          <table:table-cell table:formula="of:=IF(DAY([.$A69]) = 20; [.I68]+4000; [.I68] )" office:value-type="float" office:value="2940" calcext:value-type="float">
            <text:p>294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69] - [.$E69]*8 &lt; 0; [.C69] - [.$E69]*24 &lt; 0; [.D69] - [.$E69]*60 &lt; 0))" office:value-type="boolean" office:boolean-value="false" calcext:value-type="boolean">
            <text:p>FAŁSZ</text:p>
          </table:table-cell>
          <table:table-cell table:formula="of:=IF([.F69]; [.B69]; [.B69] - [.$E69]*8)" office:value-type="float" office:value="276" calcext:value-type="float">
            <text:p>276</text:p>
          </table:table-cell>
          <table:table-cell table:formula="of:=IF([.F69];[.C69]; [.C69] - [.$E69]*24)" office:value-type="float" office:value="528" calcext:value-type="float">
            <text:p>528</text:p>
          </table:table-cell>
          <table:table-cell table:formula="of:=IF([.F69]; [.D69]; [.D69] - [.$E69]*60)"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8" calcext:value-type="date">
            <text:p>8.11.22</text:p>
          </table:table-cell>
          <table:table-cell table:formula="of:=IF(DAY([.$A70]) = 20; [.G69]+500; [.G69] )" office:value-type="float" office:value="276" calcext:value-type="float">
            <text:p>276</text:p>
          </table:table-cell>
          <table:table-cell table:formula="of:=IF(DAY([.$A70]) = 20; [.H69]+1400; [.H69] )" office:value-type="float" office:value="528" calcext:value-type="float">
            <text:p>528</text:p>
          </table:table-cell>
          <table:table-cell table:formula="of:=IF(DAY([.$A70]) = 20; [.I69]+4000; [.I69] )" office:value-type="float" office:value="2820" calcext:value-type="float">
            <text:p>282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70] - [.$E70]*8 &lt; 0; [.C70] - [.$E70]*24 &lt; 0; [.D70] - [.$E70]*60 &lt; 0))" office:value-type="boolean" office:boolean-value="false" calcext:value-type="boolean">
            <text:p>FAŁSZ</text:p>
          </table:table-cell>
          <table:table-cell table:formula="of:=IF([.F70]; [.B70]; [.B70] - [.$E70]*8)" office:value-type="float" office:value="244" calcext:value-type="float">
            <text:p>244</text:p>
          </table:table-cell>
          <table:table-cell table:formula="of:=IF([.F70];[.C70]; [.C70] - [.$E70]*24)" office:value-type="float" office:value="432" calcext:value-type="float">
            <text:p>432</text:p>
          </table:table-cell>
          <table:table-cell table:formula="of:=IF([.F70]; [.D70]; [.D70] - [.$E70]*60)"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09" calcext:value-type="date">
            <text:p>9.11.22</text:p>
          </table:table-cell>
          <table:table-cell table:formula="of:=IF(DAY([.$A71]) = 20; [.G70]+500; [.G70] )" office:value-type="float" office:value="244" calcext:value-type="float">
            <text:p>244</text:p>
          </table:table-cell>
          <table:table-cell table:formula="of:=IF(DAY([.$A71]) = 20; [.H70]+1400; [.H70] )" office:value-type="float" office:value="432" calcext:value-type="float">
            <text:p>432</text:p>
          </table:table-cell>
          <table:table-cell table:formula="of:=IF(DAY([.$A71]) = 20; [.I70]+4000; [.I70] )" office:value-type="float" office:value="2580" calcext:value-type="float">
            <text:p>258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71] - [.$E71]*8 &lt; 0; [.C71] - [.$E71]*24 &lt; 0; [.D71] - [.$E71]*60 &lt; 0))" office:value-type="boolean" office:boolean-value="false" calcext:value-type="boolean">
            <text:p>FAŁSZ</text:p>
          </table:table-cell>
          <table:table-cell table:formula="of:=IF([.F71]; [.B71]; [.B71] - [.$E71]*8)" office:value-type="float" office:value="220" calcext:value-type="float">
            <text:p>220</text:p>
          </table:table-cell>
          <table:table-cell table:formula="of:=IF([.F71];[.C71]; [.C71] - [.$E71]*24)" office:value-type="float" office:value="360" calcext:value-type="float">
            <text:p>360</text:p>
          </table:table-cell>
          <table:table-cell table:formula="of:=IF([.F71]; [.D71]; [.D71] - [.$E71]*60)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0" calcext:value-type="date">
            <text:p>10.11.22</text:p>
          </table:table-cell>
          <table:table-cell table:formula="of:=IF(DAY([.$A72]) = 20; [.G71]+500; [.G71] )" office:value-type="float" office:value="220" calcext:value-type="float">
            <text:p>220</text:p>
          </table:table-cell>
          <table:table-cell table:formula="of:=IF(DAY([.$A72]) = 20; [.H71]+1400; [.H71] )" office:value-type="float" office:value="360" calcext:value-type="float">
            <text:p>360</text:p>
          </table:table-cell>
          <table:table-cell table:formula="of:=IF(DAY([.$A72]) = 20; [.I71]+4000; [.I71] )"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72] - [.$E72]*8 &lt; 0; [.C72] - [.$E72]*24 &lt; 0; [.D72] - [.$E72]*60 &lt; 0))" office:value-type="boolean" office:boolean-value="false" calcext:value-type="boolean">
            <text:p>FAŁSZ</text:p>
          </table:table-cell>
          <table:table-cell table:formula="of:=IF([.F72]; [.B72]; [.B72] - [.$E72]*8)" office:value-type="float" office:value="188" calcext:value-type="float">
            <text:p>188</text:p>
          </table:table-cell>
          <table:table-cell table:formula="of:=IF([.F72];[.C72]; [.C72] - [.$E72]*24)" office:value-type="float" office:value="264" calcext:value-type="float">
            <text:p>264</text:p>
          </table:table-cell>
          <table:table-cell table:formula="of:=IF([.F72]; [.D72]; [.D72] - [.$E72]*60)"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1" calcext:value-type="date">
            <text:p>11.11.22</text:p>
          </table:table-cell>
          <table:table-cell table:formula="of:=IF(DAY([.$A73]) = 20; [.G72]+500; [.G72] )" office:value-type="float" office:value="188" calcext:value-type="float">
            <text:p>188</text:p>
          </table:table-cell>
          <table:table-cell table:formula="of:=IF(DAY([.$A73]) = 20; [.H72]+1400; [.H72] )" office:value-type="float" office:value="264" calcext:value-type="float">
            <text:p>264</text:p>
          </table:table-cell>
          <table:table-cell table:formula="of:=IF(DAY([.$A73]) = 20; [.I72]+4000; [.I72] )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73] - [.$E73]*8 &lt; 0; [.C73] - [.$E73]*24 &lt; 0; [.D73] - [.$E73]*60 &lt; 0))" office:value-type="boolean" office:boolean-value="false" calcext:value-type="boolean">
            <text:p>FAŁSZ</text:p>
          </table:table-cell>
          <table:table-cell table:formula="of:=IF([.F73]; [.B73]; [.B73] - [.$E73]*8)" office:value-type="float" office:value="180" calcext:value-type="float">
            <text:p>180</text:p>
          </table:table-cell>
          <table:table-cell table:formula="of:=IF([.F73];[.C73]; [.C73] - [.$E73]*24)" office:value-type="float" office:value="240" calcext:value-type="float">
            <text:p>240</text:p>
          </table:table-cell>
          <table:table-cell table:formula="of:=IF([.F73]; [.D73]; [.D73] - [.$E73]*60)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2" calcext:value-type="date">
            <text:p>12.11.22</text:p>
          </table:table-cell>
          <table:table-cell table:formula="of:=IF(DAY([.$A74]) = 20; [.G73]+500; [.G73] )" office:value-type="float" office:value="180" calcext:value-type="float">
            <text:p>180</text:p>
          </table:table-cell>
          <table:table-cell table:formula="of:=IF(DAY([.$A74]) = 20; [.H73]+1400; [.H73] )" office:value-type="float" office:value="240" calcext:value-type="float">
            <text:p>240</text:p>
          </table:table-cell>
          <table:table-cell table:formula="of:=IF(DAY([.$A74]) = 20; [.I73]+4000; [.I73] )"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74] - [.$E74]*8 &lt; 0; [.C74] - [.$E74]*24 &lt; 0; [.D74] - [.$E74]*60 &lt; 0))" office:value-type="boolean" office:boolean-value="false" calcext:value-type="boolean">
            <text:p>FAŁSZ</text:p>
          </table:table-cell>
          <table:table-cell table:formula="of:=IF([.F74]; [.B74]; [.B74] - [.$E74]*8)" office:value-type="float" office:value="164" calcext:value-type="float">
            <text:p>164</text:p>
          </table:table-cell>
          <table:table-cell table:formula="of:=IF([.F74];[.C74]; [.C74] - [.$E74]*24)" office:value-type="float" office:value="192" calcext:value-type="float">
            <text:p>192</text:p>
          </table:table-cell>
          <table:table-cell table:formula="of:=IF([.F74]; [.D74]; [.D74] - [.$E74]*60)"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3" calcext:value-type="date">
            <text:p>13.11.22</text:p>
          </table:table-cell>
          <table:table-cell table:formula="of:=IF(DAY([.$A75]) = 20; [.G74]+500; [.G74] )" office:value-type="float" office:value="164" calcext:value-type="float">
            <text:p>164</text:p>
          </table:table-cell>
          <table:table-cell table:formula="of:=IF(DAY([.$A75]) = 20; [.H74]+1400; [.H74] )" office:value-type="float" office:value="192" calcext:value-type="float">
            <text:p>192</text:p>
          </table:table-cell>
          <table:table-cell table:formula="of:=IF(DAY([.$A75]) = 20; [.I74]+4000; [.I74] )"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75] - [.$E75]*8 &lt; 0; [.C75] - [.$E75]*24 &lt; 0; [.D75] - [.$E75]*60 &lt; 0))" office:value-type="boolean" office:boolean-value="false" calcext:value-type="boolean">
            <text:p>FAŁSZ</text:p>
          </table:table-cell>
          <table:table-cell table:formula="of:=IF([.F75]; [.B75]; [.B75] - [.$E75]*8)" office:value-type="float" office:value="164" calcext:value-type="float">
            <text:p>164</text:p>
          </table:table-cell>
          <table:table-cell table:formula="of:=IF([.F75];[.C75]; [.C75] - [.$E75]*24)" office:value-type="float" office:value="192" calcext:value-type="float">
            <text:p>192</text:p>
          </table:table-cell>
          <table:table-cell table:formula="of:=IF([.F75]; [.D75]; [.D75] - [.$E75]*60)"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4" calcext:value-type="date">
            <text:p>14.11.22</text:p>
          </table:table-cell>
          <table:table-cell table:formula="of:=IF(DAY([.$A76]) = 20; [.G75]+500; [.G75] )" office:value-type="float" office:value="164" calcext:value-type="float">
            <text:p>164</text:p>
          </table:table-cell>
          <table:table-cell table:formula="of:=IF(DAY([.$A76]) = 20; [.H75]+1400; [.H75] )" office:value-type="float" office:value="192" calcext:value-type="float">
            <text:p>192</text:p>
          </table:table-cell>
          <table:table-cell table:formula="of:=IF(DAY([.$A76]) = 20; [.I75]+4000; [.I75] )"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76] - [.$E76]*8 &lt; 0; [.C76] - [.$E76]*24 &lt; 0; [.D76] - [.$E76]*60 &lt; 0))" office:value-type="boolean" office:boolean-value="false" calcext:value-type="boolean">
            <text:p>FAŁSZ</text:p>
          </table:table-cell>
          <table:table-cell table:formula="of:=IF([.F76]; [.B76]; [.B76] - [.$E76]*8)" office:value-type="float" office:value="140" calcext:value-type="float">
            <text:p>140</text:p>
          </table:table-cell>
          <table:table-cell table:formula="of:=IF([.F76];[.C76]; [.C76] - [.$E76]*24)" office:value-type="float" office:value="120" calcext:value-type="float">
            <text:p>120</text:p>
          </table:table-cell>
          <table:table-cell table:formula="of:=IF([.F76]; [.D76]; [.D76] - [.$E76]*60)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5" calcext:value-type="date">
            <text:p>15.11.22</text:p>
          </table:table-cell>
          <table:table-cell table:formula="of:=IF(DAY([.$A77]) = 20; [.G76]+500; [.G76] )" office:value-type="float" office:value="140" calcext:value-type="float">
            <text:p>140</text:p>
          </table:table-cell>
          <table:table-cell table:formula="of:=IF(DAY([.$A77]) = 20; [.H76]+1400; [.H76] )" office:value-type="float" office:value="120" calcext:value-type="float">
            <text:p>120</text:p>
          </table:table-cell>
          <table:table-cell table:formula="of:=IF(DAY([.$A77]) = 20; [.I76]+4000; [.I76] )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77] - [.$E77]*8 &lt; 0; [.C77] - [.$E77]*24 &lt; 0; [.D77] - [.$E77]*60 &lt; 0))" office:value-type="boolean" office:boolean-value="false" calcext:value-type="boolean">
            <text:p>FAŁSZ</text:p>
          </table:table-cell>
          <table:table-cell table:formula="of:=IF([.F77]; [.B77]; [.B77] - [.$E77]*8)" office:value-type="float" office:value="132" calcext:value-type="float">
            <text:p>132</text:p>
          </table:table-cell>
          <table:table-cell table:formula="of:=IF([.F77];[.C77]; [.C77] - [.$E77]*24)" office:value-type="float" office:value="96" calcext:value-type="float">
            <text:p>96</text:p>
          </table:table-cell>
          <table:table-cell table:formula="of:=IF([.F77]; [.D77]; [.D77] - [.$E77]*60)"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6" calcext:value-type="date">
            <text:p>16.11.22</text:p>
          </table:table-cell>
          <table:table-cell table:formula="of:=IF(DAY([.$A78]) = 20; [.G77]+500; [.G77] )" office:value-type="float" office:value="132" calcext:value-type="float">
            <text:p>132</text:p>
          </table:table-cell>
          <table:table-cell table:formula="of:=IF(DAY([.$A78]) = 20; [.H77]+1400; [.H77] )" office:value-type="float" office:value="96" calcext:value-type="float">
            <text:p>96</text:p>
          </table:table-cell>
          <table:table-cell table:formula="of:=IF(DAY([.$A78]) = 20; [.I77]+4000; [.I77] )"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78] - [.$E78]*8 &lt; 0; [.C78] - [.$E78]*24 &lt; 0; [.D78] - [.$E78]*60 &lt; 0))" office:value-type="boolean" office:boolean-value="false" calcext:value-type="boolean">
            <text:p>FAŁSZ</text:p>
          </table:table-cell>
          <table:table-cell table:formula="of:=IF([.F78]; [.B78]; [.B78] - [.$E78]*8)" office:value-type="float" office:value="100" calcext:value-type="float">
            <text:p>100</text:p>
          </table:table-cell>
          <table:table-cell table:formula="of:=IF([.F78];[.C78]; [.C78] - [.$E78]*24)" office:value-type="float" office:value="0" calcext:value-type="float">
            <text:p>0</text:p>
          </table:table-cell>
          <table:table-cell table:formula="of:=IF([.F78]; [.D78]; [.D78] - [.$E78]*60)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7" calcext:value-type="date">
            <text:p>17.11.22</text:p>
          </table:table-cell>
          <table:table-cell table:formula="of:=IF(DAY([.$A79]) = 20; [.G78]+500; [.G78] )" office:value-type="float" office:value="100" calcext:value-type="float">
            <text:p>100</text:p>
          </table:table-cell>
          <table:table-cell table:formula="of:=IF(DAY([.$A79]) = 20; [.H78]+1400; [.H78] )" office:value-type="float" office:value="0" calcext:value-type="float">
            <text:p>0</text:p>
          </table:table-cell>
          <table:table-cell table:formula="of:=IF(DAY([.$A79]) = 20; [.I78]+4000; [.I78] )"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79] - [.$E79]*8 &lt; 0; [.C79] - [.$E79]*24 &lt; 0; [.D79] - [.$E79]*60 &lt; 0))" office:value-type="boolean" office:boolean-value="true" calcext:value-type="boolean">
            <text:p>PRAWDA</text:p>
          </table:table-cell>
          <table:table-cell table:formula="of:=IF([.F79]; [.B79]; [.B79] - [.$E79]*8)" office:value-type="float" office:value="100" calcext:value-type="float">
            <text:p>100</text:p>
          </table:table-cell>
          <table:table-cell table:formula="of:=IF([.F79];[.C79]; [.C79] - [.$E79]*24)" office:value-type="float" office:value="0" calcext:value-type="float">
            <text:p>0</text:p>
          </table:table-cell>
          <table:table-cell table:formula="of:=IF([.F79]; [.D79]; [.D79] - [.$E79]*60)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8" calcext:value-type="date">
            <text:p>18.11.22</text:p>
          </table:table-cell>
          <table:table-cell table:formula="of:=IF(DAY([.$A80]) = 20; [.G79]+500; [.G79] )" office:value-type="float" office:value="100" calcext:value-type="float">
            <text:p>100</text:p>
          </table:table-cell>
          <table:table-cell table:formula="of:=IF(DAY([.$A80]) = 20; [.H79]+1400; [.H79] )" office:value-type="float" office:value="0" calcext:value-type="float">
            <text:p>0</text:p>
          </table:table-cell>
          <table:table-cell table:formula="of:=IF(DAY([.$A80]) = 20; [.I79]+4000; [.I79] )"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80] - [.$E80]*8 &lt; 0; [.C80] - [.$E80]*24 &lt; 0; [.D80] - [.$E80]*60 &lt; 0))" office:value-type="boolean" office:boolean-value="true" calcext:value-type="boolean">
            <text:p>PRAWDA</text:p>
          </table:table-cell>
          <table:table-cell table:formula="of:=IF([.F80]; [.B80]; [.B80] - [.$E80]*8)" office:value-type="float" office:value="100" calcext:value-type="float">
            <text:p>100</text:p>
          </table:table-cell>
          <table:table-cell table:formula="of:=IF([.F80];[.C80]; [.C80] - [.$E80]*24)" office:value-type="float" office:value="0" calcext:value-type="float">
            <text:p>0</text:p>
          </table:table-cell>
          <table:table-cell table:formula="of:=IF([.F80]; [.D80]; [.D80] - [.$E80]*60)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19" calcext:value-type="date">
            <text:p>19.11.22</text:p>
          </table:table-cell>
          <table:table-cell table:formula="of:=IF(DAY([.$A81]) = 20; [.G80]+500; [.G80] )" office:value-type="float" office:value="100" calcext:value-type="float">
            <text:p>100</text:p>
          </table:table-cell>
          <table:table-cell table:formula="of:=IF(DAY([.$A81]) = 20; [.H80]+1400; [.H80] )" office:value-type="float" office:value="0" calcext:value-type="float">
            <text:p>0</text:p>
          </table:table-cell>
          <table:table-cell table:formula="of:=IF(DAY([.$A81]) = 20; [.I80]+4000; [.I80] )"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81] - [.$E81]*8 &lt; 0; [.C81] - [.$E81]*24 &lt; 0; [.D81] - [.$E81]*60 &lt; 0))" office:value-type="boolean" office:boolean-value="true" calcext:value-type="boolean">
            <text:p>PRAWDA</text:p>
          </table:table-cell>
          <table:table-cell table:formula="of:=IF([.F81]; [.B81]; [.B81] - [.$E81]*8)" office:value-type="float" office:value="100" calcext:value-type="float">
            <text:p>100</text:p>
          </table:table-cell>
          <table:table-cell table:formula="of:=IF([.F81];[.C81]; [.C81] - [.$E81]*24)" office:value-type="float" office:value="0" calcext:value-type="float">
            <text:p>0</text:p>
          </table:table-cell>
          <table:table-cell table:formula="of:=IF([.F81]; [.D81]; [.D81] - [.$E81]*60)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0" calcext:value-type="date">
            <text:p>20.11.22</text:p>
          </table:table-cell>
          <table:table-cell table:formula="of:=IF(DAY([.$A82]) = 20; [.G81]+500; [.G81] )" office:value-type="float" office:value="600" calcext:value-type="float">
            <text:p>600</text:p>
          </table:table-cell>
          <table:table-cell table:formula="of:=IF(DAY([.$A82]) = 20; [.H81]+1400; [.H81] )" office:value-type="float" office:value="1400" calcext:value-type="float">
            <text:p>1400</text:p>
          </table:table-cell>
          <table:table-cell table:formula="of:=IF(DAY([.$A82]) = 20; [.I81]+4000; [.I81] )"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82] - [.$E82]*8 &lt; 0; [.C82] - [.$E82]*24 &lt; 0; [.D82] - [.$E82]*60 &lt; 0))" office:value-type="boolean" office:boolean-value="false" calcext:value-type="boolean">
            <text:p>FAŁSZ</text:p>
          </table:table-cell>
          <table:table-cell table:formula="of:=IF([.F82]; [.B82]; [.B82] - [.$E82]*8)" office:value-type="float" office:value="600" calcext:value-type="float">
            <text:p>600</text:p>
          </table:table-cell>
          <table:table-cell table:formula="of:=IF([.F82];[.C82]; [.C82] - [.$E82]*24)" office:value-type="float" office:value="1400" calcext:value-type="float">
            <text:p>1400</text:p>
          </table:table-cell>
          <table:table-cell table:formula="of:=IF([.F82]; [.D82]; [.D82] - [.$E82]*60)"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1" calcext:value-type="date">
            <text:p>21.11.22</text:p>
          </table:table-cell>
          <table:table-cell table:formula="of:=IF(DAY([.$A83]) = 20; [.G82]+500; [.G82] )" office:value-type="float" office:value="600" calcext:value-type="float">
            <text:p>600</text:p>
          </table:table-cell>
          <table:table-cell table:formula="of:=IF(DAY([.$A83]) = 20; [.H82]+1400; [.H82] )" office:value-type="float" office:value="1400" calcext:value-type="float">
            <text:p>1400</text:p>
          </table:table-cell>
          <table:table-cell table:formula="of:=IF(DAY([.$A83]) = 20; [.I82]+4000; [.I82] )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83] - [.$E83]*8 &lt; 0; [.C83] - [.$E83]*24 &lt; 0; [.D83] - [.$E83]*60 &lt; 0))" office:value-type="boolean" office:boolean-value="false" calcext:value-type="boolean">
            <text:p>FAŁSZ</text:p>
          </table:table-cell>
          <table:table-cell table:formula="of:=IF([.F83]; [.B83]; [.B83] - [.$E83]*8)" office:value-type="float" office:value="576" calcext:value-type="float">
            <text:p>576</text:p>
          </table:table-cell>
          <table:table-cell table:formula="of:=IF([.F83];[.C83]; [.C83] - [.$E83]*24)" office:value-type="float" office:value="1328" calcext:value-type="float">
            <text:p>1328</text:p>
          </table:table-cell>
          <table:table-cell table:formula="of:=IF([.F83]; [.D83]; [.D83] - [.$E83]*60)"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2" calcext:value-type="date">
            <text:p>22.11.22</text:p>
          </table:table-cell>
          <table:table-cell table:formula="of:=IF(DAY([.$A84]) = 20; [.G83]+500; [.G83] )" office:value-type="float" office:value="576" calcext:value-type="float">
            <text:p>576</text:p>
          </table:table-cell>
          <table:table-cell table:formula="of:=IF(DAY([.$A84]) = 20; [.H83]+1400; [.H83] )" office:value-type="float" office:value="1328" calcext:value-type="float">
            <text:p>1328</text:p>
          </table:table-cell>
          <table:table-cell table:formula="of:=IF(DAY([.$A84]) = 20; [.I83]+4000; [.I83] )" office:value-type="float" office:value="5320" calcext:value-type="float">
            <text:p>5320</text:p>
          </table:table-cell>
          <table:table-cell office:value-type="float" office:value="5" calcext:value-type="float">
            <text:p>5</text:p>
          </table:table-cell>
          <table:table-cell table:style-name="ce6" table:formula="of:=IF(OR([.B84] - [.$E84]*8 &lt; 0; [.C84] - [.$E84]*24 &lt; 0; [.D84] - [.$E84]*60 &lt; 0))" office:value-type="boolean" office:boolean-value="false" calcext:value-type="boolean">
            <text:p>FAŁSZ</text:p>
          </table:table-cell>
          <table:table-cell table:formula="of:=IF([.F84]; [.B84]; [.B84] - [.$E84]*8)" office:value-type="float" office:value="536" calcext:value-type="float">
            <text:p>536</text:p>
          </table:table-cell>
          <table:table-cell table:formula="of:=IF([.F84];[.C84]; [.C84] - [.$E84]*24)" office:value-type="float" office:value="1208" calcext:value-type="float">
            <text:p>1208</text:p>
          </table:table-cell>
          <table:table-cell table:formula="of:=IF([.F84]; [.D84]; [.D84] - [.$E84]*60)"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3" calcext:value-type="date">
            <text:p>23.11.22</text:p>
          </table:table-cell>
          <table:table-cell table:formula="of:=IF(DAY([.$A85]) = 20; [.G84]+500; [.G84] )" office:value-type="float" office:value="536" calcext:value-type="float">
            <text:p>536</text:p>
          </table:table-cell>
          <table:table-cell table:formula="of:=IF(DAY([.$A85]) = 20; [.H84]+1400; [.H84] )" office:value-type="float" office:value="1208" calcext:value-type="float">
            <text:p>1208</text:p>
          </table:table-cell>
          <table:table-cell table:formula="of:=IF(DAY([.$A85]) = 20; [.I84]+4000; [.I84] )" office:value-type="float" office:value="5020" calcext:value-type="float">
            <text:p>502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85] - [.$E85]*8 &lt; 0; [.C85] - [.$E85]*24 &lt; 0; [.D85] - [.$E85]*60 &lt; 0))" office:value-type="boolean" office:boolean-value="false" calcext:value-type="boolean">
            <text:p>FAŁSZ</text:p>
          </table:table-cell>
          <table:table-cell table:formula="of:=IF([.F85]; [.B85]; [.B85] - [.$E85]*8)" office:value-type="float" office:value="520" calcext:value-type="float">
            <text:p>520</text:p>
          </table:table-cell>
          <table:table-cell table:formula="of:=IF([.F85];[.C85]; [.C85] - [.$E85]*24)" office:value-type="float" office:value="1160" calcext:value-type="float">
            <text:p>1160</text:p>
          </table:table-cell>
          <table:table-cell table:formula="of:=IF([.F85]; [.D85]; [.D85] - [.$E85]*60)"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4" calcext:value-type="date">
            <text:p>24.11.22</text:p>
          </table:table-cell>
          <table:table-cell table:formula="of:=IF(DAY([.$A86]) = 20; [.G85]+500; [.G85] )" office:value-type="float" office:value="520" calcext:value-type="float">
            <text:p>520</text:p>
          </table:table-cell>
          <table:table-cell table:formula="of:=IF(DAY([.$A86]) = 20; [.H85]+1400; [.H85] )" office:value-type="float" office:value="1160" calcext:value-type="float">
            <text:p>1160</text:p>
          </table:table-cell>
          <table:table-cell table:formula="of:=IF(DAY([.$A86]) = 20; [.I85]+4000; [.I85] )" office:value-type="float" office:value="4900" calcext:value-type="float">
            <text:p>49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86] - [.$E86]*8 &lt; 0; [.C86] - [.$E86]*24 &lt; 0; [.D86] - [.$E86]*60 &lt; 0))" office:value-type="boolean" office:boolean-value="false" calcext:value-type="boolean">
            <text:p>FAŁSZ</text:p>
          </table:table-cell>
          <table:table-cell table:formula="of:=IF([.F86]; [.B86]; [.B86] - [.$E86]*8)" office:value-type="float" office:value="488" calcext:value-type="float">
            <text:p>488</text:p>
          </table:table-cell>
          <table:table-cell table:formula="of:=IF([.F86];[.C86]; [.C86] - [.$E86]*24)" office:value-type="float" office:value="1064" calcext:value-type="float">
            <text:p>1064</text:p>
          </table:table-cell>
          <table:table-cell table:formula="of:=IF([.F86]; [.D86]; [.D86] - [.$E86]*60)"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5" calcext:value-type="date">
            <text:p>25.11.22</text:p>
          </table:table-cell>
          <table:table-cell table:formula="of:=IF(DAY([.$A87]) = 20; [.G86]+500; [.G86] )" office:value-type="float" office:value="488" calcext:value-type="float">
            <text:p>488</text:p>
          </table:table-cell>
          <table:table-cell table:formula="of:=IF(DAY([.$A87]) = 20; [.H86]+1400; [.H86] )" office:value-type="float" office:value="1064" calcext:value-type="float">
            <text:p>1064</text:p>
          </table:table-cell>
          <table:table-cell table:formula="of:=IF(DAY([.$A87]) = 20; [.I86]+4000; [.I86] )" office:value-type="float" office:value="4660" calcext:value-type="float">
            <text:p>466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87] - [.$E87]*8 &lt; 0; [.C87] - [.$E87]*24 &lt; 0; [.D87] - [.$E87]*60 &lt; 0))" office:value-type="boolean" office:boolean-value="false" calcext:value-type="boolean">
            <text:p>FAŁSZ</text:p>
          </table:table-cell>
          <table:table-cell table:formula="of:=IF([.F87]; [.B87]; [.B87] - [.$E87]*8)" office:value-type="float" office:value="464" calcext:value-type="float">
            <text:p>464</text:p>
          </table:table-cell>
          <table:table-cell table:formula="of:=IF([.F87];[.C87]; [.C87] - [.$E87]*24)" office:value-type="float" office:value="992" calcext:value-type="float">
            <text:p>992</text:p>
          </table:table-cell>
          <table:table-cell table:formula="of:=IF([.F87]; [.D87]; [.D87] - [.$E87]*60)"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6" calcext:value-type="date">
            <text:p>26.11.22</text:p>
          </table:table-cell>
          <table:table-cell table:formula="of:=IF(DAY([.$A88]) = 20; [.G87]+500; [.G87] )" office:value-type="float" office:value="464" calcext:value-type="float">
            <text:p>464</text:p>
          </table:table-cell>
          <table:table-cell table:formula="of:=IF(DAY([.$A88]) = 20; [.H87]+1400; [.H87] )" office:value-type="float" office:value="992" calcext:value-type="float">
            <text:p>992</text:p>
          </table:table-cell>
          <table:table-cell table:formula="of:=IF(DAY([.$A88]) = 20; [.I87]+4000; [.I87] )" office:value-type="float" office:value="4480" calcext:value-type="float">
            <text:p>448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88] - [.$E88]*8 &lt; 0; [.C88] - [.$E88]*24 &lt; 0; [.D88] - [.$E88]*60 &lt; 0))" office:value-type="boolean" office:boolean-value="false" calcext:value-type="boolean">
            <text:p>FAŁSZ</text:p>
          </table:table-cell>
          <table:table-cell table:formula="of:=IF([.F88]; [.B88]; [.B88] - [.$E88]*8)" office:value-type="float" office:value="456" calcext:value-type="float">
            <text:p>456</text:p>
          </table:table-cell>
          <table:table-cell table:formula="of:=IF([.F88];[.C88]; [.C88] - [.$E88]*24)" office:value-type="float" office:value="968" calcext:value-type="float">
            <text:p>968</text:p>
          </table:table-cell>
          <table:table-cell table:formula="of:=IF([.F88]; [.D88]; [.D88] - [.$E88]*60)"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7" calcext:value-type="date">
            <text:p>27.11.22</text:p>
          </table:table-cell>
          <table:table-cell table:formula="of:=IF(DAY([.$A89]) = 20; [.G88]+500; [.G88] )" office:value-type="float" office:value="456" calcext:value-type="float">
            <text:p>456</text:p>
          </table:table-cell>
          <table:table-cell table:formula="of:=IF(DAY([.$A89]) = 20; [.H88]+1400; [.H88] )" office:value-type="float" office:value="968" calcext:value-type="float">
            <text:p>968</text:p>
          </table:table-cell>
          <table:table-cell table:formula="of:=IF(DAY([.$A89]) = 20; [.I88]+4000; [.I88] )"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89] - [.$E89]*8 &lt; 0; [.C89] - [.$E89]*24 &lt; 0; [.D89] - [.$E89]*60 &lt; 0))" office:value-type="boolean" office:boolean-value="false" calcext:value-type="boolean">
            <text:p>FAŁSZ</text:p>
          </table:table-cell>
          <table:table-cell table:formula="of:=IF([.F89]; [.B89]; [.B89] - [.$E89]*8)" office:value-type="float" office:value="456" calcext:value-type="float">
            <text:p>456</text:p>
          </table:table-cell>
          <table:table-cell table:formula="of:=IF([.F89];[.C89]; [.C89] - [.$E89]*24)" office:value-type="float" office:value="968" calcext:value-type="float">
            <text:p>968</text:p>
          </table:table-cell>
          <table:table-cell table:formula="of:=IF([.F89]; [.D89]; [.D89] - [.$E89]*60)"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8" calcext:value-type="date">
            <text:p>28.11.22</text:p>
          </table:table-cell>
          <table:table-cell table:formula="of:=IF(DAY([.$A90]) = 20; [.G89]+500; [.G89] )" office:value-type="float" office:value="456" calcext:value-type="float">
            <text:p>456</text:p>
          </table:table-cell>
          <table:table-cell table:formula="of:=IF(DAY([.$A90]) = 20; [.H89]+1400; [.H89] )" office:value-type="float" office:value="968" calcext:value-type="float">
            <text:p>968</text:p>
          </table:table-cell>
          <table:table-cell table:formula="of:=IF(DAY([.$A90]) = 20; [.I89]+4000; [.I89] )" office:value-type="float" office:value="4420" calcext:value-type="float">
            <text:p>442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90] - [.$E90]*8 &lt; 0; [.C90] - [.$E90]*24 &lt; 0; [.D90] - [.$E90]*60 &lt; 0))" office:value-type="boolean" office:boolean-value="false" calcext:value-type="boolean">
            <text:p>FAŁSZ</text:p>
          </table:table-cell>
          <table:table-cell table:formula="of:=IF([.F90]; [.B90]; [.B90] - [.$E90]*8)" office:value-type="float" office:value="432" calcext:value-type="float">
            <text:p>432</text:p>
          </table:table-cell>
          <table:table-cell table:formula="of:=IF([.F90];[.C90]; [.C90] - [.$E90]*24)" office:value-type="float" office:value="896" calcext:value-type="float">
            <text:p>896</text:p>
          </table:table-cell>
          <table:table-cell table:formula="of:=IF([.F90]; [.D90]; [.D90] - [.$E90]*60)"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29" calcext:value-type="date">
            <text:p>29.11.22</text:p>
          </table:table-cell>
          <table:table-cell table:formula="of:=IF(DAY([.$A91]) = 20; [.G90]+500; [.G90] )" office:value-type="float" office:value="432" calcext:value-type="float">
            <text:p>432</text:p>
          </table:table-cell>
          <table:table-cell table:formula="of:=IF(DAY([.$A91]) = 20; [.H90]+1400; [.H90] )" office:value-type="float" office:value="896" calcext:value-type="float">
            <text:p>896</text:p>
          </table:table-cell>
          <table:table-cell table:formula="of:=IF(DAY([.$A91]) = 20; [.I90]+4000; [.I90] )" office:value-type="float" office:value="4240" calcext:value-type="float">
            <text:p>424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91] - [.$E91]*8 &lt; 0; [.C91] - [.$E91]*24 &lt; 0; [.D91] - [.$E91]*60 &lt; 0))" office:value-type="boolean" office:boolean-value="false" calcext:value-type="boolean">
            <text:p>FAŁSZ</text:p>
          </table:table-cell>
          <table:table-cell table:formula="of:=IF([.F91]; [.B91]; [.B91] - [.$E91]*8)" office:value-type="float" office:value="400" calcext:value-type="float">
            <text:p>400</text:p>
          </table:table-cell>
          <table:table-cell table:formula="of:=IF([.F91];[.C91]; [.C91] - [.$E91]*24)" office:value-type="float" office:value="800" calcext:value-type="float">
            <text:p>800</text:p>
          </table:table-cell>
          <table:table-cell table:formula="of:=IF([.F91]; [.D91]; [.D91] - [.$E91]*60)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1-30" calcext:value-type="date">
            <text:p>30.11.22</text:p>
          </table:table-cell>
          <table:table-cell table:formula="of:=IF(DAY([.$A92]) = 20; [.G91]+500; [.G91] )" office:value-type="float" office:value="400" calcext:value-type="float">
            <text:p>400</text:p>
          </table:table-cell>
          <table:table-cell table:formula="of:=IF(DAY([.$A92]) = 20; [.H91]+1400; [.H91] )" office:value-type="float" office:value="800" calcext:value-type="float">
            <text:p>800</text:p>
          </table:table-cell>
          <table:table-cell table:formula="of:=IF(DAY([.$A92]) = 20; [.I91]+4000; [.I91] )"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92] - [.$E92]*8 &lt; 0; [.C92] - [.$E92]*24 &lt; 0; [.D92] - [.$E92]*60 &lt; 0))" office:value-type="boolean" office:boolean-value="false" calcext:value-type="boolean">
            <text:p>FAŁSZ</text:p>
          </table:table-cell>
          <table:table-cell table:formula="of:=IF([.F92]; [.B92]; [.B92] - [.$E92]*8)" office:value-type="float" office:value="384" calcext:value-type="float">
            <text:p>384</text:p>
          </table:table-cell>
          <table:table-cell table:formula="of:=IF([.F92];[.C92]; [.C92] - [.$E92]*24)" office:value-type="float" office:value="752" calcext:value-type="float">
            <text:p>752</text:p>
          </table:table-cell>
          <table:table-cell table:formula="of:=IF([.F92]; [.D92]; [.D92] - [.$E92]*60)"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1" calcext:value-type="date">
            <text:p>1.12.22</text:p>
          </table:table-cell>
          <table:table-cell table:formula="of:=IF(DAY([.$A93]) = 20; [.G92]+500; [.G92] )" office:value-type="float" office:value="384" calcext:value-type="float">
            <text:p>384</text:p>
          </table:table-cell>
          <table:table-cell table:formula="of:=IF(DAY([.$A93]) = 20; [.H92]+1400; [.H92] )" office:value-type="float" office:value="752" calcext:value-type="float">
            <text:p>752</text:p>
          </table:table-cell>
          <table:table-cell table:formula="of:=IF(DAY([.$A93]) = 20; [.I92]+4000; [.I92] )" office:value-type="float" office:value="3880" calcext:value-type="float">
            <text:p>3880</text:p>
          </table:table-cell>
          <table:table-cell office:value-type="float" office:value="6" calcext:value-type="float">
            <text:p>6</text:p>
          </table:table-cell>
          <table:table-cell table:style-name="ce6" table:formula="of:=IF(OR([.B93] - [.$E93]*8 &lt; 0; [.C93] - [.$E93]*24 &lt; 0; [.D93] - [.$E93]*60 &lt; 0))" office:value-type="boolean" office:boolean-value="false" calcext:value-type="boolean">
            <text:p>FAŁSZ</text:p>
          </table:table-cell>
          <table:table-cell table:formula="of:=IF([.F93]; [.B93]; [.B93] - [.$E93]*8)" office:value-type="float" office:value="336" calcext:value-type="float">
            <text:p>336</text:p>
          </table:table-cell>
          <table:table-cell table:formula="of:=IF([.F93];[.C93]; [.C93] - [.$E93]*24)" office:value-type="float" office:value="608" calcext:value-type="float">
            <text:p>608</text:p>
          </table:table-cell>
          <table:table-cell table:formula="of:=IF([.F93]; [.D93]; [.D93] - [.$E93]*60)"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2" calcext:value-type="date">
            <text:p>2.12.22</text:p>
          </table:table-cell>
          <table:table-cell table:formula="of:=IF(DAY([.$A94]) = 20; [.G93]+500; [.G93] )" office:value-type="float" office:value="336" calcext:value-type="float">
            <text:p>336</text:p>
          </table:table-cell>
          <table:table-cell table:formula="of:=IF(DAY([.$A94]) = 20; [.H93]+1400; [.H93] )" office:value-type="float" office:value="608" calcext:value-type="float">
            <text:p>608</text:p>
          </table:table-cell>
          <table:table-cell table:formula="of:=IF(DAY([.$A94]) = 20; [.I93]+4000; [.I93] )" office:value-type="float" office:value="3520" calcext:value-type="float">
            <text:p>35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94] - [.$E94]*8 &lt; 0; [.C94] - [.$E94]*24 &lt; 0; [.D94] - [.$E94]*60 &lt; 0))" office:value-type="boolean" office:boolean-value="false" calcext:value-type="boolean">
            <text:p>FAŁSZ</text:p>
          </table:table-cell>
          <table:table-cell table:formula="of:=IF([.F94]; [.B94]; [.B94] - [.$E94]*8)" office:value-type="float" office:value="328" calcext:value-type="float">
            <text:p>328</text:p>
          </table:table-cell>
          <table:table-cell table:formula="of:=IF([.F94];[.C94]; [.C94] - [.$E94]*24)" office:value-type="float" office:value="584" calcext:value-type="float">
            <text:p>584</text:p>
          </table:table-cell>
          <table:table-cell table:formula="of:=IF([.F94]; [.D94]; [.D94] - [.$E94]*60)"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3" calcext:value-type="date">
            <text:p>3.12.22</text:p>
          </table:table-cell>
          <table:table-cell table:formula="of:=IF(DAY([.$A95]) = 20; [.G94]+500; [.G94] )" office:value-type="float" office:value="328" calcext:value-type="float">
            <text:p>328</text:p>
          </table:table-cell>
          <table:table-cell table:formula="of:=IF(DAY([.$A95]) = 20; [.H94]+1400; [.H94] )" office:value-type="float" office:value="584" calcext:value-type="float">
            <text:p>584</text:p>
          </table:table-cell>
          <table:table-cell table:formula="of:=IF(DAY([.$A95]) = 20; [.I94]+4000; [.I94] )" office:value-type="float" office:value="3460" calcext:value-type="float">
            <text:p>346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95] - [.$E95]*8 &lt; 0; [.C95] - [.$E95]*24 &lt; 0; [.D95] - [.$E95]*60 &lt; 0))" office:value-type="boolean" office:boolean-value="false" calcext:value-type="boolean">
            <text:p>FAŁSZ</text:p>
          </table:table-cell>
          <table:table-cell table:formula="of:=IF([.F95]; [.B95]; [.B95] - [.$E95]*8)" office:value-type="float" office:value="312" calcext:value-type="float">
            <text:p>312</text:p>
          </table:table-cell>
          <table:table-cell table:formula="of:=IF([.F95];[.C95]; [.C95] - [.$E95]*24)" office:value-type="float" office:value="536" calcext:value-type="float">
            <text:p>536</text:p>
          </table:table-cell>
          <table:table-cell table:formula="of:=IF([.F95]; [.D95]; [.D95] - [.$E95]*60)"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4" calcext:value-type="date">
            <text:p>4.12.22</text:p>
          </table:table-cell>
          <table:table-cell table:formula="of:=IF(DAY([.$A96]) = 20; [.G95]+500; [.G95] )" office:value-type="float" office:value="312" calcext:value-type="float">
            <text:p>312</text:p>
          </table:table-cell>
          <table:table-cell table:formula="of:=IF(DAY([.$A96]) = 20; [.H95]+1400; [.H95] )" office:value-type="float" office:value="536" calcext:value-type="float">
            <text:p>536</text:p>
          </table:table-cell>
          <table:table-cell table:formula="of:=IF(DAY([.$A96]) = 20; [.I95]+4000; [.I95] )"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96] - [.$E96]*8 &lt; 0; [.C96] - [.$E96]*24 &lt; 0; [.D96] - [.$E96]*60 &lt; 0))" office:value-type="boolean" office:boolean-value="false" calcext:value-type="boolean">
            <text:p>FAŁSZ</text:p>
          </table:table-cell>
          <table:table-cell table:formula="of:=IF([.F96]; [.B96]; [.B96] - [.$E96]*8)" office:value-type="float" office:value="312" calcext:value-type="float">
            <text:p>312</text:p>
          </table:table-cell>
          <table:table-cell table:formula="of:=IF([.F96];[.C96]; [.C96] - [.$E96]*24)" office:value-type="float" office:value="536" calcext:value-type="float">
            <text:p>536</text:p>
          </table:table-cell>
          <table:table-cell table:formula="of:=IF([.F96]; [.D96]; [.D96] - [.$E96]*60)"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5" calcext:value-type="date">
            <text:p>5.12.22</text:p>
          </table:table-cell>
          <table:table-cell table:formula="of:=IF(DAY([.$A97]) = 20; [.G96]+500; [.G96] )" office:value-type="float" office:value="312" calcext:value-type="float">
            <text:p>312</text:p>
          </table:table-cell>
          <table:table-cell table:formula="of:=IF(DAY([.$A97]) = 20; [.H96]+1400; [.H96] )" office:value-type="float" office:value="536" calcext:value-type="float">
            <text:p>536</text:p>
          </table:table-cell>
          <table:table-cell table:formula="of:=IF(DAY([.$A97]) = 20; [.I96]+4000; [.I96] )" office:value-type="float" office:value="3340" calcext:value-type="float">
            <text:p>334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97] - [.$E97]*8 &lt; 0; [.C97] - [.$E97]*24 &lt; 0; [.D97] - [.$E97]*60 &lt; 0))" office:value-type="boolean" office:boolean-value="false" calcext:value-type="boolean">
            <text:p>FAŁSZ</text:p>
          </table:table-cell>
          <table:table-cell table:formula="of:=IF([.F97]; [.B97]; [.B97] - [.$E97]*8)" office:value-type="float" office:value="280" calcext:value-type="float">
            <text:p>280</text:p>
          </table:table-cell>
          <table:table-cell table:formula="of:=IF([.F97];[.C97]; [.C97] - [.$E97]*24)" office:value-type="float" office:value="440" calcext:value-type="float">
            <text:p>440</text:p>
          </table:table-cell>
          <table:table-cell table:formula="of:=IF([.F97]; [.D97]; [.D97] - [.$E97]*60)"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6" calcext:value-type="date">
            <text:p>6.12.22</text:p>
          </table:table-cell>
          <table:table-cell table:formula="of:=IF(DAY([.$A98]) = 20; [.G97]+500; [.G97] )" office:value-type="float" office:value="280" calcext:value-type="float">
            <text:p>280</text:p>
          </table:table-cell>
          <table:table-cell table:formula="of:=IF(DAY([.$A98]) = 20; [.H97]+1400; [.H97] )" office:value-type="float" office:value="440" calcext:value-type="float">
            <text:p>440</text:p>
          </table:table-cell>
          <table:table-cell table:formula="of:=IF(DAY([.$A98]) = 20; [.I97]+4000; [.I97] )"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table:style-name="ce6" table:formula="of:=IF(OR([.B98] - [.$E98]*8 &lt; 0; [.C98] - [.$E98]*24 &lt; 0; [.D98] - [.$E98]*60 &lt; 0))" office:value-type="boolean" office:boolean-value="false" calcext:value-type="boolean">
            <text:p>FAŁSZ</text:p>
          </table:table-cell>
          <table:table-cell table:formula="of:=IF([.F98]; [.B98]; [.B98] - [.$E98]*8)" office:value-type="float" office:value="240" calcext:value-type="float">
            <text:p>240</text:p>
          </table:table-cell>
          <table:table-cell table:formula="of:=IF([.F98];[.C98]; [.C98] - [.$E98]*24)" office:value-type="float" office:value="320" calcext:value-type="float">
            <text:p>320</text:p>
          </table:table-cell>
          <table:table-cell table:formula="of:=IF([.F98]; [.D98]; [.D98] - [.$E98]*60)"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7" calcext:value-type="date">
            <text:p>7.12.22</text:p>
          </table:table-cell>
          <table:table-cell table:formula="of:=IF(DAY([.$A99]) = 20; [.G98]+500; [.G98] )" office:value-type="float" office:value="240" calcext:value-type="float">
            <text:p>240</text:p>
          </table:table-cell>
          <table:table-cell table:formula="of:=IF(DAY([.$A99]) = 20; [.H98]+1400; [.H98] )" office:value-type="float" office:value="320" calcext:value-type="float">
            <text:p>320</text:p>
          </table:table-cell>
          <table:table-cell table:formula="of:=IF(DAY([.$A99]) = 20; [.I98]+4000; [.I98] )"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99] - [.$E99]*8 &lt; 0; [.C99] - [.$E99]*24 &lt; 0; [.D99] - [.$E99]*60 &lt; 0))" office:value-type="boolean" office:boolean-value="false" calcext:value-type="boolean">
            <text:p>FAŁSZ</text:p>
          </table:table-cell>
          <table:table-cell table:formula="of:=IF([.F99]; [.B99]; [.B99] - [.$E99]*8)" office:value-type="float" office:value="216" calcext:value-type="float">
            <text:p>216</text:p>
          </table:table-cell>
          <table:table-cell table:formula="of:=IF([.F99];[.C99]; [.C99] - [.$E99]*24)" office:value-type="float" office:value="248" calcext:value-type="float">
            <text:p>248</text:p>
          </table:table-cell>
          <table:table-cell table:formula="of:=IF([.F99]; [.D99]; [.D99] - [.$E99]*60)"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8" calcext:value-type="date">
            <text:p>8.12.22</text:p>
          </table:table-cell>
          <table:table-cell table:formula="of:=IF(DAY([.$A100]) = 20; [.G99]+500; [.G99] )" office:value-type="float" office:value="216" calcext:value-type="float">
            <text:p>216</text:p>
          </table:table-cell>
          <table:table-cell table:formula="of:=IF(DAY([.$A100]) = 20; [.H99]+1400; [.H99] )" office:value-type="float" office:value="248" calcext:value-type="float">
            <text:p>248</text:p>
          </table:table-cell>
          <table:table-cell table:formula="of:=IF(DAY([.$A100]) = 20; [.I99]+4000; [.I99] )" office:value-type="float" office:value="2620" calcext:value-type="float">
            <text:p>2620</text:p>
          </table:table-cell>
          <table:table-cell office:value-type="float" office:value="7" calcext:value-type="float">
            <text:p>7</text:p>
          </table:table-cell>
          <table:table-cell table:style-name="ce6" table:formula="of:=IF(OR([.B100] - [.$E100]*8 &lt; 0; [.C100] - [.$E100]*24 &lt; 0; [.D100] - [.$E100]*60 &lt; 0))" office:value-type="boolean" office:boolean-value="false" calcext:value-type="boolean">
            <text:p>FAŁSZ</text:p>
          </table:table-cell>
          <table:table-cell table:formula="of:=IF([.F100]; [.B100]; [.B100] - [.$E100]*8)" office:value-type="float" office:value="160" calcext:value-type="float">
            <text:p>160</text:p>
          </table:table-cell>
          <table:table-cell table:formula="of:=IF([.F100];[.C100]; [.C100] - [.$E100]*24)" office:value-type="float" office:value="80" calcext:value-type="float">
            <text:p>80</text:p>
          </table:table-cell>
          <table:table-cell table:formula="of:=IF([.F100]; [.D100]; [.D100] - [.$E100]*60)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09" calcext:value-type="date">
            <text:p>9.12.22</text:p>
          </table:table-cell>
          <table:table-cell table:formula="of:=IF(DAY([.$A101]) = 20; [.G100]+500; [.G100] )" office:value-type="float" office:value="160" calcext:value-type="float">
            <text:p>160</text:p>
          </table:table-cell>
          <table:table-cell table:formula="of:=IF(DAY([.$A101]) = 20; [.H100]+1400; [.H100] )" office:value-type="float" office:value="80" calcext:value-type="float">
            <text:p>80</text:p>
          </table:table-cell>
          <table:table-cell table:formula="of:=IF(DAY([.$A101]) = 20; [.I100]+4000; [.I100] )"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101] - [.$E101]*8 &lt; 0; [.C101] - [.$E101]*24 &lt; 0; [.D101] - [.$E101]*60 &lt; 0))" office:value-type="boolean" office:boolean-value="false" calcext:value-type="boolean">
            <text:p>FAŁSZ</text:p>
          </table:table-cell>
          <table:table-cell table:formula="of:=IF([.F101]; [.B101]; [.B101] - [.$E101]*8)" office:value-type="float" office:value="152" calcext:value-type="float">
            <text:p>152</text:p>
          </table:table-cell>
          <table:table-cell table:formula="of:=IF([.F101];[.C101]; [.C101] - [.$E101]*24)" office:value-type="float" office:value="56" calcext:value-type="float">
            <text:p>56</text:p>
          </table:table-cell>
          <table:table-cell table:formula="of:=IF([.F101]; [.D101]; [.D101] - [.$E101]*60)"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0" calcext:value-type="date">
            <text:p>10.12.22</text:p>
          </table:table-cell>
          <table:table-cell table:formula="of:=IF(DAY([.$A102]) = 20; [.G101]+500; [.G101] )" office:value-type="float" office:value="152" calcext:value-type="float">
            <text:p>152</text:p>
          </table:table-cell>
          <table:table-cell table:formula="of:=IF(DAY([.$A102]) = 20; [.H101]+1400; [.H101] )" office:value-type="float" office:value="56" calcext:value-type="float">
            <text:p>56</text:p>
          </table:table-cell>
          <table:table-cell table:formula="of:=IF(DAY([.$A102]) = 20; [.I101]+4000; [.I101] )" office:value-type="float" office:value="2140" calcext:value-type="float">
            <text:p>214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02] - [.$E102]*8 &lt; 0; [.C102] - [.$E102]*24 &lt; 0; [.D102] - [.$E102]*60 &lt; 0))" office:value-type="boolean" office:boolean-value="false" calcext:value-type="boolean">
            <text:p>FAŁSZ</text:p>
          </table:table-cell>
          <table:table-cell table:formula="of:=IF([.F102]; [.B102]; [.B102] - [.$E102]*8)" office:value-type="float" office:value="136" calcext:value-type="float">
            <text:p>136</text:p>
          </table:table-cell>
          <table:table-cell table:formula="of:=IF([.F102];[.C102]; [.C102] - [.$E102]*24)" office:value-type="float" office:value="8" calcext:value-type="float">
            <text:p>8</text:p>
          </table:table-cell>
          <table:table-cell table:formula="of:=IF([.F102]; [.D102]; [.D102] - [.$E102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1" calcext:value-type="date">
            <text:p>11.12.22</text:p>
          </table:table-cell>
          <table:table-cell table:formula="of:=IF(DAY([.$A103]) = 20; [.G102]+500; [.G102] )" office:value-type="float" office:value="136" calcext:value-type="float">
            <text:p>136</text:p>
          </table:table-cell>
          <table:table-cell table:formula="of:=IF(DAY([.$A103]) = 20; [.H102]+1400; [.H102] )" office:value-type="float" office:value="8" calcext:value-type="float">
            <text:p>8</text:p>
          </table:table-cell>
          <table:table-cell table:formula="of:=IF(DAY([.$A103]) = 20; [.I102]+4000; [.I102] )"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103] - [.$E103]*8 &lt; 0; [.C103] - [.$E103]*24 &lt; 0; [.D103] - [.$E103]*60 &lt; 0))" office:value-type="boolean" office:boolean-value="false" calcext:value-type="boolean">
            <text:p>FAŁSZ</text:p>
          </table:table-cell>
          <table:table-cell table:formula="of:=IF([.F103]; [.B103]; [.B103] - [.$E103]*8)" office:value-type="float" office:value="136" calcext:value-type="float">
            <text:p>136</text:p>
          </table:table-cell>
          <table:table-cell table:formula="of:=IF([.F103];[.C103]; [.C103] - [.$E103]*24)" office:value-type="float" office:value="8" calcext:value-type="float">
            <text:p>8</text:p>
          </table:table-cell>
          <table:table-cell table:formula="of:=IF([.F103]; [.D103]; [.D103] - [.$E103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2" calcext:value-type="date">
            <text:p>12.12.22</text:p>
          </table:table-cell>
          <table:table-cell table:formula="of:=IF(DAY([.$A104]) = 20; [.G103]+500; [.G103] )" office:value-type="float" office:value="136" calcext:value-type="float">
            <text:p>136</text:p>
          </table:table-cell>
          <table:table-cell table:formula="of:=IF(DAY([.$A104]) = 20; [.H103]+1400; [.H103] )" office:value-type="float" office:value="8" calcext:value-type="float">
            <text:p>8</text:p>
          </table:table-cell>
          <table:table-cell table:formula="of:=IF(DAY([.$A104]) = 20; [.I103]+4000; [.I103] )"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04] - [.$E104]*8 &lt; 0; [.C104] - [.$E104]*24 &lt; 0; [.D104] - [.$E104]*60 &lt; 0))" office:value-type="boolean" office:boolean-value="true" calcext:value-type="boolean">
            <text:p>PRAWDA</text:p>
          </table:table-cell>
          <table:table-cell table:formula="of:=IF([.F104]; [.B104]; [.B104] - [.$E104]*8)" office:value-type="float" office:value="136" calcext:value-type="float">
            <text:p>136</text:p>
          </table:table-cell>
          <table:table-cell table:formula="of:=IF([.F104];[.C104]; [.C104] - [.$E104]*24)" office:value-type="float" office:value="8" calcext:value-type="float">
            <text:p>8</text:p>
          </table:table-cell>
          <table:table-cell table:formula="of:=IF([.F104]; [.D104]; [.D104] - [.$E104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3" calcext:value-type="date">
            <text:p>13.12.22</text:p>
          </table:table-cell>
          <table:table-cell table:formula="of:=IF(DAY([.$A105]) = 20; [.G104]+500; [.G104] )" office:value-type="float" office:value="136" calcext:value-type="float">
            <text:p>136</text:p>
          </table:table-cell>
          <table:table-cell table:formula="of:=IF(DAY([.$A105]) = 20; [.H104]+1400; [.H104] )" office:value-type="float" office:value="8" calcext:value-type="float">
            <text:p>8</text:p>
          </table:table-cell>
          <table:table-cell table:formula="of:=IF(DAY([.$A105]) = 20; [.I104]+4000; [.I104] )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105] - [.$E105]*8 &lt; 0; [.C105] - [.$E105]*24 &lt; 0; [.D105] - [.$E105]*60 &lt; 0))" office:value-type="boolean" office:boolean-value="true" calcext:value-type="boolean">
            <text:p>PRAWDA</text:p>
          </table:table-cell>
          <table:table-cell table:formula="of:=IF([.F105]; [.B105]; [.B105] - [.$E105]*8)" office:value-type="float" office:value="136" calcext:value-type="float">
            <text:p>136</text:p>
          </table:table-cell>
          <table:table-cell table:formula="of:=IF([.F105];[.C105]; [.C105] - [.$E105]*24)" office:value-type="float" office:value="8" calcext:value-type="float">
            <text:p>8</text:p>
          </table:table-cell>
          <table:table-cell table:formula="of:=IF([.F105]; [.D105]; [.D105] - [.$E105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4" calcext:value-type="date">
            <text:p>14.12.22</text:p>
          </table:table-cell>
          <table:table-cell table:formula="of:=IF(DAY([.$A106]) = 20; [.G105]+500; [.G105] )" office:value-type="float" office:value="136" calcext:value-type="float">
            <text:p>136</text:p>
          </table:table-cell>
          <table:table-cell table:formula="of:=IF(DAY([.$A106]) = 20; [.H105]+1400; [.H105] )" office:value-type="float" office:value="8" calcext:value-type="float">
            <text:p>8</text:p>
          </table:table-cell>
          <table:table-cell table:formula="of:=IF(DAY([.$A106]) = 20; [.I105]+4000; [.I105] )"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06] - [.$E106]*8 &lt; 0; [.C106] - [.$E106]*24 &lt; 0; [.D106] - [.$E106]*60 &lt; 0))" office:value-type="boolean" office:boolean-value="true" calcext:value-type="boolean">
            <text:p>PRAWDA</text:p>
          </table:table-cell>
          <table:table-cell table:formula="of:=IF([.F106]; [.B106]; [.B106] - [.$E106]*8)" office:value-type="float" office:value="136" calcext:value-type="float">
            <text:p>136</text:p>
          </table:table-cell>
          <table:table-cell table:formula="of:=IF([.F106];[.C106]; [.C106] - [.$E106]*24)" office:value-type="float" office:value="8" calcext:value-type="float">
            <text:p>8</text:p>
          </table:table-cell>
          <table:table-cell table:formula="of:=IF([.F106]; [.D106]; [.D106] - [.$E106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5" calcext:value-type="date">
            <text:p>15.12.22</text:p>
          </table:table-cell>
          <table:table-cell table:formula="of:=IF(DAY([.$A107]) = 20; [.G106]+500; [.G106] )" office:value-type="float" office:value="136" calcext:value-type="float">
            <text:p>136</text:p>
          </table:table-cell>
          <table:table-cell table:formula="of:=IF(DAY([.$A107]) = 20; [.H106]+1400; [.H106] )" office:value-type="float" office:value="8" calcext:value-type="float">
            <text:p>8</text:p>
          </table:table-cell>
          <table:table-cell table:formula="of:=IF(DAY([.$A107]) = 20; [.I106]+4000; [.I106] )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107] - [.$E107]*8 &lt; 0; [.C107] - [.$E107]*24 &lt; 0; [.D107] - [.$E107]*60 &lt; 0))" office:value-type="boolean" office:boolean-value="true" calcext:value-type="boolean">
            <text:p>PRAWDA</text:p>
          </table:table-cell>
          <table:table-cell table:formula="of:=IF([.F107]; [.B107]; [.B107] - [.$E107]*8)" office:value-type="float" office:value="136" calcext:value-type="float">
            <text:p>136</text:p>
          </table:table-cell>
          <table:table-cell table:formula="of:=IF([.F107];[.C107]; [.C107] - [.$E107]*24)" office:value-type="float" office:value="8" calcext:value-type="float">
            <text:p>8</text:p>
          </table:table-cell>
          <table:table-cell table:formula="of:=IF([.F107]; [.D107]; [.D107] - [.$E107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6" calcext:value-type="date">
            <text:p>16.12.22</text:p>
          </table:table-cell>
          <table:table-cell table:formula="of:=IF(DAY([.$A108]) = 20; [.G107]+500; [.G107] )" office:value-type="float" office:value="136" calcext:value-type="float">
            <text:p>136</text:p>
          </table:table-cell>
          <table:table-cell table:formula="of:=IF(DAY([.$A108]) = 20; [.H107]+1400; [.H107] )" office:value-type="float" office:value="8" calcext:value-type="float">
            <text:p>8</text:p>
          </table:table-cell>
          <table:table-cell table:formula="of:=IF(DAY([.$A108]) = 20; [.I107]+4000; [.I107] )"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08] - [.$E108]*8 &lt; 0; [.C108] - [.$E108]*24 &lt; 0; [.D108] - [.$E108]*60 &lt; 0))" office:value-type="boolean" office:boolean-value="true" calcext:value-type="boolean">
            <text:p>PRAWDA</text:p>
          </table:table-cell>
          <table:table-cell table:formula="of:=IF([.F108]; [.B108]; [.B108] - [.$E108]*8)" office:value-type="float" office:value="136" calcext:value-type="float">
            <text:p>136</text:p>
          </table:table-cell>
          <table:table-cell table:formula="of:=IF([.F108];[.C108]; [.C108] - [.$E108]*24)" office:value-type="float" office:value="8" calcext:value-type="float">
            <text:p>8</text:p>
          </table:table-cell>
          <table:table-cell table:formula="of:=IF([.F108]; [.D108]; [.D108] - [.$E108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7" calcext:value-type="date">
            <text:p>17.12.22</text:p>
          </table:table-cell>
          <table:table-cell table:formula="of:=IF(DAY([.$A109]) = 20; [.G108]+500; [.G108] )" office:value-type="float" office:value="136" calcext:value-type="float">
            <text:p>136</text:p>
          </table:table-cell>
          <table:table-cell table:formula="of:=IF(DAY([.$A109]) = 20; [.H108]+1400; [.H108] )" office:value-type="float" office:value="8" calcext:value-type="float">
            <text:p>8</text:p>
          </table:table-cell>
          <table:table-cell table:formula="of:=IF(DAY([.$A109]) = 20; [.I108]+4000; [.I108] )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109] - [.$E109]*8 &lt; 0; [.C109] - [.$E109]*24 &lt; 0; [.D109] - [.$E109]*60 &lt; 0))" office:value-type="boolean" office:boolean-value="true" calcext:value-type="boolean">
            <text:p>PRAWDA</text:p>
          </table:table-cell>
          <table:table-cell table:formula="of:=IF([.F109]; [.B109]; [.B109] - [.$E109]*8)" office:value-type="float" office:value="136" calcext:value-type="float">
            <text:p>136</text:p>
          </table:table-cell>
          <table:table-cell table:formula="of:=IF([.F109];[.C109]; [.C109] - [.$E109]*24)" office:value-type="float" office:value="8" calcext:value-type="float">
            <text:p>8</text:p>
          </table:table-cell>
          <table:table-cell table:formula="of:=IF([.F109]; [.D109]; [.D109] - [.$E109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8" calcext:value-type="date">
            <text:p>18.12.22</text:p>
          </table:table-cell>
          <table:table-cell table:formula="of:=IF(DAY([.$A110]) = 20; [.G109]+500; [.G109] )" office:value-type="float" office:value="136" calcext:value-type="float">
            <text:p>136</text:p>
          </table:table-cell>
          <table:table-cell table:formula="of:=IF(DAY([.$A110]) = 20; [.H109]+1400; [.H109] )" office:value-type="float" office:value="8" calcext:value-type="float">
            <text:p>8</text:p>
          </table:table-cell>
          <table:table-cell table:formula="of:=IF(DAY([.$A110]) = 20; [.I109]+4000; [.I109] )"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110] - [.$E110]*8 &lt; 0; [.C110] - [.$E110]*24 &lt; 0; [.D110] - [.$E110]*60 &lt; 0))" office:value-type="boolean" office:boolean-value="false" calcext:value-type="boolean">
            <text:p>FAŁSZ</text:p>
          </table:table-cell>
          <table:table-cell table:formula="of:=IF([.F110]; [.B110]; [.B110] - [.$E110]*8)" office:value-type="float" office:value="136" calcext:value-type="float">
            <text:p>136</text:p>
          </table:table-cell>
          <table:table-cell table:formula="of:=IF([.F110];[.C110]; [.C110] - [.$E110]*24)" office:value-type="float" office:value="8" calcext:value-type="float">
            <text:p>8</text:p>
          </table:table-cell>
          <table:table-cell table:formula="of:=IF([.F110]; [.D110]; [.D110] - [.$E110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19" calcext:value-type="date">
            <text:p>19.12.22</text:p>
          </table:table-cell>
          <table:table-cell table:formula="of:=IF(DAY([.$A111]) = 20; [.G110]+500; [.G110] )" office:value-type="float" office:value="136" calcext:value-type="float">
            <text:p>136</text:p>
          </table:table-cell>
          <table:table-cell table:formula="of:=IF(DAY([.$A111]) = 20; [.H110]+1400; [.H110] )" office:value-type="float" office:value="8" calcext:value-type="float">
            <text:p>8</text:p>
          </table:table-cell>
          <table:table-cell table:formula="of:=IF(DAY([.$A111]) = 20; [.I110]+4000; [.I110] )"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111] - [.$E111]*8 &lt; 0; [.C111] - [.$E111]*24 &lt; 0; [.D111] - [.$E111]*60 &lt; 0))" office:value-type="boolean" office:boolean-value="true" calcext:value-type="boolean">
            <text:p>PRAWDA</text:p>
          </table:table-cell>
          <table:table-cell table:formula="of:=IF([.F111]; [.B111]; [.B111] - [.$E111]*8)" office:value-type="float" office:value="136" calcext:value-type="float">
            <text:p>136</text:p>
          </table:table-cell>
          <table:table-cell table:formula="of:=IF([.F111];[.C111]; [.C111] - [.$E111]*24)" office:value-type="float" office:value="8" calcext:value-type="float">
            <text:p>8</text:p>
          </table:table-cell>
          <table:table-cell table:formula="of:=IF([.F111]; [.D111]; [.D111] - [.$E111]*60)"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0" calcext:value-type="date">
            <text:p>20.12.22</text:p>
          </table:table-cell>
          <table:table-cell table:formula="of:=IF(DAY([.$A112]) = 20; [.G111]+500; [.G111] )" office:value-type="float" office:value="636" calcext:value-type="float">
            <text:p>636</text:p>
          </table:table-cell>
          <table:table-cell table:formula="of:=IF(DAY([.$A112]) = 20; [.H111]+1400; [.H111] )" office:value-type="float" office:value="1408" calcext:value-type="float">
            <text:p>1408</text:p>
          </table:table-cell>
          <table:table-cell table:formula="of:=IF(DAY([.$A112]) = 20; [.I111]+4000; [.I111] )" office:value-type="float" office:value="6020" calcext:value-type="float">
            <text:p>602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12] - [.$E112]*8 &lt; 0; [.C112] - [.$E112]*24 &lt; 0; [.D112] - [.$E112]*60 &lt; 0))" office:value-type="boolean" office:boolean-value="false" calcext:value-type="boolean">
            <text:p>FAŁSZ</text:p>
          </table:table-cell>
          <table:table-cell table:formula="of:=IF([.F112]; [.B112]; [.B112] - [.$E112]*8)" office:value-type="float" office:value="620" calcext:value-type="float">
            <text:p>620</text:p>
          </table:table-cell>
          <table:table-cell table:formula="of:=IF([.F112];[.C112]; [.C112] - [.$E112]*24)" office:value-type="float" office:value="1360" calcext:value-type="float">
            <text:p>1360</text:p>
          </table:table-cell>
          <table:table-cell table:formula="of:=IF([.F112]; [.D112]; [.D112] - [.$E112]*60)"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1" calcext:value-type="date">
            <text:p>21.12.22</text:p>
          </table:table-cell>
          <table:table-cell table:formula="of:=IF(DAY([.$A113]) = 20; [.G112]+500; [.G112] )" office:value-type="float" office:value="620" calcext:value-type="float">
            <text:p>620</text:p>
          </table:table-cell>
          <table:table-cell table:formula="of:=IF(DAY([.$A113]) = 20; [.H112]+1400; [.H112] )" office:value-type="float" office:value="1360" calcext:value-type="float">
            <text:p>1360</text:p>
          </table:table-cell>
          <table:table-cell table:formula="of:=IF(DAY([.$A113]) = 20; [.I112]+4000; [.I112] )" office:value-type="float" office:value="5900" calcext:value-type="float">
            <text:p>59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113] - [.$E113]*8 &lt; 0; [.C113] - [.$E113]*24 &lt; 0; [.D113] - [.$E113]*60 &lt; 0))" office:value-type="boolean" office:boolean-value="false" calcext:value-type="boolean">
            <text:p>FAŁSZ</text:p>
          </table:table-cell>
          <table:table-cell table:formula="of:=IF([.F113]; [.B113]; [.B113] - [.$E113]*8)" office:value-type="float" office:value="588" calcext:value-type="float">
            <text:p>588</text:p>
          </table:table-cell>
          <table:table-cell table:formula="of:=IF([.F113];[.C113]; [.C113] - [.$E113]*24)" office:value-type="float" office:value="1264" calcext:value-type="float">
            <text:p>1264</text:p>
          </table:table-cell>
          <table:table-cell table:formula="of:=IF([.F113]; [.D113]; [.D113] - [.$E113]*60)"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2" calcext:value-type="date">
            <text:p>22.12.22</text:p>
          </table:table-cell>
          <table:table-cell table:formula="of:=IF(DAY([.$A114]) = 20; [.G113]+500; [.G113] )" office:value-type="float" office:value="588" calcext:value-type="float">
            <text:p>588</text:p>
          </table:table-cell>
          <table:table-cell table:formula="of:=IF(DAY([.$A114]) = 20; [.H113]+1400; [.H113] )" office:value-type="float" office:value="1264" calcext:value-type="float">
            <text:p>1264</text:p>
          </table:table-cell>
          <table:table-cell table:formula="of:=IF(DAY([.$A114]) = 20; [.I113]+4000; [.I113] )" office:value-type="float" office:value="5660" calcext:value-type="float">
            <text:p>5660</text:p>
          </table:table-cell>
          <table:table-cell office:value-type="float" office:value="5" calcext:value-type="float">
            <text:p>5</text:p>
          </table:table-cell>
          <table:table-cell table:style-name="ce6" table:formula="of:=IF(OR([.B114] - [.$E114]*8 &lt; 0; [.C114] - [.$E114]*24 &lt; 0; [.D114] - [.$E114]*60 &lt; 0))" office:value-type="boolean" office:boolean-value="false" calcext:value-type="boolean">
            <text:p>FAŁSZ</text:p>
          </table:table-cell>
          <table:table-cell table:formula="of:=IF([.F114]; [.B114]; [.B114] - [.$E114]*8)" office:value-type="float" office:value="548" calcext:value-type="float">
            <text:p>548</text:p>
          </table:table-cell>
          <table:table-cell table:formula="of:=IF([.F114];[.C114]; [.C114] - [.$E114]*24)" office:value-type="float" office:value="1144" calcext:value-type="float">
            <text:p>1144</text:p>
          </table:table-cell>
          <table:table-cell table:formula="of:=IF([.F114]; [.D114]; [.D114] - [.$E114]*60)"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3" calcext:value-type="date">
            <text:p>23.12.22</text:p>
          </table:table-cell>
          <table:table-cell table:formula="of:=IF(DAY([.$A115]) = 20; [.G114]+500; [.G114] )" office:value-type="float" office:value="548" calcext:value-type="float">
            <text:p>548</text:p>
          </table:table-cell>
          <table:table-cell table:formula="of:=IF(DAY([.$A115]) = 20; [.H114]+1400; [.H114] )" office:value-type="float" office:value="1144" calcext:value-type="float">
            <text:p>1144</text:p>
          </table:table-cell>
          <table:table-cell table:formula="of:=IF(DAY([.$A115]) = 20; [.I114]+4000; [.I114] )" office:value-type="float" office:value="5360" calcext:value-type="float">
            <text:p>536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15] - [.$E115]*8 &lt; 0; [.C115] - [.$E115]*24 &lt; 0; [.D115] - [.$E115]*60 &lt; 0))" office:value-type="boolean" office:boolean-value="false" calcext:value-type="boolean">
            <text:p>FAŁSZ</text:p>
          </table:table-cell>
          <table:table-cell table:formula="of:=IF([.F115]; [.B115]; [.B115] - [.$E115]*8)" office:value-type="float" office:value="532" calcext:value-type="float">
            <text:p>532</text:p>
          </table:table-cell>
          <table:table-cell table:formula="of:=IF([.F115];[.C115]; [.C115] - [.$E115]*24)" office:value-type="float" office:value="1096" calcext:value-type="float">
            <text:p>1096</text:p>
          </table:table-cell>
          <table:table-cell table:formula="of:=IF([.F115]; [.D115]; [.D115] - [.$E115]*60)"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4" calcext:value-type="date">
            <text:p>24.12.22</text:p>
          </table:table-cell>
          <table:table-cell table:formula="of:=IF(DAY([.$A116]) = 20; [.G115]+500; [.G115] )" office:value-type="float" office:value="532" calcext:value-type="float">
            <text:p>532</text:p>
          </table:table-cell>
          <table:table-cell table:formula="of:=IF(DAY([.$A116]) = 20; [.H115]+1400; [.H115] )" office:value-type="float" office:value="1096" calcext:value-type="float">
            <text:p>1096</text:p>
          </table:table-cell>
          <table:table-cell table:formula="of:=IF(DAY([.$A116]) = 20; [.I115]+4000; [.I115] )" office:value-type="float" office:value="5240" calcext:value-type="float">
            <text:p>524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116] - [.$E116]*8 &lt; 0; [.C116] - [.$E116]*24 &lt; 0; [.D116] - [.$E116]*60 &lt; 0))" office:value-type="boolean" office:boolean-value="false" calcext:value-type="boolean">
            <text:p>FAŁSZ</text:p>
          </table:table-cell>
          <table:table-cell table:formula="of:=IF([.F116]; [.B116]; [.B116] - [.$E116]*8)" office:value-type="float" office:value="500" calcext:value-type="float">
            <text:p>500</text:p>
          </table:table-cell>
          <table:table-cell table:formula="of:=IF([.F116];[.C116]; [.C116] - [.$E116]*24)" office:value-type="float" office:value="1000" calcext:value-type="float">
            <text:p>1000</text:p>
          </table:table-cell>
          <table:table-cell table:formula="of:=IF([.F116]; [.D116]; [.D116] - [.$E116]*60)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5" calcext:value-type="date">
            <text:p>25.12.22</text:p>
          </table:table-cell>
          <table:table-cell table:formula="of:=IF(DAY([.$A117]) = 20; [.G116]+500; [.G116] )" office:value-type="float" office:value="500" calcext:value-type="float">
            <text:p>500</text:p>
          </table:table-cell>
          <table:table-cell table:formula="of:=IF(DAY([.$A117]) = 20; [.H116]+1400; [.H116] )" office:value-type="float" office:value="1000" calcext:value-type="float">
            <text:p>1000</text:p>
          </table:table-cell>
          <table:table-cell table:formula="of:=IF(DAY([.$A117]) = 20; [.I116]+4000; [.I116] )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6" table:formula="of:=IF(OR([.B117] - [.$E117]*8 &lt; 0; [.C117] - [.$E117]*24 &lt; 0; [.D117] - [.$E117]*60 &lt; 0))" office:value-type="boolean" office:boolean-value="false" calcext:value-type="boolean">
            <text:p>FAŁSZ</text:p>
          </table:table-cell>
          <table:table-cell table:formula="of:=IF([.F117]; [.B117]; [.B117] - [.$E117]*8)" office:value-type="float" office:value="500" calcext:value-type="float">
            <text:p>500</text:p>
          </table:table-cell>
          <table:table-cell table:formula="of:=IF([.F117];[.C117]; [.C117] - [.$E117]*24)" office:value-type="float" office:value="1000" calcext:value-type="float">
            <text:p>1000</text:p>
          </table:table-cell>
          <table:table-cell table:formula="of:=IF([.F117]; [.D117]; [.D117] - [.$E117]*60)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6" calcext:value-type="date">
            <text:p>26.12.22</text:p>
          </table:table-cell>
          <table:table-cell table:formula="of:=IF(DAY([.$A118]) = 20; [.G117]+500; [.G117] )" office:value-type="float" office:value="500" calcext:value-type="float">
            <text:p>500</text:p>
          </table:table-cell>
          <table:table-cell table:formula="of:=IF(DAY([.$A118]) = 20; [.H117]+1400; [.H117] )" office:value-type="float" office:value="1000" calcext:value-type="float">
            <text:p>1000</text:p>
          </table:table-cell>
          <table:table-cell table:formula="of:=IF(DAY([.$A118]) = 20; [.I117]+4000; [.I117] )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table:style-name="ce6" table:formula="of:=IF(OR([.B118] - [.$E118]*8 &lt; 0; [.C118] - [.$E118]*24 &lt; 0; [.D118] - [.$E118]*60 &lt; 0))" office:value-type="boolean" office:boolean-value="false" calcext:value-type="boolean">
            <text:p>FAŁSZ</text:p>
          </table:table-cell>
          <table:table-cell table:formula="of:=IF([.F118]; [.B118]; [.B118] - [.$E118]*8)" office:value-type="float" office:value="476" calcext:value-type="float">
            <text:p>476</text:p>
          </table:table-cell>
          <table:table-cell table:formula="of:=IF([.F118];[.C118]; [.C118] - [.$E118]*24)" office:value-type="float" office:value="928" calcext:value-type="float">
            <text:p>928</text:p>
          </table:table-cell>
          <table:table-cell table:formula="of:=IF([.F118]; [.D118]; [.D118] - [.$E118]*60)"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7" calcext:value-type="date">
            <text:p>27.12.22</text:p>
          </table:table-cell>
          <table:table-cell table:formula="of:=IF(DAY([.$A119]) = 20; [.G118]+500; [.G118] )" office:value-type="float" office:value="476" calcext:value-type="float">
            <text:p>476</text:p>
          </table:table-cell>
          <table:table-cell table:formula="of:=IF(DAY([.$A119]) = 20; [.H118]+1400; [.H118] )" office:value-type="float" office:value="928" calcext:value-type="float">
            <text:p>928</text:p>
          </table:table-cell>
          <table:table-cell table:formula="of:=IF(DAY([.$A119]) = 20; [.I118]+4000; [.I118] )" office:value-type="float" office:value="4820" calcext:value-type="float">
            <text:p>482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119] - [.$E119]*8 &lt; 0; [.C119] - [.$E119]*24 &lt; 0; [.D119] - [.$E119]*60 &lt; 0))" office:value-type="boolean" office:boolean-value="false" calcext:value-type="boolean">
            <text:p>FAŁSZ</text:p>
          </table:table-cell>
          <table:table-cell table:formula="of:=IF([.F119]; [.B119]; [.B119] - [.$E119]*8)" office:value-type="float" office:value="444" calcext:value-type="float">
            <text:p>444</text:p>
          </table:table-cell>
          <table:table-cell table:formula="of:=IF([.F119];[.C119]; [.C119] - [.$E119]*24)" office:value-type="float" office:value="832" calcext:value-type="float">
            <text:p>832</text:p>
          </table:table-cell>
          <table:table-cell table:formula="of:=IF([.F119]; [.D119]; [.D119] - [.$E119]*60)"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8" calcext:value-type="date">
            <text:p>28.12.22</text:p>
          </table:table-cell>
          <table:table-cell table:formula="of:=IF(DAY([.$A120]) = 20; [.G119]+500; [.G119] )" office:value-type="float" office:value="444" calcext:value-type="float">
            <text:p>444</text:p>
          </table:table-cell>
          <table:table-cell table:formula="of:=IF(DAY([.$A120]) = 20; [.H119]+1400; [.H119] )" office:value-type="float" office:value="832" calcext:value-type="float">
            <text:p>832</text:p>
          </table:table-cell>
          <table:table-cell table:formula="of:=IF(DAY([.$A120]) = 20; [.I119]+4000; [.I119] )" office:value-type="float" office:value="4580" calcext:value-type="float">
            <text:p>4580</text:p>
          </table:table-cell>
          <table:table-cell office:value-type="float" office:value="2" calcext:value-type="float">
            <text:p>2</text:p>
          </table:table-cell>
          <table:table-cell table:style-name="ce6" table:formula="of:=IF(OR([.B120] - [.$E120]*8 &lt; 0; [.C120] - [.$E120]*24 &lt; 0; [.D120] - [.$E120]*60 &lt; 0))" office:value-type="boolean" office:boolean-value="false" calcext:value-type="boolean">
            <text:p>FAŁSZ</text:p>
          </table:table-cell>
          <table:table-cell table:formula="of:=IF([.F120]; [.B120]; [.B120] - [.$E120]*8)" office:value-type="float" office:value="428" calcext:value-type="float">
            <text:p>428</text:p>
          </table:table-cell>
          <table:table-cell table:formula="of:=IF([.F120];[.C120]; [.C120] - [.$E120]*24)" office:value-type="float" office:value="784" calcext:value-type="float">
            <text:p>784</text:p>
          </table:table-cell>
          <table:table-cell table:formula="of:=IF([.F120]; [.D120]; [.D120] - [.$E120]*60)"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29" calcext:value-type="date">
            <text:p>29.12.22</text:p>
          </table:table-cell>
          <table:table-cell table:formula="of:=IF(DAY([.$A121]) = 20; [.G120]+500; [.G120] )" office:value-type="float" office:value="428" calcext:value-type="float">
            <text:p>428</text:p>
          </table:table-cell>
          <table:table-cell table:formula="of:=IF(DAY([.$A121]) = 20; [.H120]+1400; [.H120] )" office:value-type="float" office:value="784" calcext:value-type="float">
            <text:p>784</text:p>
          </table:table-cell>
          <table:table-cell table:formula="of:=IF(DAY([.$A121]) = 20; [.I120]+4000; [.I120] )" office:value-type="float" office:value="4460" calcext:value-type="float">
            <text:p>4460</text:p>
          </table:table-cell>
          <table:table-cell office:value-type="float" office:value="1" calcext:value-type="float">
            <text:p>1</text:p>
          </table:table-cell>
          <table:table-cell table:style-name="ce6" table:formula="of:=IF(OR([.B121] - [.$E121]*8 &lt; 0; [.C121] - [.$E121]*24 &lt; 0; [.D121] - [.$E121]*60 &lt; 0))" office:value-type="boolean" office:boolean-value="false" calcext:value-type="boolean">
            <text:p>FAŁSZ</text:p>
          </table:table-cell>
          <table:table-cell table:formula="of:=IF([.F121]; [.B121]; [.B121] - [.$E121]*8)" office:value-type="float" office:value="420" calcext:value-type="float">
            <text:p>420</text:p>
          </table:table-cell>
          <table:table-cell table:formula="of:=IF([.F121];[.C121]; [.C121] - [.$E121]*24)" office:value-type="float" office:value="760" calcext:value-type="float">
            <text:p>760</text:p>
          </table:table-cell>
          <table:table-cell table:formula="of:=IF([.F121]; [.D121]; [.D121] - [.$E121]*60)"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30" calcext:value-type="date">
            <text:p>30.12.22</text:p>
          </table:table-cell>
          <table:table-cell table:formula="of:=IF(DAY([.$A122]) = 20; [.G121]+500; [.G121] )" office:value-type="float" office:value="420" calcext:value-type="float">
            <text:p>420</text:p>
          </table:table-cell>
          <table:table-cell table:formula="of:=IF(DAY([.$A122]) = 20; [.H121]+1400; [.H121] )" office:value-type="float" office:value="760" calcext:value-type="float">
            <text:p>760</text:p>
          </table:table-cell>
          <table:table-cell table:formula="of:=IF(DAY([.$A122]) = 20; [.I121]+4000; [.I121] )" office:value-type="float" office:value="4400" calcext:value-type="float">
            <text:p>4400</text:p>
          </table:table-cell>
          <table:table-cell office:value-type="float" office:value="4" calcext:value-type="float">
            <text:p>4</text:p>
          </table:table-cell>
          <table:table-cell table:style-name="ce6" table:formula="of:=IF(OR([.B122] - [.$E122]*8 &lt; 0; [.C122] - [.$E122]*24 &lt; 0; [.D122] - [.$E122]*60 &lt; 0))" office:value-type="boolean" office:boolean-value="false" calcext:value-type="boolean">
            <text:p>FAŁSZ</text:p>
          </table:table-cell>
          <table:table-cell table:formula="of:=IF([.F122]; [.B122]; [.B122] - [.$E122]*8)" office:value-type="float" office:value="388" calcext:value-type="float">
            <text:p>388</text:p>
          </table:table-cell>
          <table:table-cell table:formula="of:=IF([.F122];[.C122]; [.C122] - [.$E122]*24)" office:value-type="float" office:value="664" calcext:value-type="float">
            <text:p>664</text:p>
          </table:table-cell>
          <table:table-cell table:formula="of:=IF([.F122]; [.D122]; [.D122] - [.$E122]*60)"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table:style-name="ce1" office:value-type="date" office:date-value="2022-12-31" calcext:value-type="date">
            <text:p>31.12.22</text:p>
          </table:table-cell>
          <table:table-cell table:formula="of:=IF(DAY([.$A123]) = 20; [.G122]+500; [.G122] )" office:value-type="float" office:value="388" calcext:value-type="float">
            <text:p>388</text:p>
          </table:table-cell>
          <table:table-cell table:formula="of:=IF(DAY([.$A123]) = 20; [.H122]+1400; [.H122] )" office:value-type="float" office:value="664" calcext:value-type="float">
            <text:p>664</text:p>
          </table:table-cell>
          <table:table-cell table:formula="of:=IF(DAY([.$A123]) = 20; [.I122]+4000; [.I122] )" office:value-type="float" office:value="4160" calcext:value-type="float">
            <text:p>4160</text:p>
          </table:table-cell>
          <table:table-cell office:value-type="float" office:value="6" calcext:value-type="float">
            <text:p>6</text:p>
          </table:table-cell>
          <table:table-cell table:style-name="ce6" table:formula="of:=IF(OR([.B123] - [.$E123]*8 &lt; 0; [.C123] - [.$E123]*24 &lt; 0; [.D123] - [.$E123]*60 &lt; 0))" office:value-type="boolean" office:boolean-value="false" calcext:value-type="boolean">
            <text:p>FAŁSZ</text:p>
          </table:table-cell>
          <table:table-cell table:formula="of:=IF([.F123]; [.B123]; [.B123] - [.$E123]*8)" office:value-type="float" office:value="340" calcext:value-type="float">
            <text:p>340</text:p>
          </table:table-cell>
          <table:table-cell table:formula="of:=IF([.F123];[.C123]; [.C123] - [.$E123]*24)" office:value-type="float" office:value="520" calcext:value-type="float">
            <text:p>520</text:p>
          </table:table-cell>
          <table:table-cell table:formula="of:=IF([.F123]; [.D123]; [.D123] - [.$E123]*60)" office:value-type="float" office:value="3800" calcext:value-type="float">
            <text:p>3800</text:p>
          </table:table-cell>
          <table:table-cell table:number-columns-repeated="4"/>
        </table:table-row>
        <table:table-row table:style-name="ro1" table:number-rows-repeated="10484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ce8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Zamówienie</text:p>
          </table:table-cell>
          <table:table-cell office:value-type="string" calcext:value-type="string">
            <text:p>Czy odrzucone</text:p>
          </table:table-cell>
          <table:table-cell office:value-type="string" calcext:value-type="string">
            <text:p>Kantówki</text:p>
          </table:table-cell>
          <table:table-cell office:value-type="string" calcext:value-type="string">
            <text:p>Krokwie</text:p>
          </table:table-cell>
          <table:table-cell office:value-type="string" calcext:value-type="string">
            <text:p>Łaty</text:p>
          </table:table-cell>
        </table:table-row>
        <table:table-row table:style-name="ro1">
          <table:table-cell office:value-type="date" office:date-value="2022-09-01" calcext:value-type="date">
            <text:p>1.09.2022</text:p>
          </table:table-cell>
          <table:table-cell table:formula="of:=MONTH([.A2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2];0; [.$C2]*8)" office:value-type="float" office:value="32" calcext:value-type="float">
            <text:p>32</text:p>
          </table:table-cell>
          <table:table-cell table:formula="of:=IF([.$D2];0; [.$C2]*24)" office:value-type="float" office:value="96" calcext:value-type="float">
            <text:p>96</text:p>
          </table:table-cell>
          <table:table-cell table:formula="of:=IF([.$D2];0; [.$C2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9-02" calcext:value-type="date">
            <text:p>2.09.2022</text:p>
          </table:table-cell>
          <table:table-cell table:formula="of:=MONTH([.A3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$D3];0; [.$C3]*8)" office:value-type="float" office:value="48" calcext:value-type="float">
            <text:p>48</text:p>
          </table:table-cell>
          <table:table-cell table:formula="of:=IF([.$D3];0; [.$C3]*24)" office:value-type="float" office:value="144" calcext:value-type="float">
            <text:p>144</text:p>
          </table:table-cell>
          <table:table-cell table:formula="of:=IF([.$D3];0; [.$C3]*60)"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22-09-03" calcext:value-type="date">
            <text:p>3.09.2022</text:p>
          </table:table-cell>
          <table:table-cell table:formula="of:=MONTH([.A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4];0; [.$C4]*8)" office:value-type="float" office:value="8" calcext:value-type="float">
            <text:p>8</text:p>
          </table:table-cell>
          <table:table-cell table:formula="of:=IF([.$D4];0; [.$C4]*24)" office:value-type="float" office:value="24" calcext:value-type="float">
            <text:p>24</text:p>
          </table:table-cell>
          <table:table-cell table:formula="of:=IF([.$D4];0; [.$C4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09-04" calcext:value-type="date">
            <text:p>4.09.2022</text:p>
          </table:table-cell>
          <table:table-cell table:formula="of:=MONTH([.A5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5];0; [.$C5]*8)" office:value-type="float" office:value="0" calcext:value-type="float">
            <text:p>0</text:p>
          </table:table-cell>
          <table:table-cell table:formula="of:=IF([.$D5];0; [.$C5]*24)" office:value-type="float" office:value="0" calcext:value-type="float">
            <text:p>0</text:p>
          </table:table-cell>
          <table:table-cell table:formula="of:=IF([.$D5];0; [.$C5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5" calcext:value-type="date">
            <text:p>5.09.2022</text:p>
          </table:table-cell>
          <table:table-cell table:formula="of:=MONTH([.A6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$D6];0; [.$C6]*8)" office:value-type="float" office:value="40" calcext:value-type="float">
            <text:p>40</text:p>
          </table:table-cell>
          <table:table-cell table:formula="of:=IF([.$D6];0; [.$C6]*24)" office:value-type="float" office:value="120" calcext:value-type="float">
            <text:p>120</text:p>
          </table:table-cell>
          <table:table-cell table:formula="of:=IF([.$D6];0; [.$C6]*60)"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2-09-06" calcext:value-type="date">
            <text:p>6.09.2022</text:p>
          </table:table-cell>
          <table:table-cell table:formula="of:=MONTH([.A7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7];0; [.$C7]*8)" office:value-type="float" office:value="32" calcext:value-type="float">
            <text:p>32</text:p>
          </table:table-cell>
          <table:table-cell table:formula="of:=IF([.$D7];0; [.$C7]*24)" office:value-type="float" office:value="96" calcext:value-type="float">
            <text:p>96</text:p>
          </table:table-cell>
          <table:table-cell table:formula="of:=IF([.$D7];0; [.$C7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9-07" calcext:value-type="date">
            <text:p>7.09.2022</text:p>
          </table:table-cell>
          <table:table-cell table:formula="of:=MONTH([.A8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8];0; [.$C8]*8)" office:value-type="float" office:value="32" calcext:value-type="float">
            <text:p>32</text:p>
          </table:table-cell>
          <table:table-cell table:formula="of:=IF([.$D8];0; [.$C8]*24)" office:value-type="float" office:value="96" calcext:value-type="float">
            <text:p>96</text:p>
          </table:table-cell>
          <table:table-cell table:formula="of:=IF([.$D8];0; [.$C8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9-08" calcext:value-type="date">
            <text:p>8.09.2022</text:p>
          </table:table-cell>
          <table:table-cell table:formula="of:=MONTH([.A9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$D9];0; [.$C9]*8)" office:value-type="float" office:value="48" calcext:value-type="float">
            <text:p>48</text:p>
          </table:table-cell>
          <table:table-cell table:formula="of:=IF([.$D9];0; [.$C9]*24)" office:value-type="float" office:value="144" calcext:value-type="float">
            <text:p>144</text:p>
          </table:table-cell>
          <table:table-cell table:formula="of:=IF([.$D9];0; [.$C9]*60)"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22-09-09" calcext:value-type="date">
            <text:p>9.09.2022</text:p>
          </table:table-cell>
          <table:table-cell table:formula="of:=MONTH([.A10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10];0; [.$C10]*8)" office:value-type="float" office:value="16" calcext:value-type="float">
            <text:p>16</text:p>
          </table:table-cell>
          <table:table-cell table:formula="of:=IF([.$D10];0; [.$C10]*24)" office:value-type="float" office:value="48" calcext:value-type="float">
            <text:p>48</text:p>
          </table:table-cell>
          <table:table-cell table:formula="of:=IF([.$D10];0; [.$C10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table:formula="of:=MONTH([.A11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11];0; [.$C11]*8)" office:value-type="float" office:value="32" calcext:value-type="float">
            <text:p>32</text:p>
          </table:table-cell>
          <table:table-cell table:formula="of:=IF([.$D11];0; [.$C11]*24)" office:value-type="float" office:value="96" calcext:value-type="float">
            <text:p>96</text:p>
          </table:table-cell>
          <table:table-cell table:formula="of:=IF([.$D11];0; [.$C11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9-11" calcext:value-type="date">
            <text:p>11.09.2022</text:p>
          </table:table-cell>
          <table:table-cell table:formula="of:=MONTH([.A12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12];0; [.$C12]*8)" office:value-type="float" office:value="0" calcext:value-type="float">
            <text:p>0</text:p>
          </table:table-cell>
          <table:table-cell table:formula="of:=IF([.$D12];0; [.$C12]*24)" office:value-type="float" office:value="0" calcext:value-type="float">
            <text:p>0</text:p>
          </table:table-cell>
          <table:table-cell table:formula="of:=IF([.$D12];0; [.$C12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2" calcext:value-type="date">
            <text:p>12.09.2022</text:p>
          </table:table-cell>
          <table:table-cell table:formula="of:=MONTH([.A13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$D13];0; [.$C13]*8)" office:value-type="float" office:value="56" calcext:value-type="float">
            <text:p>56</text:p>
          </table:table-cell>
          <table:table-cell table:formula="of:=IF([.$D13];0; [.$C13]*24)" office:value-type="float" office:value="168" calcext:value-type="float">
            <text:p>168</text:p>
          </table:table-cell>
          <table:table-cell table:formula="of:=IF([.$D13];0; [.$C13]*60)"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09-13" calcext:value-type="date">
            <text:p>13.09.2022</text:p>
          </table:table-cell>
          <table:table-cell table:formula="of:=MONTH([.A14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14];0; [.$C14]*8)" office:value-type="float" office:value="32" calcext:value-type="float">
            <text:p>32</text:p>
          </table:table-cell>
          <table:table-cell table:formula="of:=IF([.$D14];0; [.$C14]*24)" office:value-type="float" office:value="96" calcext:value-type="float">
            <text:p>96</text:p>
          </table:table-cell>
          <table:table-cell table:formula="of:=IF([.$D14];0; [.$C14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9-14" calcext:value-type="date">
            <text:p>14.09.2022</text:p>
          </table:table-cell>
          <table:table-cell table:formula="of:=MONTH([.A15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15];0; [.$C15]*8)" office:value-type="float" office:value="16" calcext:value-type="float">
            <text:p>16</text:p>
          </table:table-cell>
          <table:table-cell table:formula="of:=IF([.$D15];0; [.$C15]*24)" office:value-type="float" office:value="48" calcext:value-type="float">
            <text:p>48</text:p>
          </table:table-cell>
          <table:table-cell table:formula="of:=IF([.$D15];0; [.$C15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table:formula="of:=MONTH([.A16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16];0; [.$C16]*8)" office:value-type="float" office:value="32" calcext:value-type="float">
            <text:p>32</text:p>
          </table:table-cell>
          <table:table-cell table:formula="of:=IF([.$D16];0; [.$C16]*24)" office:value-type="float" office:value="96" calcext:value-type="float">
            <text:p>96</text:p>
          </table:table-cell>
          <table:table-cell table:formula="of:=IF([.$D16];0; [.$C16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9-16" calcext:value-type="date">
            <text:p>16.09.2022</text:p>
          </table:table-cell>
          <table:table-cell table:formula="of:=MONTH([.A17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17];0; [.$C17]*8)" office:value-type="float" office:value="16" calcext:value-type="float">
            <text:p>16</text:p>
          </table:table-cell>
          <table:table-cell table:formula="of:=IF([.$D17];0; [.$C17]*24)" office:value-type="float" office:value="48" calcext:value-type="float">
            <text:p>48</text:p>
          </table:table-cell>
          <table:table-cell table:formula="of:=IF([.$D17];0; [.$C17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9-17" calcext:value-type="date">
            <text:p>17.09.2022</text:p>
          </table:table-cell>
          <table:table-cell table:formula="of:=MONTH([.A18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18];0; [.$C18]*8)" office:value-type="float" office:value="8" calcext:value-type="float">
            <text:p>8</text:p>
          </table:table-cell>
          <table:table-cell table:formula="of:=IF([.$D18];0; [.$C18]*24)" office:value-type="float" office:value="24" calcext:value-type="float">
            <text:p>24</text:p>
          </table:table-cell>
          <table:table-cell table:formula="of:=IF([.$D18];0; [.$C18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09-18" calcext:value-type="date">
            <text:p>18.09.2022</text:p>
          </table:table-cell>
          <table:table-cell table:formula="of:=MONTH([.A19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19];0; [.$C19]*8)" office:value-type="float" office:value="0" calcext:value-type="float">
            <text:p>0</text:p>
          </table:table-cell>
          <table:table-cell table:formula="of:=IF([.$D19];0; [.$C19]*24)" office:value-type="float" office:value="0" calcext:value-type="float">
            <text:p>0</text:p>
          </table:table-cell>
          <table:table-cell table:formula="of:=IF([.$D19];0; [.$C19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9" calcext:value-type="date">
            <text:p>19.09.2022</text:p>
          </table:table-cell>
          <table:table-cell table:formula="of:=MONTH([.A20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$D20];0; [.$C20]*8)" office:value-type="float" office:value="0" calcext:value-type="float">
            <text:p>0</text:p>
          </table:table-cell>
          <table:table-cell table:formula="of:=IF([.$D20];0; [.$C20]*24)" office:value-type="float" office:value="0" calcext:value-type="float">
            <text:p>0</text:p>
          </table:table-cell>
          <table:table-cell table:formula="of:=IF([.$D20];0; [.$C20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0" calcext:value-type="date">
            <text:p>20.09.2022</text:p>
          </table:table-cell>
          <table:table-cell table:formula="of:=MONTH([.A21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21];0; [.$C21]*8)" office:value-type="float" office:value="32" calcext:value-type="float">
            <text:p>32</text:p>
          </table:table-cell>
          <table:table-cell table:formula="of:=IF([.$D21];0; [.$C21]*24)" office:value-type="float" office:value="96" calcext:value-type="float">
            <text:p>96</text:p>
          </table:table-cell>
          <table:table-cell table:formula="of:=IF([.$D21];0; [.$C21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09-21" calcext:value-type="date">
            <text:p>21.09.2022</text:p>
          </table:table-cell>
          <table:table-cell table:formula="of:=MONTH([.A22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$D22];0; [.$C22]*8)" office:value-type="float" office:value="48" calcext:value-type="float">
            <text:p>48</text:p>
          </table:table-cell>
          <table:table-cell table:formula="of:=IF([.$D22];0; [.$C22]*24)" office:value-type="float" office:value="144" calcext:value-type="float">
            <text:p>144</text:p>
          </table:table-cell>
          <table:table-cell table:formula="of:=IF([.$D22];0; [.$C22]*60)"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22-09-22" calcext:value-type="date">
            <text:p>22.09.2022</text:p>
          </table:table-cell>
          <table:table-cell table:formula="of:=MONTH([.A23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23];0; [.$C23]*8)" office:value-type="float" office:value="16" calcext:value-type="float">
            <text:p>16</text:p>
          </table:table-cell>
          <table:table-cell table:formula="of:=IF([.$D23];0; [.$C23]*24)" office:value-type="float" office:value="48" calcext:value-type="float">
            <text:p>48</text:p>
          </table:table-cell>
          <table:table-cell table:formula="of:=IF([.$D23];0; [.$C23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09-23" calcext:value-type="date">
            <text:p>23.09.2022</text:p>
          </table:table-cell>
          <table:table-cell table:formula="of:=MONTH([.A2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24];0; [.$C24]*8)" office:value-type="float" office:value="8" calcext:value-type="float">
            <text:p>8</text:p>
          </table:table-cell>
          <table:table-cell table:formula="of:=IF([.$D24];0; [.$C24]*24)" office:value-type="float" office:value="24" calcext:value-type="float">
            <text:p>24</text:p>
          </table:table-cell>
          <table:table-cell table:formula="of:=IF([.$D24];0; [.$C24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09-24" calcext:value-type="date">
            <text:p>24.09.2022</text:p>
          </table:table-cell>
          <table:table-cell table:formula="of:=MONTH([.A25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25];0; [.$C25]*8)" office:value-type="float" office:value="8" calcext:value-type="float">
            <text:p>8</text:p>
          </table:table-cell>
          <table:table-cell table:formula="of:=IF([.$D25];0; [.$C25]*24)" office:value-type="float" office:value="24" calcext:value-type="float">
            <text:p>24</text:p>
          </table:table-cell>
          <table:table-cell table:formula="of:=IF([.$D25];0; [.$C25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09-25" calcext:value-type="date">
            <text:p>25.09.2022</text:p>
          </table:table-cell>
          <table:table-cell table:formula="of:=MONTH([.A26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26];0; [.$C26]*8)" office:value-type="float" office:value="0" calcext:value-type="float">
            <text:p>0</text:p>
          </table:table-cell>
          <table:table-cell table:formula="of:=IF([.$D26];0; [.$C26]*24)" office:value-type="float" office:value="0" calcext:value-type="float">
            <text:p>0</text:p>
          </table:table-cell>
          <table:table-cell table:formula="of:=IF([.$D26];0; [.$C26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6" calcext:value-type="date">
            <text:p>26.09.2022</text:p>
          </table:table-cell>
          <table:table-cell table:formula="of:=MONTH([.A27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$D27];0; [.$C27]*8)" office:value-type="float" office:value="40" calcext:value-type="float">
            <text:p>40</text:p>
          </table:table-cell>
          <table:table-cell table:formula="of:=IF([.$D27];0; [.$C27]*24)" office:value-type="float" office:value="120" calcext:value-type="float">
            <text:p>120</text:p>
          </table:table-cell>
          <table:table-cell table:formula="of:=IF([.$D27];0; [.$C27]*60)"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2-09-27" calcext:value-type="date">
            <text:p>27.09.2022</text:p>
          </table:table-cell>
          <table:table-cell table:formula="of:=MONTH([.A28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$D28];0; [.$C28]*8)" office:value-type="float" office:value="56" calcext:value-type="float">
            <text:p>56</text:p>
          </table:table-cell>
          <table:table-cell table:formula="of:=IF([.$D28];0; [.$C28]*24)" office:value-type="float" office:value="168" calcext:value-type="float">
            <text:p>168</text:p>
          </table:table-cell>
          <table:table-cell table:formula="of:=IF([.$D28];0; [.$C28]*60)"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09-28" calcext:value-type="date">
            <text:p>28.09.2022</text:p>
          </table:table-cell>
          <table:table-cell table:formula="of:=MONTH([.A29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$D29];0; [.$C29]*8)" office:value-type="float" office:value="48" calcext:value-type="float">
            <text:p>48</text:p>
          </table:table-cell>
          <table:table-cell table:formula="of:=IF([.$D29];0; [.$C29]*24)" office:value-type="float" office:value="144" calcext:value-type="float">
            <text:p>144</text:p>
          </table:table-cell>
          <table:table-cell table:formula="of:=IF([.$D29];0; [.$C29]*60)"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22-09-29" calcext:value-type="date">
            <text:p>29.09.2022</text:p>
          </table:table-cell>
          <table:table-cell table:formula="of:=MONTH([.A30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30];0; [.$C30]*8)" office:value-type="float" office:value="24" calcext:value-type="float">
            <text:p>24</text:p>
          </table:table-cell>
          <table:table-cell table:formula="of:=IF([.$D30];0; [.$C30]*24)" office:value-type="float" office:value="72" calcext:value-type="float">
            <text:p>72</text:p>
          </table:table-cell>
          <table:table-cell table:formula="of:=IF([.$D30];0; [.$C30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table:formula="of:=MONTH([.A31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31];0; [.$C31]*8)" office:value-type="float" office:value="16" calcext:value-type="float">
            <text:p>16</text:p>
          </table:table-cell>
          <table:table-cell table:formula="of:=IF([.$D31];0; [.$C31]*24)" office:value-type="float" office:value="48" calcext:value-type="float">
            <text:p>48</text:p>
          </table:table-cell>
          <table:table-cell table:formula="of:=IF([.$D31];0; [.$C31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0-01" calcext:value-type="date">
            <text:p>1.10.2022</text:p>
          </table:table-cell>
          <table:table-cell table:formula="of:=MONTH([.A32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32];0; [.$C32]*8)" office:value-type="float" office:value="8" calcext:value-type="float">
            <text:p>8</text:p>
          </table:table-cell>
          <table:table-cell table:formula="of:=IF([.$D32];0; [.$C32]*24)" office:value-type="float" office:value="24" calcext:value-type="float">
            <text:p>24</text:p>
          </table:table-cell>
          <table:table-cell table:formula="of:=IF([.$D32];0; [.$C32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02" calcext:value-type="date">
            <text:p>2.10.2022</text:p>
          </table:table-cell>
          <table:table-cell table:formula="of:=MONTH([.A33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33];0; [.$C33]*8)" office:value-type="float" office:value="0" calcext:value-type="float">
            <text:p>0</text:p>
          </table:table-cell>
          <table:table-cell table:formula="of:=IF([.$D33];0; [.$C33]*24)" office:value-type="float" office:value="0" calcext:value-type="float">
            <text:p>0</text:p>
          </table:table-cell>
          <table:table-cell table:formula="of:=IF([.$D33];0; [.$C33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3" calcext:value-type="date">
            <text:p>3.10.2022</text:p>
          </table:table-cell>
          <table:table-cell table:formula="of:=MONTH([.A34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34];0; [.$C34]*8)" office:value-type="float" office:value="32" calcext:value-type="float">
            <text:p>32</text:p>
          </table:table-cell>
          <table:table-cell table:formula="of:=IF([.$D34];0; [.$C34]*24)" office:value-type="float" office:value="96" calcext:value-type="float">
            <text:p>96</text:p>
          </table:table-cell>
          <table:table-cell table:formula="of:=IF([.$D34];0; [.$C34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0-04" calcext:value-type="date">
            <text:p>4.10.2022</text:p>
          </table:table-cell>
          <table:table-cell table:formula="of:=MONTH([.A35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35];0; [.$C35]*8)" office:value-type="float" office:value="8" calcext:value-type="float">
            <text:p>8</text:p>
          </table:table-cell>
          <table:table-cell table:formula="of:=IF([.$D35];0; [.$C35]*24)" office:value-type="float" office:value="24" calcext:value-type="float">
            <text:p>24</text:p>
          </table:table-cell>
          <table:table-cell table:formula="of:=IF([.$D35];0; [.$C35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05" calcext:value-type="date">
            <text:p>5.10.2022</text:p>
          </table:table-cell>
          <table:table-cell table:formula="of:=MONTH([.A36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36];0; [.$C36]*8)" office:value-type="float" office:value="16" calcext:value-type="float">
            <text:p>16</text:p>
          </table:table-cell>
          <table:table-cell table:formula="of:=IF([.$D36];0; [.$C36]*24)" office:value-type="float" office:value="48" calcext:value-type="float">
            <text:p>48</text:p>
          </table:table-cell>
          <table:table-cell table:formula="of:=IF([.$D36];0; [.$C36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0-06" calcext:value-type="date">
            <text:p>6.10.2022</text:p>
          </table:table-cell>
          <table:table-cell table:formula="of:=MONTH([.A37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37];0; [.$C37]*8)" office:value-type="float" office:value="16" calcext:value-type="float">
            <text:p>16</text:p>
          </table:table-cell>
          <table:table-cell table:formula="of:=IF([.$D37];0; [.$C37]*24)" office:value-type="float" office:value="48" calcext:value-type="float">
            <text:p>48</text:p>
          </table:table-cell>
          <table:table-cell table:formula="of:=IF([.$D37];0; [.$C37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0-07" calcext:value-type="date">
            <text:p>7.10.2022</text:p>
          </table:table-cell>
          <table:table-cell table:formula="of:=MONTH([.A38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38];0; [.$C38]*8)" office:value-type="float" office:value="8" calcext:value-type="float">
            <text:p>8</text:p>
          </table:table-cell>
          <table:table-cell table:formula="of:=IF([.$D38];0; [.$C38]*24)" office:value-type="float" office:value="24" calcext:value-type="float">
            <text:p>24</text:p>
          </table:table-cell>
          <table:table-cell table:formula="of:=IF([.$D38];0; [.$C38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08" calcext:value-type="date">
            <text:p>8.10.2022</text:p>
          </table:table-cell>
          <table:table-cell table:formula="of:=MONTH([.A3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39];0; [.$C39]*8)" office:value-type="float" office:value="8" calcext:value-type="float">
            <text:p>8</text:p>
          </table:table-cell>
          <table:table-cell table:formula="of:=IF([.$D39];0; [.$C39]*24)" office:value-type="float" office:value="24" calcext:value-type="float">
            <text:p>24</text:p>
          </table:table-cell>
          <table:table-cell table:formula="of:=IF([.$D39];0; [.$C39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09" calcext:value-type="date">
            <text:p>9.10.2022</text:p>
          </table:table-cell>
          <table:table-cell table:formula="of:=MONTH([.A40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40];0; [.$C40]*8)" office:value-type="float" office:value="0" calcext:value-type="float">
            <text:p>0</text:p>
          </table:table-cell>
          <table:table-cell table:formula="of:=IF([.$D40];0; [.$C40]*24)" office:value-type="float" office:value="0" calcext:value-type="float">
            <text:p>0</text:p>
          </table:table-cell>
          <table:table-cell table:formula="of:=IF([.$D40];0; [.$C40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0" calcext:value-type="date">
            <text:p>10.10.2022</text:p>
          </table:table-cell>
          <table:table-cell table:formula="of:=MONTH([.A41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41];0; [.$C41]*8)" office:value-type="float" office:value="32" calcext:value-type="float">
            <text:p>32</text:p>
          </table:table-cell>
          <table:table-cell table:formula="of:=IF([.$D41];0; [.$C41]*24)" office:value-type="float" office:value="96" calcext:value-type="float">
            <text:p>96</text:p>
          </table:table-cell>
          <table:table-cell table:formula="of:=IF([.$D41];0; [.$C41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0-11" calcext:value-type="date">
            <text:p>11.10.2022</text:p>
          </table:table-cell>
          <table:table-cell table:formula="of:=MONTH([.A42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42];0; [.$C42]*8)" office:value-type="float" office:value="16" calcext:value-type="float">
            <text:p>16</text:p>
          </table:table-cell>
          <table:table-cell table:formula="of:=IF([.$D42];0; [.$C42]*24)" office:value-type="float" office:value="48" calcext:value-type="float">
            <text:p>48</text:p>
          </table:table-cell>
          <table:table-cell table:formula="of:=IF([.$D42];0; [.$C42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0-12" calcext:value-type="date">
            <text:p>12.10.2022</text:p>
          </table:table-cell>
          <table:table-cell table:formula="of:=MONTH([.A43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43];0; [.$C43]*8)" office:value-type="float" office:value="24" calcext:value-type="float">
            <text:p>24</text:p>
          </table:table-cell>
          <table:table-cell table:formula="of:=IF([.$D43];0; [.$C43]*24)" office:value-type="float" office:value="72" calcext:value-type="float">
            <text:p>72</text:p>
          </table:table-cell>
          <table:table-cell table:formula="of:=IF([.$D43];0; [.$C43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0-13" calcext:value-type="date">
            <text:p>13.10.2022</text:p>
          </table:table-cell>
          <table:table-cell table:formula="of:=MONTH([.A44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44];0; [.$C44]*8)" office:value-type="float" office:value="8" calcext:value-type="float">
            <text:p>8</text:p>
          </table:table-cell>
          <table:table-cell table:formula="of:=IF([.$D44];0; [.$C44]*24)" office:value-type="float" office:value="24" calcext:value-type="float">
            <text:p>24</text:p>
          </table:table-cell>
          <table:table-cell table:formula="of:=IF([.$D44];0; [.$C44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14" calcext:value-type="date">
            <text:p>14.10.2022</text:p>
          </table:table-cell>
          <table:table-cell table:formula="of:=MONTH([.A45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$D45];0; [.$C45]*8)" office:value-type="float" office:value="0" calcext:value-type="float">
            <text:p>0</text:p>
          </table:table-cell>
          <table:table-cell table:formula="of:=IF([.$D45];0; [.$C45]*24)" office:value-type="float" office:value="0" calcext:value-type="float">
            <text:p>0</text:p>
          </table:table-cell>
          <table:table-cell table:formula="of:=IF([.$D45];0; [.$C45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5" calcext:value-type="date">
            <text:p>15.10.2022</text:p>
          </table:table-cell>
          <table:table-cell table:formula="of:=MONTH([.A46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46];0; [.$C46]*8)" office:value-type="float" office:value="8" calcext:value-type="float">
            <text:p>8</text:p>
          </table:table-cell>
          <table:table-cell table:formula="of:=IF([.$D46];0; [.$C46]*24)" office:value-type="float" office:value="24" calcext:value-type="float">
            <text:p>24</text:p>
          </table:table-cell>
          <table:table-cell table:formula="of:=IF([.$D46];0; [.$C46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16" calcext:value-type="date">
            <text:p>16.10.2022</text:p>
          </table:table-cell>
          <table:table-cell table:formula="of:=MONTH([.A47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47];0; [.$C47]*8)" office:value-type="float" office:value="0" calcext:value-type="float">
            <text:p>0</text:p>
          </table:table-cell>
          <table:table-cell table:formula="of:=IF([.$D47];0; [.$C47]*24)" office:value-type="float" office:value="0" calcext:value-type="float">
            <text:p>0</text:p>
          </table:table-cell>
          <table:table-cell table:formula="of:=IF([.$D47];0; [.$C47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7" calcext:value-type="date">
            <text:p>17.10.2022</text:p>
          </table:table-cell>
          <table:table-cell table:formula="of:=MONTH([.A48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$D48];0; [.$C48]*8)" office:value-type="float" office:value="0" calcext:value-type="float">
            <text:p>0</text:p>
          </table:table-cell>
          <table:table-cell table:formula="of:=IF([.$D48];0; [.$C48]*24)" office:value-type="float" office:value="0" calcext:value-type="float">
            <text:p>0</text:p>
          </table:table-cell>
          <table:table-cell table:formula="of:=IF([.$D48];0; [.$C48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8" calcext:value-type="date">
            <text:p>18.10.2022</text:p>
          </table:table-cell>
          <table:table-cell table:formula="of:=MONTH([.A49]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$D49];0; [.$C49]*8)" office:value-type="float" office:value="0" calcext:value-type="float">
            <text:p>0</text:p>
          </table:table-cell>
          <table:table-cell table:formula="of:=IF([.$D49];0; [.$C49]*24)" office:value-type="float" office:value="0" calcext:value-type="float">
            <text:p>0</text:p>
          </table:table-cell>
          <table:table-cell table:formula="of:=IF([.$D49];0; [.$C49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9" calcext:value-type="date">
            <text:p>19.10.2022</text:p>
          </table:table-cell>
          <table:table-cell table:formula="of:=MONTH([.A50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$D50];0; [.$C50]*8)" office:value-type="float" office:value="0" calcext:value-type="float">
            <text:p>0</text:p>
          </table:table-cell>
          <table:table-cell table:formula="of:=IF([.$D50];0; [.$C50]*24)" office:value-type="float" office:value="0" calcext:value-type="float">
            <text:p>0</text:p>
          </table:table-cell>
          <table:table-cell table:formula="of:=IF([.$D50];0; [.$C50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0" calcext:value-type="date">
            <text:p>20.10.2022</text:p>
          </table:table-cell>
          <table:table-cell table:formula="of:=MONTH([.A51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51];0; [.$C51]*8)" office:value-type="float" office:value="32" calcext:value-type="float">
            <text:p>32</text:p>
          </table:table-cell>
          <table:table-cell table:formula="of:=IF([.$D51];0; [.$C51]*24)" office:value-type="float" office:value="96" calcext:value-type="float">
            <text:p>96</text:p>
          </table:table-cell>
          <table:table-cell table:formula="of:=IF([.$D51];0; [.$C51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0-21" calcext:value-type="date">
            <text:p>21.10.2022</text:p>
          </table:table-cell>
          <table:table-cell table:formula="of:=MONTH([.A52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52];0; [.$C52]*8)" office:value-type="float" office:value="24" calcext:value-type="float">
            <text:p>24</text:p>
          </table:table-cell>
          <table:table-cell table:formula="of:=IF([.$D52];0; [.$C52]*24)" office:value-type="float" office:value="72" calcext:value-type="float">
            <text:p>72</text:p>
          </table:table-cell>
          <table:table-cell table:formula="of:=IF([.$D52];0; [.$C52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0-22" calcext:value-type="date">
            <text:p>22.10.2022</text:p>
          </table:table-cell>
          <table:table-cell table:formula="of:=MONTH([.A53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53];0; [.$C53]*8)" office:value-type="float" office:value="8" calcext:value-type="float">
            <text:p>8</text:p>
          </table:table-cell>
          <table:table-cell table:formula="of:=IF([.$D53];0; [.$C53]*24)" office:value-type="float" office:value="24" calcext:value-type="float">
            <text:p>24</text:p>
          </table:table-cell>
          <table:table-cell table:formula="of:=IF([.$D53];0; [.$C53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23" calcext:value-type="date">
            <text:p>23.10.2022</text:p>
          </table:table-cell>
          <table:table-cell table:formula="of:=MONTH([.A54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54];0; [.$C54]*8)" office:value-type="float" office:value="0" calcext:value-type="float">
            <text:p>0</text:p>
          </table:table-cell>
          <table:table-cell table:formula="of:=IF([.$D54];0; [.$C54]*24)" office:value-type="float" office:value="0" calcext:value-type="float">
            <text:p>0</text:p>
          </table:table-cell>
          <table:table-cell table:formula="of:=IF([.$D54];0; [.$C54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4" calcext:value-type="date">
            <text:p>24.10.2022</text:p>
          </table:table-cell>
          <table:table-cell table:formula="of:=MONTH([.A55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55];0; [.$C55]*8)" office:value-type="float" office:value="32" calcext:value-type="float">
            <text:p>32</text:p>
          </table:table-cell>
          <table:table-cell table:formula="of:=IF([.$D55];0; [.$C55]*24)" office:value-type="float" office:value="96" calcext:value-type="float">
            <text:p>96</text:p>
          </table:table-cell>
          <table:table-cell table:formula="of:=IF([.$D55];0; [.$C55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0-25" calcext:value-type="date">
            <text:p>25.10.2022</text:p>
          </table:table-cell>
          <table:table-cell table:formula="of:=MONTH([.A56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56];0; [.$C56]*8)" office:value-type="float" office:value="24" calcext:value-type="float">
            <text:p>24</text:p>
          </table:table-cell>
          <table:table-cell table:formula="of:=IF([.$D56];0; [.$C56]*24)" office:value-type="float" office:value="72" calcext:value-type="float">
            <text:p>72</text:p>
          </table:table-cell>
          <table:table-cell table:formula="of:=IF([.$D56];0; [.$C56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0-26" calcext:value-type="date">
            <text:p>26.10.2022</text:p>
          </table:table-cell>
          <table:table-cell table:formula="of:=MONTH([.A57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57];0; [.$C57]*8)" office:value-type="float" office:value="16" calcext:value-type="float">
            <text:p>16</text:p>
          </table:table-cell>
          <table:table-cell table:formula="of:=IF([.$D57];0; [.$C57]*24)" office:value-type="float" office:value="48" calcext:value-type="float">
            <text:p>48</text:p>
          </table:table-cell>
          <table:table-cell table:formula="of:=IF([.$D57];0; [.$C57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0-27" calcext:value-type="date">
            <text:p>27.10.2022</text:p>
          </table:table-cell>
          <table:table-cell table:formula="of:=MONTH([.A58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58];0; [.$C58]*8)" office:value-type="float" office:value="8" calcext:value-type="float">
            <text:p>8</text:p>
          </table:table-cell>
          <table:table-cell table:formula="of:=IF([.$D58];0; [.$C58]*24)" office:value-type="float" office:value="24" calcext:value-type="float">
            <text:p>24</text:p>
          </table:table-cell>
          <table:table-cell table:formula="of:=IF([.$D58];0; [.$C58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28" calcext:value-type="date">
            <text:p>28.10.2022</text:p>
          </table:table-cell>
          <table:table-cell table:formula="of:=MONTH([.A5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59];0; [.$C59]*8)" office:value-type="float" office:value="8" calcext:value-type="float">
            <text:p>8</text:p>
          </table:table-cell>
          <table:table-cell table:formula="of:=IF([.$D59];0; [.$C59]*24)" office:value-type="float" office:value="24" calcext:value-type="float">
            <text:p>24</text:p>
          </table:table-cell>
          <table:table-cell table:formula="of:=IF([.$D59];0; [.$C59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0-29" calcext:value-type="date">
            <text:p>29.10.2022</text:p>
          </table:table-cell>
          <table:table-cell table:formula="of:=MONTH([.A60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60];0; [.$C60]*8)" office:value-type="float" office:value="24" calcext:value-type="float">
            <text:p>24</text:p>
          </table:table-cell>
          <table:table-cell table:formula="of:=IF([.$D60];0; [.$C60]*24)" office:value-type="float" office:value="72" calcext:value-type="float">
            <text:p>72</text:p>
          </table:table-cell>
          <table:table-cell table:formula="of:=IF([.$D60];0; [.$C60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0-30" calcext:value-type="date">
            <text:p>30.10.2022</text:p>
          </table:table-cell>
          <table:table-cell table:formula="of:=MONTH([.A6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61];0; [.$C61]*8)" office:value-type="float" office:value="0" calcext:value-type="float">
            <text:p>0</text:p>
          </table:table-cell>
          <table:table-cell table:formula="of:=IF([.$D61];0; [.$C61]*24)" office:value-type="float" office:value="0" calcext:value-type="float">
            <text:p>0</text:p>
          </table:table-cell>
          <table:table-cell table:formula="of:=IF([.$D61];0; [.$C61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table:formula="of:=MONTH([.A62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62];0; [.$C62]*8)" office:value-type="float" office:value="16" calcext:value-type="float">
            <text:p>16</text:p>
          </table:table-cell>
          <table:table-cell table:formula="of:=IF([.$D62];0; [.$C62]*24)" office:value-type="float" office:value="48" calcext:value-type="float">
            <text:p>48</text:p>
          </table:table-cell>
          <table:table-cell table:formula="of:=IF([.$D62];0; [.$C62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1-01" calcext:value-type="date">
            <text:p>1.11.2022</text:p>
          </table:table-cell>
          <table:table-cell table:formula="of:=MONTH([.A63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63];0; [.$C63]*8)" office:value-type="float" office:value="32" calcext:value-type="float">
            <text:p>32</text:p>
          </table:table-cell>
          <table:table-cell table:formula="of:=IF([.$D63];0; [.$C63]*24)" office:value-type="float" office:value="96" calcext:value-type="float">
            <text:p>96</text:p>
          </table:table-cell>
          <table:table-cell table:formula="of:=IF([.$D63];0; [.$C63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1-02" calcext:value-type="date">
            <text:p>2.11.2022</text:p>
          </table:table-cell>
          <table:table-cell table:formula="of:=MONTH([.A64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64];0; [.$C64]*8)" office:value-type="float" office:value="8" calcext:value-type="float">
            <text:p>8</text:p>
          </table:table-cell>
          <table:table-cell table:formula="of:=IF([.$D64];0; [.$C64]*24)" office:value-type="float" office:value="24" calcext:value-type="float">
            <text:p>24</text:p>
          </table:table-cell>
          <table:table-cell table:formula="of:=IF([.$D64];0; [.$C64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1-03" calcext:value-type="date">
            <text:p>3.11.2022</text:p>
          </table:table-cell>
          <table:table-cell table:formula="of:=MONTH([.A65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65];0; [.$C65]*8)" office:value-type="float" office:value="16" calcext:value-type="float">
            <text:p>16</text:p>
          </table:table-cell>
          <table:table-cell table:formula="of:=IF([.$D65];0; [.$C65]*24)" office:value-type="float" office:value="48" calcext:value-type="float">
            <text:p>48</text:p>
          </table:table-cell>
          <table:table-cell table:formula="of:=IF([.$D65];0; [.$C65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1-04" calcext:value-type="date">
            <text:p>4.11.2022</text:p>
          </table:table-cell>
          <table:table-cell table:formula="of:=MONTH([.A66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66];0; [.$C66]*8)" office:value-type="float" office:value="8" calcext:value-type="float">
            <text:p>8</text:p>
          </table:table-cell>
          <table:table-cell table:formula="of:=IF([.$D66];0; [.$C66]*24)" office:value-type="float" office:value="24" calcext:value-type="float">
            <text:p>24</text:p>
          </table:table-cell>
          <table:table-cell table:formula="of:=IF([.$D66];0; [.$C66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1-05" calcext:value-type="date">
            <text:p>5.11.2022</text:p>
          </table:table-cell>
          <table:table-cell table:formula="of:=MONTH([.A67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67];0; [.$C67]*8)" office:value-type="float" office:value="24" calcext:value-type="float">
            <text:p>24</text:p>
          </table:table-cell>
          <table:table-cell table:formula="of:=IF([.$D67];0; [.$C67]*24)" office:value-type="float" office:value="72" calcext:value-type="float">
            <text:p>72</text:p>
          </table:table-cell>
          <table:table-cell table:formula="of:=IF([.$D67];0; [.$C67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1-06" calcext:value-type="date">
            <text:p>6.11.2022</text:p>
          </table:table-cell>
          <table:table-cell table:formula="of:=MONTH([.A68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68];0; [.$C68]*8)" office:value-type="float" office:value="0" calcext:value-type="float">
            <text:p>0</text:p>
          </table:table-cell>
          <table:table-cell table:formula="of:=IF([.$D68];0; [.$C68]*24)" office:value-type="float" office:value="0" calcext:value-type="float">
            <text:p>0</text:p>
          </table:table-cell>
          <table:table-cell table:formula="of:=IF([.$D68];0; [.$C68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7" calcext:value-type="date">
            <text:p>7.11.2022</text:p>
          </table:table-cell>
          <table:table-cell table:formula="of:=MONTH([.A69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69];0; [.$C69]*8)" office:value-type="float" office:value="16" calcext:value-type="float">
            <text:p>16</text:p>
          </table:table-cell>
          <table:table-cell table:formula="of:=IF([.$D69];0; [.$C69]*24)" office:value-type="float" office:value="48" calcext:value-type="float">
            <text:p>48</text:p>
          </table:table-cell>
          <table:table-cell table:formula="of:=IF([.$D69];0; [.$C69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1-08" calcext:value-type="date">
            <text:p>8.11.2022</text:p>
          </table:table-cell>
          <table:table-cell table:formula="of:=MONTH([.A70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70];0; [.$C70]*8)" office:value-type="float" office:value="32" calcext:value-type="float">
            <text:p>32</text:p>
          </table:table-cell>
          <table:table-cell table:formula="of:=IF([.$D70];0; [.$C70]*24)" office:value-type="float" office:value="96" calcext:value-type="float">
            <text:p>96</text:p>
          </table:table-cell>
          <table:table-cell table:formula="of:=IF([.$D70];0; [.$C70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1-09" calcext:value-type="date">
            <text:p>9.11.2022</text:p>
          </table:table-cell>
          <table:table-cell table:formula="of:=MONTH([.A71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71];0; [.$C71]*8)" office:value-type="float" office:value="24" calcext:value-type="float">
            <text:p>24</text:p>
          </table:table-cell>
          <table:table-cell table:formula="of:=IF([.$D71];0; [.$C71]*24)" office:value-type="float" office:value="72" calcext:value-type="float">
            <text:p>72</text:p>
          </table:table-cell>
          <table:table-cell table:formula="of:=IF([.$D71];0; [.$C71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1-10" calcext:value-type="date">
            <text:p>10.11.2022</text:p>
          </table:table-cell>
          <table:table-cell table:formula="of:=MONTH([.A72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72];0; [.$C72]*8)" office:value-type="float" office:value="32" calcext:value-type="float">
            <text:p>32</text:p>
          </table:table-cell>
          <table:table-cell table:formula="of:=IF([.$D72];0; [.$C72]*24)" office:value-type="float" office:value="96" calcext:value-type="float">
            <text:p>96</text:p>
          </table:table-cell>
          <table:table-cell table:formula="of:=IF([.$D72];0; [.$C72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1-11" calcext:value-type="date">
            <text:p>11.11.2022</text:p>
          </table:table-cell>
          <table:table-cell table:formula="of:=MONTH([.A73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73];0; [.$C73]*8)" office:value-type="float" office:value="8" calcext:value-type="float">
            <text:p>8</text:p>
          </table:table-cell>
          <table:table-cell table:formula="of:=IF([.$D73];0; [.$C73]*24)" office:value-type="float" office:value="24" calcext:value-type="float">
            <text:p>24</text:p>
          </table:table-cell>
          <table:table-cell table:formula="of:=IF([.$D73];0; [.$C73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1-12" calcext:value-type="date">
            <text:p>12.11.2022</text:p>
          </table:table-cell>
          <table:table-cell table:formula="of:=MONTH([.A74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74];0; [.$C74]*8)" office:value-type="float" office:value="16" calcext:value-type="float">
            <text:p>16</text:p>
          </table:table-cell>
          <table:table-cell table:formula="of:=IF([.$D74];0; [.$C74]*24)" office:value-type="float" office:value="48" calcext:value-type="float">
            <text:p>48</text:p>
          </table:table-cell>
          <table:table-cell table:formula="of:=IF([.$D74];0; [.$C74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1-13" calcext:value-type="date">
            <text:p>13.11.2022</text:p>
          </table:table-cell>
          <table:table-cell table:formula="of:=MONTH([.A75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75];0; [.$C75]*8)" office:value-type="float" office:value="0" calcext:value-type="float">
            <text:p>0</text:p>
          </table:table-cell>
          <table:table-cell table:formula="of:=IF([.$D75];0; [.$C75]*24)" office:value-type="float" office:value="0" calcext:value-type="float">
            <text:p>0</text:p>
          </table:table-cell>
          <table:table-cell table:formula="of:=IF([.$D75];0; [.$C75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4" calcext:value-type="date">
            <text:p>14.11.2022</text:p>
          </table:table-cell>
          <table:table-cell table:formula="of:=MONTH([.A76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76];0; [.$C76]*8)" office:value-type="float" office:value="24" calcext:value-type="float">
            <text:p>24</text:p>
          </table:table-cell>
          <table:table-cell table:formula="of:=IF([.$D76];0; [.$C76]*24)" office:value-type="float" office:value="72" calcext:value-type="float">
            <text:p>72</text:p>
          </table:table-cell>
          <table:table-cell table:formula="of:=IF([.$D76];0; [.$C76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1-15" calcext:value-type="date">
            <text:p>15.11.2022</text:p>
          </table:table-cell>
          <table:table-cell table:formula="of:=MONTH([.A77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77];0; [.$C77]*8)" office:value-type="float" office:value="8" calcext:value-type="float">
            <text:p>8</text:p>
          </table:table-cell>
          <table:table-cell table:formula="of:=IF([.$D77];0; [.$C77]*24)" office:value-type="float" office:value="24" calcext:value-type="float">
            <text:p>24</text:p>
          </table:table-cell>
          <table:table-cell table:formula="of:=IF([.$D77];0; [.$C77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1-16" calcext:value-type="date">
            <text:p>16.11.2022</text:p>
          </table:table-cell>
          <table:table-cell table:formula="of:=MONTH([.A78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78];0; [.$C78]*8)" office:value-type="float" office:value="32" calcext:value-type="float">
            <text:p>32</text:p>
          </table:table-cell>
          <table:table-cell table:formula="of:=IF([.$D78];0; [.$C78]*24)" office:value-type="float" office:value="96" calcext:value-type="float">
            <text:p>96</text:p>
          </table:table-cell>
          <table:table-cell table:formula="of:=IF([.$D78];0; [.$C78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1-17" calcext:value-type="date">
            <text:p>17.11.2022</text:p>
          </table:table-cell>
          <table:table-cell table:formula="of:=MONTH([.A79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$D79];0; [.$C79]*8)" office:value-type="float" office:value="0" calcext:value-type="float">
            <text:p>0</text:p>
          </table:table-cell>
          <table:table-cell table:formula="of:=IF([.$D79];0; [.$C79]*24)" office:value-type="float" office:value="0" calcext:value-type="float">
            <text:p>0</text:p>
          </table:table-cell>
          <table:table-cell table:formula="of:=IF([.$D79];0; [.$C79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8" calcext:value-type="date">
            <text:p>18.11.2022</text:p>
          </table:table-cell>
          <table:table-cell table:formula="of:=MONTH([.A80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$D80];0; [.$C80]*8)" office:value-type="float" office:value="0" calcext:value-type="float">
            <text:p>0</text:p>
          </table:table-cell>
          <table:table-cell table:formula="of:=IF([.$D80];0; [.$C80]*24)" office:value-type="float" office:value="0" calcext:value-type="float">
            <text:p>0</text:p>
          </table:table-cell>
          <table:table-cell table:formula="of:=IF([.$D80];0; [.$C80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9" calcext:value-type="date">
            <text:p>19.11.2022</text:p>
          </table:table-cell>
          <table:table-cell table:formula="of:=MONTH([.A81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$D81];0; [.$C81]*8)" office:value-type="float" office:value="0" calcext:value-type="float">
            <text:p>0</text:p>
          </table:table-cell>
          <table:table-cell table:formula="of:=IF([.$D81];0; [.$C81]*24)" office:value-type="float" office:value="0" calcext:value-type="float">
            <text:p>0</text:p>
          </table:table-cell>
          <table:table-cell table:formula="of:=IF([.$D81];0; [.$C81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0" calcext:value-type="date">
            <text:p>20.11.2022</text:p>
          </table:table-cell>
          <table:table-cell table:formula="of:=MONTH([.A82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82];0; [.$C82]*8)" office:value-type="float" office:value="0" calcext:value-type="float">
            <text:p>0</text:p>
          </table:table-cell>
          <table:table-cell table:formula="of:=IF([.$D82];0; [.$C82]*24)" office:value-type="float" office:value="0" calcext:value-type="float">
            <text:p>0</text:p>
          </table:table-cell>
          <table:table-cell table:formula="of:=IF([.$D82];0; [.$C82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1" calcext:value-type="date">
            <text:p>21.11.2022</text:p>
          </table:table-cell>
          <table:table-cell table:formula="of:=MONTH([.A83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83];0; [.$C83]*8)" office:value-type="float" office:value="24" calcext:value-type="float">
            <text:p>24</text:p>
          </table:table-cell>
          <table:table-cell table:formula="of:=IF([.$D83];0; [.$C83]*24)" office:value-type="float" office:value="72" calcext:value-type="float">
            <text:p>72</text:p>
          </table:table-cell>
          <table:table-cell table:formula="of:=IF([.$D83];0; [.$C83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1-22" calcext:value-type="date">
            <text:p>22.11.2022</text:p>
          </table:table-cell>
          <table:table-cell table:formula="of:=MONTH([.A84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$D84];0; [.$C84]*8)" office:value-type="float" office:value="40" calcext:value-type="float">
            <text:p>40</text:p>
          </table:table-cell>
          <table:table-cell table:formula="of:=IF([.$D84];0; [.$C84]*24)" office:value-type="float" office:value="120" calcext:value-type="float">
            <text:p>120</text:p>
          </table:table-cell>
          <table:table-cell table:formula="of:=IF([.$D84];0; [.$C84]*60)"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2-11-23" calcext:value-type="date">
            <text:p>23.11.2022</text:p>
          </table:table-cell>
          <table:table-cell table:formula="of:=MONTH([.A85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85];0; [.$C85]*8)" office:value-type="float" office:value="16" calcext:value-type="float">
            <text:p>16</text:p>
          </table:table-cell>
          <table:table-cell table:formula="of:=IF([.$D85];0; [.$C85]*24)" office:value-type="float" office:value="48" calcext:value-type="float">
            <text:p>48</text:p>
          </table:table-cell>
          <table:table-cell table:formula="of:=IF([.$D85];0; [.$C85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1-24" calcext:value-type="date">
            <text:p>24.11.2022</text:p>
          </table:table-cell>
          <table:table-cell table:formula="of:=MONTH([.A86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86];0; [.$C86]*8)" office:value-type="float" office:value="32" calcext:value-type="float">
            <text:p>32</text:p>
          </table:table-cell>
          <table:table-cell table:formula="of:=IF([.$D86];0; [.$C86]*24)" office:value-type="float" office:value="96" calcext:value-type="float">
            <text:p>96</text:p>
          </table:table-cell>
          <table:table-cell table:formula="of:=IF([.$D86];0; [.$C86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1-25" calcext:value-type="date">
            <text:p>25.11.2022</text:p>
          </table:table-cell>
          <table:table-cell table:formula="of:=MONTH([.A87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87];0; [.$C87]*8)" office:value-type="float" office:value="24" calcext:value-type="float">
            <text:p>24</text:p>
          </table:table-cell>
          <table:table-cell table:formula="of:=IF([.$D87];0; [.$C87]*24)" office:value-type="float" office:value="72" calcext:value-type="float">
            <text:p>72</text:p>
          </table:table-cell>
          <table:table-cell table:formula="of:=IF([.$D87];0; [.$C87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1-26" calcext:value-type="date">
            <text:p>26.11.2022</text:p>
          </table:table-cell>
          <table:table-cell table:formula="of:=MONTH([.A88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88];0; [.$C88]*8)" office:value-type="float" office:value="8" calcext:value-type="float">
            <text:p>8</text:p>
          </table:table-cell>
          <table:table-cell table:formula="of:=IF([.$D88];0; [.$C88]*24)" office:value-type="float" office:value="24" calcext:value-type="float">
            <text:p>24</text:p>
          </table:table-cell>
          <table:table-cell table:formula="of:=IF([.$D88];0; [.$C88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1-27" calcext:value-type="date">
            <text:p>27.11.2022</text:p>
          </table:table-cell>
          <table:table-cell table:formula="of:=MONTH([.A89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89];0; [.$C89]*8)" office:value-type="float" office:value="0" calcext:value-type="float">
            <text:p>0</text:p>
          </table:table-cell>
          <table:table-cell table:formula="of:=IF([.$D89];0; [.$C89]*24)" office:value-type="float" office:value="0" calcext:value-type="float">
            <text:p>0</text:p>
          </table:table-cell>
          <table:table-cell table:formula="of:=IF([.$D89];0; [.$C89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8" calcext:value-type="date">
            <text:p>28.11.2022</text:p>
          </table:table-cell>
          <table:table-cell table:formula="of:=MONTH([.A90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90];0; [.$C90]*8)" office:value-type="float" office:value="24" calcext:value-type="float">
            <text:p>24</text:p>
          </table:table-cell>
          <table:table-cell table:formula="of:=IF([.$D90];0; [.$C90]*24)" office:value-type="float" office:value="72" calcext:value-type="float">
            <text:p>72</text:p>
          </table:table-cell>
          <table:table-cell table:formula="of:=IF([.$D90];0; [.$C90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1-29" calcext:value-type="date">
            <text:p>29.11.2022</text:p>
          </table:table-cell>
          <table:table-cell table:formula="of:=MONTH([.A91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91];0; [.$C91]*8)" office:value-type="float" office:value="32" calcext:value-type="float">
            <text:p>32</text:p>
          </table:table-cell>
          <table:table-cell table:formula="of:=IF([.$D91];0; [.$C91]*24)" office:value-type="float" office:value="96" calcext:value-type="float">
            <text:p>96</text:p>
          </table:table-cell>
          <table:table-cell table:formula="of:=IF([.$D91];0; [.$C91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table:formula="of:=MONTH([.A92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92];0; [.$C92]*8)" office:value-type="float" office:value="16" calcext:value-type="float">
            <text:p>16</text:p>
          </table:table-cell>
          <table:table-cell table:formula="of:=IF([.$D92];0; [.$C92]*24)" office:value-type="float" office:value="48" calcext:value-type="float">
            <text:p>48</text:p>
          </table:table-cell>
          <table:table-cell table:formula="of:=IF([.$D92];0; [.$C92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01" calcext:value-type="date">
            <text:p>1.12.2022</text:p>
          </table:table-cell>
          <table:table-cell table:formula="of:=MONTH([.A93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$D93];0; [.$C93]*8)" office:value-type="float" office:value="48" calcext:value-type="float">
            <text:p>48</text:p>
          </table:table-cell>
          <table:table-cell table:formula="of:=IF([.$D93];0; [.$C93]*24)" office:value-type="float" office:value="144" calcext:value-type="float">
            <text:p>144</text:p>
          </table:table-cell>
          <table:table-cell table:formula="of:=IF([.$D93];0; [.$C93]*60)"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22-12-02" calcext:value-type="date">
            <text:p>2.12.2022</text:p>
          </table:table-cell>
          <table:table-cell table:formula="of:=MONTH([.A94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94];0; [.$C94]*8)" office:value-type="float" office:value="8" calcext:value-type="float">
            <text:p>8</text:p>
          </table:table-cell>
          <table:table-cell table:formula="of:=IF([.$D94];0; [.$C94]*24)" office:value-type="float" office:value="24" calcext:value-type="float">
            <text:p>24</text:p>
          </table:table-cell>
          <table:table-cell table:formula="of:=IF([.$D94];0; [.$C94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2-03" calcext:value-type="date">
            <text:p>3.12.2022</text:p>
          </table:table-cell>
          <table:table-cell table:formula="of:=MONTH([.A95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95];0; [.$C95]*8)" office:value-type="float" office:value="16" calcext:value-type="float">
            <text:p>16</text:p>
          </table:table-cell>
          <table:table-cell table:formula="of:=IF([.$D95];0; [.$C95]*24)" office:value-type="float" office:value="48" calcext:value-type="float">
            <text:p>48</text:p>
          </table:table-cell>
          <table:table-cell table:formula="of:=IF([.$D95];0; [.$C95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04" calcext:value-type="date">
            <text:p>4.12.2022</text:p>
          </table:table-cell>
          <table:table-cell table:formula="of:=MONTH([.A96]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96];0; [.$C96]*8)" office:value-type="float" office:value="0" calcext:value-type="float">
            <text:p>0</text:p>
          </table:table-cell>
          <table:table-cell table:formula="of:=IF([.$D96];0; [.$C96]*24)" office:value-type="float" office:value="0" calcext:value-type="float">
            <text:p>0</text:p>
          </table:table-cell>
          <table:table-cell table:formula="of:=IF([.$D96];0; [.$C96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5" calcext:value-type="date">
            <text:p>5.12.2022</text:p>
          </table:table-cell>
          <table:table-cell table:formula="of:=MONTH([.A97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97];0; [.$C97]*8)" office:value-type="float" office:value="32" calcext:value-type="float">
            <text:p>32</text:p>
          </table:table-cell>
          <table:table-cell table:formula="of:=IF([.$D97];0; [.$C97]*24)" office:value-type="float" office:value="96" calcext:value-type="float">
            <text:p>96</text:p>
          </table:table-cell>
          <table:table-cell table:formula="of:=IF([.$D97];0; [.$C97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2-06" calcext:value-type="date">
            <text:p>6.12.2022</text:p>
          </table:table-cell>
          <table:table-cell table:formula="of:=MONTH([.A98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$D98];0; [.$C98]*8)" office:value-type="float" office:value="40" calcext:value-type="float">
            <text:p>40</text:p>
          </table:table-cell>
          <table:table-cell table:formula="of:=IF([.$D98];0; [.$C98]*24)" office:value-type="float" office:value="120" calcext:value-type="float">
            <text:p>120</text:p>
          </table:table-cell>
          <table:table-cell table:formula="of:=IF([.$D98];0; [.$C98]*60)"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2-12-07" calcext:value-type="date">
            <text:p>7.12.2022</text:p>
          </table:table-cell>
          <table:table-cell table:formula="of:=MONTH([.A99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99];0; [.$C99]*8)" office:value-type="float" office:value="24" calcext:value-type="float">
            <text:p>24</text:p>
          </table:table-cell>
          <table:table-cell table:formula="of:=IF([.$D99];0; [.$C99]*24)" office:value-type="float" office:value="72" calcext:value-type="float">
            <text:p>72</text:p>
          </table:table-cell>
          <table:table-cell table:formula="of:=IF([.$D99];0; [.$C99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2-08" calcext:value-type="date">
            <text:p>8.12.2022</text:p>
          </table:table-cell>
          <table:table-cell table:formula="of:=MONTH([.A100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$D100];0; [.$C100]*8)" office:value-type="float" office:value="56" calcext:value-type="float">
            <text:p>56</text:p>
          </table:table-cell>
          <table:table-cell table:formula="of:=IF([.$D100];0; [.$C100]*24)" office:value-type="float" office:value="168" calcext:value-type="float">
            <text:p>168</text:p>
          </table:table-cell>
          <table:table-cell table:formula="of:=IF([.$D100];0; [.$C100]*60)"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12-09" calcext:value-type="date">
            <text:p>9.12.2022</text:p>
          </table:table-cell>
          <table:table-cell table:formula="of:=MONTH([.A101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101];0; [.$C101]*8)" office:value-type="float" office:value="8" calcext:value-type="float">
            <text:p>8</text:p>
          </table:table-cell>
          <table:table-cell table:formula="of:=IF([.$D101];0; [.$C101]*24)" office:value-type="float" office:value="24" calcext:value-type="float">
            <text:p>24</text:p>
          </table:table-cell>
          <table:table-cell table:formula="of:=IF([.$D101];0; [.$C101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2-10" calcext:value-type="date">
            <text:p>10.12.2022</text:p>
          </table:table-cell>
          <table:table-cell table:formula="of:=MONTH([.A102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102];0; [.$C102]*8)" office:value-type="float" office:value="16" calcext:value-type="float">
            <text:p>16</text:p>
          </table:table-cell>
          <table:table-cell table:formula="of:=IF([.$D102];0; [.$C102]*24)" office:value-type="float" office:value="48" calcext:value-type="float">
            <text:p>48</text:p>
          </table:table-cell>
          <table:table-cell table:formula="of:=IF([.$D102];0; [.$C102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11" calcext:value-type="date">
            <text:p>11.12.2022</text:p>
          </table:table-cell>
          <table:table-cell table:formula="of:=MONTH([.A103]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103];0; [.$C103]*8)" office:value-type="float" office:value="0" calcext:value-type="float">
            <text:p>0</text:p>
          </table:table-cell>
          <table:table-cell table:formula="of:=IF([.$D103];0; [.$C103]*24)" office:value-type="float" office:value="0" calcext:value-type="float">
            <text:p>0</text:p>
          </table:table-cell>
          <table:table-cell table:formula="of:=IF([.$D103];0; [.$C103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2" calcext:value-type="date">
            <text:p>12.12.2022</text:p>
          </table:table-cell>
          <table:table-cell table:formula="of:=MONTH([.A104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$D104];0; [.$C104]*8)" office:value-type="float" office:value="0" calcext:value-type="float">
            <text:p>0</text:p>
          </table:table-cell>
          <table:table-cell table:formula="of:=IF([.$D104];0; [.$C104]*24)" office:value-type="float" office:value="0" calcext:value-type="float">
            <text:p>0</text:p>
          </table:table-cell>
          <table:table-cell table:formula="of:=IF([.$D104];0; [.$C104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3" calcext:value-type="date">
            <text:p>13.12.2022</text:p>
          </table:table-cell>
          <table:table-cell table:formula="of:=MONTH([.A105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$D105];0; [.$C105]*8)" office:value-type="float" office:value="0" calcext:value-type="float">
            <text:p>0</text:p>
          </table:table-cell>
          <table:table-cell table:formula="of:=IF([.$D105];0; [.$C105]*24)" office:value-type="float" office:value="0" calcext:value-type="float">
            <text:p>0</text:p>
          </table:table-cell>
          <table:table-cell table:formula="of:=IF([.$D105];0; [.$C105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4" calcext:value-type="date">
            <text:p>14.12.2022</text:p>
          </table:table-cell>
          <table:table-cell table:formula="of:=MONTH([.A106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$D106];0; [.$C106]*8)" office:value-type="float" office:value="0" calcext:value-type="float">
            <text:p>0</text:p>
          </table:table-cell>
          <table:table-cell table:formula="of:=IF([.$D106];0; [.$C106]*24)" office:value-type="float" office:value="0" calcext:value-type="float">
            <text:p>0</text:p>
          </table:table-cell>
          <table:table-cell table:formula="of:=IF([.$D106];0; [.$C106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5" calcext:value-type="date">
            <text:p>15.12.2022</text:p>
          </table:table-cell>
          <table:table-cell table:formula="of:=MONTH([.A107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$D107];0; [.$C107]*8)" office:value-type="float" office:value="0" calcext:value-type="float">
            <text:p>0</text:p>
          </table:table-cell>
          <table:table-cell table:formula="of:=IF([.$D107];0; [.$C107]*24)" office:value-type="float" office:value="0" calcext:value-type="float">
            <text:p>0</text:p>
          </table:table-cell>
          <table:table-cell table:formula="of:=IF([.$D107];0; [.$C107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6" calcext:value-type="date">
            <text:p>16.12.2022</text:p>
          </table:table-cell>
          <table:table-cell table:formula="of:=MONTH([.A108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$D108];0; [.$C108]*8)" office:value-type="float" office:value="0" calcext:value-type="float">
            <text:p>0</text:p>
          </table:table-cell>
          <table:table-cell table:formula="of:=IF([.$D108];0; [.$C108]*24)" office:value-type="float" office:value="0" calcext:value-type="float">
            <text:p>0</text:p>
          </table:table-cell>
          <table:table-cell table:formula="of:=IF([.$D108];0; [.$C108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7" calcext:value-type="date">
            <text:p>17.12.2022</text:p>
          </table:table-cell>
          <table:table-cell table:formula="of:=MONTH([.A109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$D109];0; [.$C109]*8)" office:value-type="float" office:value="0" calcext:value-type="float">
            <text:p>0</text:p>
          </table:table-cell>
          <table:table-cell table:formula="of:=IF([.$D109];0; [.$C109]*24)" office:value-type="float" office:value="0" calcext:value-type="float">
            <text:p>0</text:p>
          </table:table-cell>
          <table:table-cell table:formula="of:=IF([.$D109];0; [.$C109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8" calcext:value-type="date">
            <text:p>18.12.2022</text:p>
          </table:table-cell>
          <table:table-cell table:formula="of:=MONTH([.A110]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110];0; [.$C110]*8)" office:value-type="float" office:value="0" calcext:value-type="float">
            <text:p>0</text:p>
          </table:table-cell>
          <table:table-cell table:formula="of:=IF([.$D110];0; [.$C110]*24)" office:value-type="float" office:value="0" calcext:value-type="float">
            <text:p>0</text:p>
          </table:table-cell>
          <table:table-cell table:formula="of:=IF([.$D110];0; [.$C110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9" calcext:value-type="date">
            <text:p>19.12.2022</text:p>
          </table:table-cell>
          <table:table-cell table:formula="of:=MONTH([.A111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$D111];0; [.$C111]*8)" office:value-type="float" office:value="0" calcext:value-type="float">
            <text:p>0</text:p>
          </table:table-cell>
          <table:table-cell table:formula="of:=IF([.$D111];0; [.$C111]*24)" office:value-type="float" office:value="0" calcext:value-type="float">
            <text:p>0</text:p>
          </table:table-cell>
          <table:table-cell table:formula="of:=IF([.$D111];0; [.$C111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0" calcext:value-type="date">
            <text:p>20.12.2022</text:p>
          </table:table-cell>
          <table:table-cell table:formula="of:=MONTH([.A112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112];0; [.$C112]*8)" office:value-type="float" office:value="16" calcext:value-type="float">
            <text:p>16</text:p>
          </table:table-cell>
          <table:table-cell table:formula="of:=IF([.$D112];0; [.$C112]*24)" office:value-type="float" office:value="48" calcext:value-type="float">
            <text:p>48</text:p>
          </table:table-cell>
          <table:table-cell table:formula="of:=IF([.$D112];0; [.$C112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21" calcext:value-type="date">
            <text:p>21.12.2022</text:p>
          </table:table-cell>
          <table:table-cell table:formula="of:=MONTH([.A113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113];0; [.$C113]*8)" office:value-type="float" office:value="32" calcext:value-type="float">
            <text:p>32</text:p>
          </table:table-cell>
          <table:table-cell table:formula="of:=IF([.$D113];0; [.$C113]*24)" office:value-type="float" office:value="96" calcext:value-type="float">
            <text:p>96</text:p>
          </table:table-cell>
          <table:table-cell table:formula="of:=IF([.$D113];0; [.$C113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2-22" calcext:value-type="date">
            <text:p>22.12.2022</text:p>
          </table:table-cell>
          <table:table-cell table:formula="of:=MONTH([.A114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$D114];0; [.$C114]*8)" office:value-type="float" office:value="40" calcext:value-type="float">
            <text:p>40</text:p>
          </table:table-cell>
          <table:table-cell table:formula="of:=IF([.$D114];0; [.$C114]*24)" office:value-type="float" office:value="120" calcext:value-type="float">
            <text:p>120</text:p>
          </table:table-cell>
          <table:table-cell table:formula="of:=IF([.$D114];0; [.$C114]*60)"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2-12-23" calcext:value-type="date">
            <text:p>23.12.2022</text:p>
          </table:table-cell>
          <table:table-cell table:formula="of:=MONTH([.A115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115];0; [.$C115]*8)" office:value-type="float" office:value="16" calcext:value-type="float">
            <text:p>16</text:p>
          </table:table-cell>
          <table:table-cell table:formula="of:=IF([.$D115];0; [.$C115]*24)" office:value-type="float" office:value="48" calcext:value-type="float">
            <text:p>48</text:p>
          </table:table-cell>
          <table:table-cell table:formula="of:=IF([.$D115];0; [.$C115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24" calcext:value-type="date">
            <text:p>24.12.2022</text:p>
          </table:table-cell>
          <table:table-cell table:formula="of:=MONTH([.A116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116];0; [.$C116]*8)" office:value-type="float" office:value="32" calcext:value-type="float">
            <text:p>32</text:p>
          </table:table-cell>
          <table:table-cell table:formula="of:=IF([.$D116];0; [.$C116]*24)" office:value-type="float" office:value="96" calcext:value-type="float">
            <text:p>96</text:p>
          </table:table-cell>
          <table:table-cell table:formula="of:=IF([.$D116];0; [.$C116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2-25" calcext:value-type="date">
            <text:p>25.12.2022</text:p>
          </table:table-cell>
          <table:table-cell table:formula="of:=MONTH([.A117]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$D117];0; [.$C117]*8)" office:value-type="float" office:value="0" calcext:value-type="float">
            <text:p>0</text:p>
          </table:table-cell>
          <table:table-cell table:formula="of:=IF([.$D117];0; [.$C117]*24)" office:value-type="float" office:value="0" calcext:value-type="float">
            <text:p>0</text:p>
          </table:table-cell>
          <table:table-cell table:formula="of:=IF([.$D117];0; [.$C117]*6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6" calcext:value-type="date">
            <text:p>26.12.2022</text:p>
          </table:table-cell>
          <table:table-cell table:formula="of:=MONTH([.A118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$D118];0; [.$C118]*8)" office:value-type="float" office:value="24" calcext:value-type="float">
            <text:p>24</text:p>
          </table:table-cell>
          <table:table-cell table:formula="of:=IF([.$D118];0; [.$C118]*24)" office:value-type="float" office:value="72" calcext:value-type="float">
            <text:p>72</text:p>
          </table:table-cell>
          <table:table-cell table:formula="of:=IF([.$D118];0; [.$C118]*60)"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2-12-27" calcext:value-type="date">
            <text:p>27.12.2022</text:p>
          </table:table-cell>
          <table:table-cell table:formula="of:=MONTH([.A119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119];0; [.$C119]*8)" office:value-type="float" office:value="32" calcext:value-type="float">
            <text:p>32</text:p>
          </table:table-cell>
          <table:table-cell table:formula="of:=IF([.$D119];0; [.$C119]*24)" office:value-type="float" office:value="96" calcext:value-type="float">
            <text:p>96</text:p>
          </table:table-cell>
          <table:table-cell table:formula="of:=IF([.$D119];0; [.$C119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2-28" calcext:value-type="date">
            <text:p>28.12.2022</text:p>
          </table:table-cell>
          <table:table-cell table:formula="of:=MONTH([.A120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$D120];0; [.$C120]*8)" office:value-type="float" office:value="16" calcext:value-type="float">
            <text:p>16</text:p>
          </table:table-cell>
          <table:table-cell table:formula="of:=IF([.$D120];0; [.$C120]*24)" office:value-type="float" office:value="48" calcext:value-type="float">
            <text:p>48</text:p>
          </table:table-cell>
          <table:table-cell table:formula="of:=IF([.$D120];0; [.$C120]*60)"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29" calcext:value-type="date">
            <text:p>29.12.2022</text:p>
          </table:table-cell>
          <table:table-cell table:formula="of:=MONTH([.A121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$D121];0; [.$C121]*8)" office:value-type="float" office:value="8" calcext:value-type="float">
            <text:p>8</text:p>
          </table:table-cell>
          <table:table-cell table:formula="of:=IF([.$D121];0; [.$C121]*24)" office:value-type="float" office:value="24" calcext:value-type="float">
            <text:p>24</text:p>
          </table:table-cell>
          <table:table-cell table:formula="of:=IF([.$D121];0; [.$C121]*60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2-30" calcext:value-type="date">
            <text:p>30.12.2022</text:p>
          </table:table-cell>
          <table:table-cell table:formula="of:=MONTH([.A122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$D122];0; [.$C122]*8)" office:value-type="float" office:value="32" calcext:value-type="float">
            <text:p>32</text:p>
          </table:table-cell>
          <table:table-cell table:formula="of:=IF([.$D122];0; [.$C122]*24)" office:value-type="float" office:value="96" calcext:value-type="float">
            <text:p>96</text:p>
          </table:table-cell>
          <table:table-cell table:formula="of:=IF([.$D122];0; [.$C122]*60)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2-31" calcext:value-type="date">
            <text:p>31.12.2022</text:p>
          </table:table-cell>
          <table:table-cell table:formula="of:=MONTH([.A123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$D123];0; [.$C123]*8)" office:value-type="float" office:value="48" calcext:value-type="float">
            <text:p>48</text:p>
          </table:table-cell>
          <table:table-cell table:formula="of:=IF([.$D123];0; [.$C123]*24)" office:value-type="float" office:value="144" calcext:value-type="float">
            <text:p>144</text:p>
          </table:table-cell>
          <table:table-cell table:formula="of:=IF([.$D123];0; [.$C123]*60)" office:value-type="float" office:value="360" calcext:value-type="float">
            <text:p>360</text:p>
          </table:table-cell>
        </table:table-row>
        <table:table-row table:style-name="ro1" table:number-rows-repeated="10484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Sheet2_1" table:style-name="ta1">
        <table:shapes>
          <draw:frame draw:z-index="0" draw:style-name="gr1" draw:text-style-name="P1" svg:width="6.2988in" svg:height="3.5429in" svg:x="4.3654in" svg:y="0.1543in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1" table:default-cell-style-name="ce17"/>
        <table:table-column table:style-name="co1" table:default-cell-style-name="ce22"/>
        <table:table-column table:style-name="co1" table:default-cell-style-name="ce27"/>
        <table:table-row table:style-name="ro1">
          <table:table-cell table:style-name="ce9"/>
          <table:table-cell table:style-name="ce14" office:value-type="string" calcext:value-type="string">
            <text:p>Data</text:p>
          </table:table-cell>
          <table:table-cell table:style-name="ce19"/>
          <table:table-cell table:style-name="ce24"/>
        </table:table-row>
        <table:table-row table:style-name="ro1">
          <table:table-cell table:style-name="ce10" office:value-type="string" calcext:value-type="string">
            <text:p>miesiąc</text:p>
          </table:table-cell>
          <table:table-cell table:style-name="ce15" office:value-type="string" calcext:value-type="string">
            <text:p>Sum - Kantówki</text:p>
          </table:table-cell>
          <table:table-cell table:style-name="ce20" office:value-type="string" calcext:value-type="string">
            <text:p>Sum - Krokwie</text:p>
          </table:table-cell>
          <table:table-cell table:style-name="ce25" office:value-type="string" calcext:value-type="string">
            <text:p>Sum - Łaty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6" office:value-type="float" office:value="744" calcext:value-type="float">
            <text:p>744</text:p>
          </table:table-cell>
          <table:table-cell table:style-name="ce21" office:value-type="float" office:value="2232" calcext:value-type="float">
            <text:p>2232</text:p>
          </table:table-cell>
          <table:table-cell table:style-name="ce26"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6" calcext:value-type="float">
            <text:p>376</text:p>
          </table:table-cell>
          <table:table-cell office:value-type="float" office:value="1128" calcext:value-type="float">
            <text:p>1128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6" calcext:value-type="float">
            <text:p>496</text:p>
          </table:table-cell>
          <table:table-cell office:value-type="float" office:value="1488" calcext:value-type="float">
            <text:p>1488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8" office:value-type="float" office:value="544" calcext:value-type="float">
            <text:p>544</text:p>
          </table:table-cell>
          <table:table-cell table:style-name="ce23" office:value-type="float" office:value="1632" calcext:value-type="float">
            <text:p>1632</text:p>
          </table:table-cell>
          <table:table-cell table:style-name="ce28" office:value-type="float" office:value="4080" calcext:value-type="float">
            <text:p>4080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D6" table:buttons="'Pivot Table_Sheet2_1'.A2 'Pivot Table_Sheet2_1'.B1" table:grand-total="none" table:show-filter-button="false" table:drill-down-on-double-click="false">
          <table:source-cell-range table:cell-range-address="Sheet2.A1:Sheet2.G1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iąc" table:orientation="row" table:used-hierarchy="0" table:function="auto">
            <table:data-pilot-level table:show-empty="false" calcext:repeat-item-labels="false">
              <table:data-pilot-members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antówki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48" table:display="true" table:show-details="true"/>
                <table:data-pilot-member table:name="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rokwi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72" table:display="true" table:show-details="true"/>
                <table:data-pilot-member table:name="96" table:display="true" table:show-details="true"/>
                <table:data-pilot-member table:name="120" table:display="true" table:show-details="true"/>
                <table:data-pilot-member table:name="144" table:display="true" table:show-details="true"/>
                <table:data-pilot-member table:name="1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Łaty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0" table:display="true" table:show-details="true"/>
                <table:data-pilot-member table:name="120" table:display="true" table:show-details="true"/>
                <table:data-pilot-member table:name="180" table:display="true" table:show-details="true"/>
                <table:data-pilot-member table:name="240" table:display="true" table:show-details="true"/>
                <table:data-pilot-member table:name="300" table:display="true" table:show-details="true"/>
                <table:data-pilot-member table:name="360" table:display="true" table:show-details="true"/>
                <table:data-pilot-member table:name="4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l" number:transliteration-country="PL">
      <number:number number:decimal-places="0" number:min-decimal-places="0" number:min-integer-digits="1"/>
    </number:number-style>
    <number:number-style style:name="N109" loext:transliteration-spellout="capitalize cardinal" number:transliteration-language="pl" number:transliteration-country="PL">
      <number:number number:decimal-places="0" number:min-decimal-places="0" number:min-integer-digits="1"/>
    </number:number-style>
    <number:number-style style:name="N110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11" loext:transliteration-spellout="upper cardinal" number:transliteration-language="pl" number:transliteration-country="PL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16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17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18" loext:transliteration-spellout="upper USD" number:transliteration-language="pl" number:transliteration-country="PL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0:19:01.342000000</meta:creation-date>
    <dc:date>2023-03-30T10:50:30.511000000</dc:date>
    <meta:editing-duration>PT31M29S</meta:editing-duration>
    <meta:editing-cycles>1</meta:editing-cycles>
    <meta:generator>LibreOffice/7.5.1.2$Windows_X86_64 LibreOffice_project/fcbaee479e84c6cd81291587d2ee68cba099e129</meta:generator>
    <meta:document-statistic meta:table-count="3" meta:cell-count="200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1.805cm" svg:y="0.316cm" chart:style-name="ch2">
          <text:p>Zestawienie miesięcznego zużycia każdego rodzaju materiału</text:p>
        </chart:title>
        <chart:legend chart:legend-position="end" svg:x="12.811cm" svg:y="2.95cm" style:legend-expansion="high" chart:style-name="ch3"/>
        <chart:plot-area chart:style-name="ch4" table:cell-range-address="PivotChart" chart:data-source-has-labels="column" svg:x="1.331cm" svg:y="1.275cm" svg:width="11.16cm" svg:height="5.664cm">
          <chart:coordinate-region svg:x="2.323cm" svg:y="1.474cm" svg:width="10.168cm" svg:height="4.818cm"/>
          <chart:axis chart:dimension="x" chart:name="primary-x" chart:style-name="ch5" chartooo:axis-type="auto">
            <chartooo:date-scale/>
            <chart:title svg:x="6.298cm" svg:y="7.119cm" chart:style-name="ch6">
              <text:p>Miesiąc</text:p>
            </chart:title>
            <chart:categories table:cell-range-address="PT@categories"/>
          </chart:axis>
          <chart:axis chart:dimension="y" chart:name="primary-y" chart:style-name="ch7">
            <chart:title svg:x="0.451cm" svg:y="4.495cm" chart:style-name="ch8">
              <text:p>Ilość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4"/>
          </chart:series>
          <chart:series chart:style-name="ch11" chart:values-cell-range-address="PT@data 1" chart:label-cell-address="PT@label 1" chart:class="chart:bar">
            <chart:data-point chart:repeated="4"/>
          </chart:series>
          <chart:series chart:style-name="ch12" chart:values-cell-range-address="PT@data 2" chart:label-cell-address="PT@label 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Kantówki</text:p>
                <draw:g>
                  <svg:desc>PT@label 0</svg:desc>
                </draw:g>
              </table:table-cell>
              <table:table-cell office:value-type="string">
                <text:p>Sum - Krokwie</text:p>
                <draw:g>
                  <svg:desc>PT@label 1</svg:desc>
                </draw:g>
              </table:table-cell>
              <table:table-cell office:value-type="string">
                <text:p>Sum - Łaty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9</text:p>
                <draw:g>
                  <svg:desc>PT@categories</svg:desc>
                </draw:g>
              </table:table-cell>
              <table:table-cell office:value-type="float" office:value="744">
                <text:p>744</text:p>
                <draw:g>
                  <svg:desc>PT@data 0</svg:desc>
                </draw:g>
              </table:table-cell>
              <table:table-cell office:value-type="float" office:value="2232">
                <text:p>2232</text:p>
                <draw:g>
                  <svg:desc>PT@data 1</svg:desc>
                </draw:g>
              </table:table-cell>
              <table:table-cell office:value-type="float" office:value="5580">
                <text:p>5580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">
                <text:p>376</text:p>
              </table:table-cell>
              <table:table-cell office:value-type="float" office:value="1128">
                <text:p>1128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6">
                <text:p>496</text:p>
              </table:table-cell>
              <table:table-cell office:value-type="float" office:value="1488">
                <text:p>1488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4">
                <text:p>544</text:p>
              </table:table-cell>
              <table:table-cell office:value-type="float" office:value="1632">
                <text:p>1632</text:p>
              </table:table-cell>
              <table:table-cell office:value-type="float" office:value="4080">
                <text:p>40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